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101.34pt"/>
    </style:style>
    <style:style style:name="co15" style:family="table-column">
      <style:table-column-properties fo:break-before="auto" style:column-width="109.05pt"/>
    </style:style>
    <style:style style:name="co16" style:family="table-column">
      <style:table-column-properties fo:break-before="auto" style:column-width="173.14pt"/>
    </style:style>
    <style:style style:name="co17" style:family="table-column">
      <style:table-column-properties fo:break-before="auto" style:column-width="162.34pt"/>
    </style:style>
    <style:style style:name="co18" style:family="table-column">
      <style:table-column-properties fo:break-before="auto" style:column-width="113.7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v_scores_total_20190929-19h04m49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alib_size</text:p>
          </table:table-cell>
          <table:table-cell office:value-type="string" calcext:value-type="string">
            <text:p>test_size</text:p>
          </table:table-cell>
          <table:table-cell table:style-name="Default" office:value-type="string" calcext:value-type="string">
            <text:p>logi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log-loss_mean</text:p>
          </table:table-cell>
          <table:table-cell office:value-type="string" calcext:value-type="string">
            <text:p>log-loss_std</text:p>
          </table:table-cell>
          <table:table-cell office:value-type="string" calcext:value-type="string">
            <text:p>ECE_mean</text:p>
          </table:table-cell>
          <table:table-cell office:value-type="string" calcext:value-type="string">
            <text:p>ECE_std</text:p>
          </table:table-cell>
          <table:table-cell office:value-type="string" calcext:value-type="string">
            <text:p>ECE_15bins_mean</text:p>
          </table:table-cell>
          <table:table-cell office:value-type="string" calcext:value-type="string">
            <text:p>ECE_15bins_std</text:p>
          </table:table-cell>
          <table:table-cell office:value-type="string" calcext:value-type="string">
            <text:p>MCE_mean</text:p>
          </table:table-cell>
          <table:table-cell office:value-type="string" calcext:value-type="string">
            <text:p>MCE_std</text:p>
          </table:table-cell>
          <table:table-cell office:value-type="string" calcext:value-type="string">
            <text:p>sharpness_mean</text:p>
          </table:table-cell>
          <table:table-cell office:value-type="string" calcext:value-type="string">
            <text:p>sharpness_std</text:p>
          </table:table-cell>
          <table:table-cell office:value-type="string" calcext:value-type="string">
            <text:p>overconfidence_mean</text:p>
          </table:table-cell>
          <table:table-cell office:value-type="string" calcext:value-type="string">
            <text:p>overconfidence_std</text:p>
          </table:table-cell>
          <table:table-cell office:value-type="string" calcext:value-type="string">
            <text:p>underconfidence_mean</text:p>
          </table:table-cell>
          <table:table-cell office:value-type="string" calcext:value-type="string">
            <text:p>underconfidence_std</text:p>
          </table:table-cell>
          <table:table-cell office:value-type="string" calcext:value-type="string">
            <text:p>avg_confidence_mean</text:p>
          </table:table-cell>
          <table:table-cell office:value-type="string" calcext:value-type="string">
            <text:p>avg_confidence_std</text:p>
          </table:table-cell>
          <table:table-cell office:value-type="string" calcext:value-type="string">
            <text:p>weighted_abs_conf_difference_mean</text:p>
          </table:table-cell>
          <table:table-cell office:value-type="string" calcext:value-type="string">
            <text:p>weighted_abs_conf_difference_std</text:p>
          </table:table-cell>
          <table:table-cell office:value-type="string" calcext:value-type="string">
            <text:p>cal_time_mean</text:p>
          </table:table-cell>
          <table:table-cell office:value-type="string" calcext:value-type="string">
            <text:p>cal_time_std</text:p>
          </table:table-cell>
          <table:table-cell office:value-type="string" calcext:value-type="string">
            <text:p>fit_time_mean</text:p>
          </table:table-cell>
          <table:table-cell office:value-type="string" calcext:value-type="string">
            <text:p>fit_time_std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6516" calcext:value-type="float">
            <text:p>0.56516</text:p>
          </table:table-cell>
          <table:table-cell office:value-type="float" office:value="0.00395311410297136" calcext:value-type="float">
            <text:p>0.003953114102971</text:p>
          </table:table-cell>
          <table:table-cell office:value-type="float" office:value="1.91412483976613" calcext:value-type="float">
            <text:p>1.91412483976613</text:p>
          </table:table-cell>
          <table:table-cell office:value-type="float" office:value="0.0238157807810665" calcext:value-type="float">
            <text:p>0.023815780781067</text:p>
          </table:table-cell>
          <table:table-cell office:value-type="float" office:value="0.0352537732948615" calcext:value-type="float">
            <text:p>0.035253773294862</text:p>
          </table:table-cell>
          <table:table-cell office:value-type="float" office:value="0.00254820735177861" calcext:value-type="float">
            <text:p>0.002548207351779</text:p>
          </table:table-cell>
          <table:table-cell office:value-type="float" office:value="0.018698360778487" calcext:value-type="float">
            <text:p>0.018698360778487</text:p>
          </table:table-cell>
          <table:table-cell office:value-type="float" office:value="0.00250143700547755" calcext:value-type="float">
            <text:p>0.002501437005478</text:p>
          </table:table-cell>
          <table:table-cell office:value-type="float" office:value="0.161664875141888" calcext:value-type="float">
            <text:p>0.161664875141888</text:p>
          </table:table-cell>
          <table:table-cell office:value-type="float" office:value="0.0247977586888046" calcext:value-type="float">
            <text:p>0.024797758688805</text:p>
          </table:table-cell>
          <table:table-cell office:value-type="float" office:value="0.384772484414182" calcext:value-type="float">
            <text:p>0.384772484414182</text:p>
          </table:table-cell>
          <table:table-cell office:value-type="float" office:value="0.00195898562811447" calcext:value-type="float">
            <text:p>0.001958985628114</text:p>
          </table:table-cell>
          <table:table-cell office:value-type="float" office:value="0.370324281661084" calcext:value-type="float">
            <text:p>0.370324281661084</text:p>
          </table:table-cell>
          <table:table-cell office:value-type="float" office:value="0.00330715179719375" calcext:value-type="float">
            <text:p>0.003307151797194</text:p>
          </table:table-cell>
          <table:table-cell office:value-type="float" office:value="0.252004887390363" calcext:value-type="float">
            <text:p>0.252004887390363</text:p>
          </table:table-cell>
          <table:table-cell office:value-type="float" office:value="0.00374293784832323" calcext:value-type="float">
            <text:p>0.003742937848323</text:p>
          </table:table-cell>
          <table:table-cell office:value-type="float" office:value="0.58376738812116" calcext:value-type="float">
            <text:p>0.58376738812116</text:p>
          </table:table-cell>
          <table:table-cell office:value-type="float" office:value="0.00299121721650901" calcext:value-type="float">
            <text:p>0.002991217216509</text:p>
          </table:table-cell>
          <table:table-cell office:value-type="float" office:value="0.0186073881211597" calcext:value-type="float">
            <text:p>0.01860738812116</text:p>
          </table:table-cell>
          <table:table-cell office:value-type="float" office:value="0.00367840283749265" calcext:value-type="float">
            <text:p>0.003678402837493</text:p>
          </table:table-cell>
          <table:table-cell office:value-type="float" office:value="0.00000104904174804688" calcext:value-type="float">
            <text:p>1.04904174804688E-06</text:p>
          </table:table-cell>
          <table:table-cell office:value-type="float" office:value="0.000000166703676886583" calcext:value-type="float">
            <text:p>1.66703676886583E-07</text:p>
          </table:table-cell>
          <table:table-cell office:value-type="float" office:value="0.00994312763214111" calcext:value-type="float">
            <text:p>0.009943127632141</text:p>
          </table:table-cell>
          <table:table-cell office:value-type="float" office:value="0.000106979103953812" calcext:value-type="float">
            <text:p>0.000106979103954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00284370650149883" calcext:value-type="float">
            <text:p>0.002843706501499</text:p>
          </table:table-cell>
          <table:table-cell office:value-type="float" office:value="1.11673027726199" calcext:value-type="float">
            <text:p>1.11673027726199</text:p>
          </table:table-cell>
          <table:table-cell office:value-type="float" office:value="0.0187961666284852" calcext:value-type="float">
            <text:p>0.018796166628485</text:p>
          </table:table-cell>
          <table:table-cell office:value-type="float" office:value="0.0377278562466731" calcext:value-type="float">
            <text:p>0.037727856246673</text:p>
          </table:table-cell>
          <table:table-cell office:value-type="float" office:value="0.00219142791588512" calcext:value-type="float">
            <text:p>0.002191427915885</text:p>
          </table:table-cell>
          <table:table-cell office:value-type="float" office:value="0.0185882247112136" calcext:value-type="float">
            <text:p>0.018588224711214</text:p>
          </table:table-cell>
          <table:table-cell office:value-type="float" office:value="0.00279263918558576" calcext:value-type="float">
            <text:p>0.002792639185586</text:p>
          </table:table-cell>
          <table:table-cell office:value-type="float" office:value="0.162253602986382" calcext:value-type="float">
            <text:p>0.162253602986382</text:p>
          </table:table-cell>
          <table:table-cell office:value-type="float" office:value="0.0213164475241538" calcext:value-type="float">
            <text:p>0.021316447524154</text:p>
          </table:table-cell>
          <table:table-cell office:value-type="float" office:value="0.300082785574118" calcext:value-type="float">
            <text:p>0.300082785574118</text:p>
          </table:table-cell>
          <table:table-cell office:value-type="float" office:value="0.00265947863912097" calcext:value-type="float">
            <text:p>0.002659478639121</text:p>
          </table:table-cell>
          <table:table-cell office:value-type="float" office:value="0.485681557474463" calcext:value-type="float">
            <text:p>0.485681557474463</text:p>
          </table:table-cell>
          <table:table-cell office:value-type="float" office:value="0.00294657176171106" calcext:value-type="float">
            <text:p>0.002946571761711</text:p>
          </table:table-cell>
          <table:table-cell office:value-type="float" office:value="0.152969987559054" calcext:value-type="float">
            <text:p>0.152969987559054</text:p>
          </table:table-cell>
          <table:table-cell office:value-type="float" office:value="0.00245953051393152" calcext:value-type="float">
            <text:p>0.002459530513932</text:p>
          </table:table-cell>
          <table:table-cell office:value-type="float" office:value="0.747191249045871" calcext:value-type="float">
            <text:p>0.747191249045871</text:p>
          </table:table-cell>
          <table:table-cell office:value-type="float" office:value="0.00207699424584414" calcext:value-type="float">
            <text:p>0.002076994245844</text:p>
          </table:table-cell>
          <table:table-cell office:value-type="float" office:value="0.0234912490458709" calcext:value-type="float">
            <text:p>0.023491249045871</text:p>
          </table:table-cell>
          <table:table-cell office:value-type="float" office:value="0.00252188477274959" calcext:value-type="float">
            <text:p>0.00252188477275</text:p>
          </table:table-cell>
          <table:table-cell office:value-type="float" office:value="0.00000102519989013672" calcext:value-type="float">
            <text:p>1.02519989013672E-06</text:p>
          </table:table-cell>
          <table:table-cell office:value-type="float" office:value="0.000000160920276095999" calcext:value-type="float">
            <text:p>1.60920276095999E-07</text:p>
          </table:table-cell>
          <table:table-cell office:value-type="float" office:value="0.00993561744689941" calcext:value-type="float">
            <text:p>0.009935617446899</text:p>
          </table:table-cell>
          <table:table-cell office:value-type="float" office:value="0.00012544830551987" calcext:value-type="float">
            <text:p>0.00012544830552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6143" calcext:value-type="float">
            <text:p>0.76143</text:p>
          </table:table-cell>
          <table:table-cell office:value-type="float" office:value="0.00421321993518286" calcext:value-type="float">
            <text:p>0.004213219935183</text:p>
          </table:table-cell>
          <table:table-cell office:value-type="float" office:value="0.961240264040971" calcext:value-type="float">
            <text:p>0.961240264040971</text:p>
          </table:table-cell>
          <table:table-cell office:value-type="float" office:value="0.0197091968370354" calcext:value-type="float">
            <text:p>0.019709196837036</text:p>
          </table:table-cell>
          <table:table-cell office:value-type="float" office:value="0.0440569644691892" calcext:value-type="float">
            <text:p>0.044056964469189</text:p>
          </table:table-cell>
          <table:table-cell office:value-type="float" office:value="0.00252109359581121" calcext:value-type="float">
            <text:p>0.002521093595811</text:p>
          </table:table-cell>
          <table:table-cell office:value-type="float" office:value="0.0270831488374943" calcext:value-type="float">
            <text:p>0.027083148837494</text:p>
          </table:table-cell>
          <table:table-cell office:value-type="float" office:value="0.00237138159845776" calcext:value-type="float">
            <text:p>0.002371381598458</text:p>
          </table:table-cell>
          <table:table-cell office:value-type="float" office:value="0.451317579152873" calcext:value-type="float">
            <text:p>0.451317579152873</text:p>
          </table:table-cell>
          <table:table-cell office:value-type="float" office:value="0.283079162482857" calcext:value-type="float">
            <text:p>0.283079162482857</text:p>
          </table:table-cell>
          <table:table-cell office:value-type="float" office:value="0.247991300587024" calcext:value-type="float">
            <text:p>0.247991300587024</text:p>
          </table:table-cell>
          <table:table-cell office:value-type="float" office:value="0.00322035644049342" calcext:value-type="float">
            <text:p>0.003220356440493</text:p>
          </table:table-cell>
          <table:table-cell office:value-type="float" office:value="0.542595401734395" calcext:value-type="float">
            <text:p>0.542595401734395</text:p>
          </table:table-cell>
          <table:table-cell office:value-type="float" office:value="0.00280031117267383" calcext:value-type="float">
            <text:p>0.002800311172674</text:p>
          </table:table-cell>
          <table:table-cell office:value-type="float" office:value="0.123457155796779" calcext:value-type="float">
            <text:p>0.123457155796779</text:p>
          </table:table-cell>
          <table:table-cell office:value-type="float" office:value="0.00208413510318988" calcext:value-type="float">
            <text:p>0.00208413510319</text:p>
          </table:table-cell>
          <table:table-cell office:value-type="float" office:value="0.796871802428076" calcext:value-type="float">
            <text:p>0.796871802428076</text:p>
          </table:table-cell>
          <table:table-cell office:value-type="float" office:value="0.00304174132838124" calcext:value-type="float">
            <text:p>0.003041741328381</text:p>
          </table:table-cell>
          <table:table-cell office:value-type="float" office:value="0.0354418024280755" calcext:value-type="float">
            <text:p>0.035441802428076</text:p>
          </table:table-cell>
          <table:table-cell office:value-type="float" office:value="0.00157571731050966" calcext:value-type="float">
            <text:p>0.00157571731051</text:p>
          </table:table-cell>
          <table:table-cell office:value-type="float" office:value="0.00000109672546386719" calcext:value-type="float">
            <text:p>1.09672546386719E-06</text:p>
          </table:table-cell>
          <table:table-cell office:value-type="float" office:value="0.000000256292271559987" calcext:value-type="float">
            <text:p>2.56292271559987E-07</text:p>
          </table:table-cell>
          <table:table-cell office:value-type="float" office:value="0.00993852615356445" calcext:value-type="float">
            <text:p>0.009938526153564</text:p>
          </table:table-cell>
          <table:table-cell office:value-type="float" office:value="0.0000961762672774737" calcext:value-type="float">
            <text:p>9.61762672774737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8279" calcext:value-type="float">
            <text:p>0.78279</text:p>
          </table:table-cell>
          <table:table-cell office:value-type="float" office:value="0.00224224589790384" calcext:value-type="float">
            <text:p>0.002242245897904</text:p>
          </table:table-cell>
          <table:table-cell office:value-type="float" office:value="0.88190090865913" calcext:value-type="float">
            <text:p>0.88190090865913</text:p>
          </table:table-cell>
          <table:table-cell office:value-type="float" office:value="0.0107762550769387" calcext:value-type="float">
            <text:p>0.010776255076939</text:p>
          </table:table-cell>
          <table:table-cell office:value-type="float" office:value="0.0545032700270275" calcext:value-type="float">
            <text:p>0.054503270027028</text:p>
          </table:table-cell>
          <table:table-cell office:value-type="float" office:value="0.00164872651489329" calcext:value-type="float">
            <text:p>0.001648726514893</text:p>
          </table:table-cell>
          <table:table-cell office:value-type="float" office:value="0.0373921972750446" calcext:value-type="float">
            <text:p>0.037392197275045</text:p>
          </table:table-cell>
          <table:table-cell office:value-type="float" office:value="0.00187457138766221" calcext:value-type="float">
            <text:p>0.001874571387662</text:p>
          </table:table-cell>
          <table:table-cell office:value-type="float" office:value="0.457190617270942" calcext:value-type="float">
            <text:p>0.457190617270942</text:p>
          </table:table-cell>
          <table:table-cell office:value-type="float" office:value="0.336792052096031" calcext:value-type="float">
            <text:p>0.336792052096031</text:p>
          </table:table-cell>
          <table:table-cell office:value-type="float" office:value="0.207451355817367" calcext:value-type="float">
            <text:p>0.207451355817367</text:p>
          </table:table-cell>
          <table:table-cell office:value-type="float" office:value="0.00230482058258933" calcext:value-type="float">
            <text:p>0.002304820582589</text:p>
          </table:table-cell>
          <table:table-cell office:value-type="float" office:value="0.588746186953666" calcext:value-type="float">
            <text:p>0.588746186953666</text:p>
          </table:table-cell>
          <table:table-cell office:value-type="float" office:value="0.00475611641017836" calcext:value-type="float">
            <text:p>0.004756116410178</text:p>
          </table:table-cell>
          <table:table-cell office:value-type="float" office:value="0.0992224283504397" calcext:value-type="float">
            <text:p>0.09922242835044</text:p>
          </table:table-cell>
          <table:table-cell office:value-type="float" office:value="0.0016064143896625" calcext:value-type="float">
            <text:p>0.001606414389663</text:p>
          </table:table-cell>
          <table:table-cell office:value-type="float" office:value="0.832995127588675" calcext:value-type="float">
            <text:p>0.832995127588675</text:p>
          </table:table-cell>
          <table:table-cell office:value-type="float" office:value="0.00197667188340295" calcext:value-type="float">
            <text:p>0.001976671883403</text:p>
          </table:table-cell>
          <table:table-cell office:value-type="float" office:value="0.0502051275886748" calcext:value-type="float">
            <text:p>0.050205127588675</text:p>
          </table:table-cell>
          <table:table-cell office:value-type="float" office:value="0.00203812341208578" calcext:value-type="float">
            <text:p>0.002038123412086</text:p>
          </table:table-cell>
          <table:table-cell office:value-type="float" office:value="0.00000109672546386719" calcext:value-type="float">
            <text:p>1.09672546386719E-06</text:p>
          </table:table-cell>
          <table:table-cell office:value-type="float" office:value="0.000000166703676886583" calcext:value-type="float">
            <text:p>1.66703676886583E-07</text:p>
          </table:table-cell>
          <table:table-cell office:value-type="float" office:value="0.00991442203521729" calcext:value-type="float">
            <text:p>0.009914422035217</text:p>
          </table:table-cell>
          <table:table-cell office:value-type="float" office:value="0.000139514348292334" calcext:value-type="float">
            <text:p>0.000139514348292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00322352464099643" calcext:value-type="float">
            <text:p>0.003223524640996</text:p>
          </table:table-cell>
          <table:table-cell office:value-type="float" office:value="1.02201095235495" calcext:value-type="float">
            <text:p>1.02201095235495</text:p>
          </table:table-cell>
          <table:table-cell office:value-type="float" office:value="0.0183001336252482" calcext:value-type="float">
            <text:p>0.018300133625248</text:p>
          </table:table-cell>
          <table:table-cell office:value-type="float" office:value="0.038046959474568" calcext:value-type="float">
            <text:p>0.038046959474568</text:p>
          </table:table-cell>
          <table:table-cell office:value-type="float" office:value="0.00154497266807583" calcext:value-type="float">
            <text:p>0.001544972668076</text:p>
          </table:table-cell>
          <table:table-cell office:value-type="float" office:value="0.0186621230157601" calcext:value-type="float">
            <text:p>0.01866212301576</text:p>
          </table:table-cell>
          <table:table-cell office:value-type="float" office:value="0.00248397769053526" calcext:value-type="float">
            <text:p>0.002483977690535</text:p>
          </table:table-cell>
          <table:table-cell office:value-type="float" office:value="0.23490730327592" calcext:value-type="float">
            <text:p>0.23490730327592</text:p>
          </table:table-cell>
          <table:table-cell office:value-type="float" office:value="0.0828259779346461" calcext:value-type="float">
            <text:p>0.082825977934646</text:p>
          </table:table-cell>
          <table:table-cell office:value-type="float" office:value="0.26736097555773" calcext:value-type="float">
            <text:p>0.26736097555773</text:p>
          </table:table-cell>
          <table:table-cell office:value-type="float" office:value="0.00283971025085043" calcext:value-type="float">
            <text:p>0.00283971025085</text:p>
          </table:table-cell>
          <table:table-cell office:value-type="float" office:value="0.514807281680344" calcext:value-type="float">
            <text:p>0.514807281680344</text:p>
          </table:table-cell>
          <table:table-cell office:value-type="float" office:value="0.00450567055684964" calcext:value-type="float">
            <text:p>0.00450567055685</text:p>
          </table:table-cell>
          <table:table-cell office:value-type="float" office:value="0.145470367842881" calcext:value-type="float">
            <text:p>0.145470367842881</text:p>
          </table:table-cell>
          <table:table-cell office:value-type="float" office:value="0.00225465623331627" calcext:value-type="float">
            <text:p>0.002254656233316</text:p>
          </table:table-cell>
          <table:table-cell office:value-type="float" office:value="0.768103508704505" calcext:value-type="float">
            <text:p>0.768103508704505</text:p>
          </table:table-cell>
          <table:table-cell office:value-type="float" office:value="0.00236806769766777" calcext:value-type="float">
            <text:p>0.002368067697668</text:p>
          </table:table-cell>
          <table:table-cell office:value-type="float" office:value="0.022503508704505" calcext:value-type="float">
            <text:p>0.022503508704505</text:p>
          </table:table-cell>
          <table:table-cell office:value-type="float" office:value="0.00325575769350528" calcext:value-type="float">
            <text:p>0.003255757693505</text:p>
          </table:table-cell>
          <table:table-cell office:value-type="float" office:value="0.000000977516174316406" calcext:value-type="float">
            <text:p>9.77516174316406E-07</text:p>
          </table:table-cell>
          <table:table-cell office:value-type="float" office:value="0.000000208758124296883" calcext:value-type="float">
            <text:p>2.08758124296883E-07</text:p>
          </table:table-cell>
          <table:table-cell office:value-type="float" office:value="0.00999598503112793" calcext:value-type="float">
            <text:p>0.009995985031128</text:p>
          </table:table-cell>
          <table:table-cell office:value-type="float" office:value="0.000082040614860037" calcext:value-type="float">
            <text:p>8.2040614860037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6986" calcext:value-type="float">
            <text:p>0.76986</text:p>
          </table:table-cell>
          <table:table-cell office:value-type="float" office:value="0.00355815182987522" calcext:value-type="float">
            <text:p>0.003558151829875</text:p>
          </table:table-cell>
          <table:table-cell office:value-type="float" office:value="0.927106009220945" calcext:value-type="float">
            <text:p>0.927106009220945</text:p>
          </table:table-cell>
          <table:table-cell office:value-type="float" office:value="0.0166770172525559" calcext:value-type="float">
            <text:p>0.016677017252556</text:p>
          </table:table-cell>
          <table:table-cell office:value-type="float" office:value="0.0410108558121169" calcext:value-type="float">
            <text:p>0.041010855812117</text:p>
          </table:table-cell>
          <table:table-cell office:value-type="float" office:value="0.00315466758700078" calcext:value-type="float">
            <text:p>0.003154667587001</text:p>
          </table:table-cell>
          <table:table-cell office:value-type="float" office:value="0.022541912813481" calcext:value-type="float">
            <text:p>0.022541912813481</text:p>
          </table:table-cell>
          <table:table-cell office:value-type="float" office:value="0.00284013624474873" calcext:value-type="float">
            <text:p>0.002840136244749</text:p>
          </table:table-cell>
          <table:table-cell office:value-type="float" office:value="0.379514585414585" calcext:value-type="float">
            <text:p>0.379514585414585</text:p>
          </table:table-cell>
          <table:table-cell office:value-type="float" office:value="0.234744900122356" calcext:value-type="float">
            <text:p>0.234744900122356</text:p>
          </table:table-cell>
          <table:table-cell office:value-type="float" office:value="0.237854156765281" calcext:value-type="float">
            <text:p>0.237854156765281</text:p>
          </table:table-cell>
          <table:table-cell office:value-type="float" office:value="0.00334201532669696" calcext:value-type="float">
            <text:p>0.003342015326697</text:p>
          </table:table-cell>
          <table:table-cell office:value-type="float" office:value="0.547340219436012" calcext:value-type="float">
            <text:p>0.547340219436012</text:p>
          </table:table-cell>
          <table:table-cell office:value-type="float" office:value="0.00524474188752404" calcext:value-type="float">
            <text:p>0.005244741887524</text:p>
          </table:table-cell>
          <table:table-cell office:value-type="float" office:value="0.123828479198174" calcext:value-type="float">
            <text:p>0.123828479198174</text:p>
          </table:table-cell>
          <table:table-cell office:value-type="float" office:value="0.00138373423625353" calcext:value-type="float">
            <text:p>0.001383734236254</text:p>
          </table:table-cell>
          <table:table-cell office:value-type="float" office:value="0.8005033571798" calcext:value-type="float">
            <text:p>0.8005033571798</text:p>
          </table:table-cell>
          <table:table-cell office:value-type="float" office:value="0.00165908249192338" calcext:value-type="float">
            <text:p>0.001659082491923</text:p>
          </table:table-cell>
          <table:table-cell office:value-type="float" office:value="0.0306433571797994" calcext:value-type="float">
            <text:p>0.030643357179799</text:p>
          </table:table-cell>
          <table:table-cell office:value-type="float" office:value="0.00277805067353343" calcext:value-type="float">
            <text:p>0.002778050673533</text:p>
          </table:table-cell>
          <table:table-cell office:value-type="float" office:value="0.00000102519989013672" calcext:value-type="float">
            <text:p>1.02519989013672E-06</text:p>
          </table:table-cell>
          <table:table-cell office:value-type="float" office:value="0.00000019628348406519" calcext:value-type="float">
            <text:p>1.9628348406519E-07</text:p>
          </table:table-cell>
          <table:table-cell office:value-type="float" office:value="0.00992331504821778" calcext:value-type="float">
            <text:p>0.009923315048218</text:p>
          </table:table-cell>
          <table:table-cell office:value-type="float" office:value="0.000106095595006441" calcext:value-type="float">
            <text:p>0.000106095595006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00480809502586813" calcext:value-type="float">
            <text:p>0.004808095025868</text:p>
          </table:table-cell>
          <table:table-cell office:value-type="float" office:value="0.851234390657159" calcext:value-type="float">
            <text:p>0.851234390657159</text:p>
          </table:table-cell>
          <table:table-cell office:value-type="float" office:value="0.0178518775926096" calcext:value-type="float">
            <text:p>0.01785187759261</text:p>
          </table:table-cell>
          <table:table-cell office:value-type="float" office:value="0.0318395161862052" calcext:value-type="float">
            <text:p>0.031839516186205</text:p>
          </table:table-cell>
          <table:table-cell office:value-type="float" office:value="0.00245233649450049" calcext:value-type="float">
            <text:p>0.002452336494501</text:p>
          </table:table-cell>
          <table:table-cell office:value-type="float" office:value="0.018886872736743" calcext:value-type="float">
            <text:p>0.018886872736743</text:p>
          </table:table-cell>
          <table:table-cell office:value-type="float" office:value="0.00278616281512196" calcext:value-type="float">
            <text:p>0.002786162815122</text:p>
          </table:table-cell>
          <table:table-cell office:value-type="float" office:value="0.331947355912062" calcext:value-type="float">
            <text:p>0.331947355912062</text:p>
          </table:table-cell>
          <table:table-cell office:value-type="float" office:value="0.219032350438381" calcext:value-type="float">
            <text:p>0.219032350438381</text:p>
          </table:table-cell>
          <table:table-cell office:value-type="float" office:value="0.185294762854051" calcext:value-type="float">
            <text:p>0.185294762854051</text:p>
          </table:table-cell>
          <table:table-cell office:value-type="float" office:value="0.0025209199704477" calcext:value-type="float">
            <text:p>0.002520919970448</text:p>
          </table:table-cell>
          <table:table-cell office:value-type="float" office:value="0.57124676518834" calcext:value-type="float">
            <text:p>0.57124676518834</text:p>
          </table:table-cell>
          <table:table-cell office:value-type="float" office:value="0.00337462418992947" calcext:value-type="float">
            <text:p>0.003374624189929</text:p>
          </table:table-cell>
          <table:table-cell office:value-type="float" office:value="0.134602825203977" calcext:value-type="float">
            <text:p>0.134602825203977</text:p>
          </table:table-cell>
          <table:table-cell office:value-type="float" office:value="0.00144185676662202" calcext:value-type="float">
            <text:p>0.001441856766622</text:p>
          </table:table-cell>
          <table:table-cell office:value-type="float" office:value="0.806891725060516" calcext:value-type="float">
            <text:p>0.806891725060516</text:p>
          </table:table-cell>
          <table:table-cell office:value-type="float" office:value="0.00187455037710086" calcext:value-type="float">
            <text:p>0.001874550377101</text:p>
          </table:table-cell>
          <table:table-cell office:value-type="float" office:value="0.0057917250605159" calcext:value-type="float">
            <text:p>0.005791725060516</text:p>
          </table:table-cell>
          <table:table-cell office:value-type="float" office:value="0.0034062411352088" calcext:value-type="float">
            <text:p>0.003406241135209</text:p>
          </table:table-cell>
          <table:table-cell office:value-type="float" office:value="0.000000929832458496094" calcext:value-type="float">
            <text:p>9.29832458496094E-07</text:p>
          </table:table-cell>
          <table:table-cell office:value-type="float" office:value="0.000000208758124296883" calcext:value-type="float">
            <text:p>2.08758124296883E-07</text:p>
          </table:table-cell>
          <table:table-cell office:value-type="float" office:value="0.00988712310791016" calcext:value-type="float">
            <text:p>0.00988712310791</text:p>
          </table:table-cell>
          <table:table-cell office:value-type="float" office:value="0.000137414995532148" calcext:value-type="float">
            <text:p>0.000137414995532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9049" calcext:value-type="float">
            <text:p>0.79049</text:p>
          </table:table-cell>
          <table:table-cell office:value-type="float" office:value="0.00561336698327212" calcext:value-type="float">
            <text:p>0.005613366983272</text:p>
          </table:table-cell>
          <table:table-cell office:value-type="float" office:value="0.897465450564062" calcext:value-type="float">
            <text:p>0.897465450564062</text:p>
          </table:table-cell>
          <table:table-cell office:value-type="float" office:value="0.0289596081545972" calcext:value-type="float">
            <text:p>0.028959608154597</text:p>
          </table:table-cell>
          <table:table-cell office:value-type="float" office:value="0.044007305579224" calcext:value-type="float">
            <text:p>0.044007305579224</text:p>
          </table:table-cell>
          <table:table-cell office:value-type="float" office:value="0.00331944004736319" calcext:value-type="float">
            <text:p>0.003319440047363</text:p>
          </table:table-cell>
          <table:table-cell office:value-type="float" office:value="0.0263963244860259" calcext:value-type="float">
            <text:p>0.026396324486026</text:p>
          </table:table-cell>
          <table:table-cell office:value-type="float" office:value="0.00426352427678435" calcext:value-type="float">
            <text:p>0.004263524276784</text:p>
          </table:table-cell>
          <table:table-cell office:value-type="float" office:value="0.385969828722003" calcext:value-type="float">
            <text:p>0.385969828722003</text:p>
          </table:table-cell>
          <table:table-cell office:value-type="float" office:value="0.213261609227273" calcext:value-type="float">
            <text:p>0.213261609227273</text:p>
          </table:table-cell>
          <table:table-cell office:value-type="float" office:value="0.23106578157793" calcext:value-type="float">
            <text:p>0.23106578157793</text:p>
          </table:table-cell>
          <table:table-cell office:value-type="float" office:value="0.00296750820932502" calcext:value-type="float">
            <text:p>0.002967508209325</text:p>
          </table:table-cell>
          <table:table-cell office:value-type="float" office:value="0.56181623543452" calcext:value-type="float">
            <text:p>0.56181623543452</text:p>
          </table:table-cell>
          <table:table-cell office:value-type="float" office:value="0.0044549306522088" calcext:value-type="float">
            <text:p>0.004454930652209</text:p>
          </table:table-cell>
          <table:table-cell office:value-type="float" office:value="0.114398945458024" calcext:value-type="float">
            <text:p>0.114398945458024</text:p>
          </table:table-cell>
          <table:table-cell office:value-type="float" office:value="0.00196311210960929" calcext:value-type="float">
            <text:p>0.001963112109609</text:p>
          </table:table-cell>
          <table:table-cell office:value-type="float" office:value="0.817775323269706" calcext:value-type="float">
            <text:p>0.817775323269706</text:p>
          </table:table-cell>
          <table:table-cell office:value-type="float" office:value="0.00178112565811003" calcext:value-type="float">
            <text:p>0.00178112565811</text:p>
          </table:table-cell>
          <table:table-cell office:value-type="float" office:value="0.0272853232697064" calcext:value-type="float">
            <text:p>0.027285323269706</text:p>
          </table:table-cell>
          <table:table-cell office:value-type="float" office:value="0.00478956979835393" calcext:value-type="float">
            <text:p>0.004789569798354</text:p>
          </table:table-cell>
          <table:table-cell office:value-type="float" office:value="0.00000100135803222656" calcext:value-type="float">
            <text:p>1.00135803222656E-06</text:p>
          </table:table-cell>
          <table:table-cell office:value-type="float" office:value="0.000000188067111431745" calcext:value-type="float">
            <text:p>1.88067111431745E-07</text:p>
          </table:table-cell>
          <table:table-cell office:value-type="float" office:value="0.00990521907806397" calcext:value-type="float">
            <text:p>0.009905219078064</text:p>
          </table:table-cell>
          <table:table-cell office:value-type="float" office:value="0.0000849258335136835" calcext:value-type="float">
            <text:p>8.49258335136835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0224" calcext:value-type="float">
            <text:p>0.80224</text:p>
          </table:table-cell>
          <table:table-cell office:value-type="float" office:value="0.0042413834221081" calcext:value-type="float">
            <text:p>0.004241383422108</text:p>
          </table:table-cell>
          <table:table-cell office:value-type="float" office:value="0.8604866236816" calcext:value-type="float">
            <text:p>0.8604866236816</text:p>
          </table:table-cell>
          <table:table-cell office:value-type="float" office:value="0.0124890560376782" calcext:value-type="float">
            <text:p>0.012489056037678</text:p>
          </table:table-cell>
          <table:table-cell office:value-type="float" office:value="0.0574186038383839" calcext:value-type="float">
            <text:p>0.057418603838384</text:p>
          </table:table-cell>
          <table:table-cell office:value-type="float" office:value="0.00257969688345998" calcext:value-type="float">
            <text:p>0.00257969688346</text:p>
          </table:table-cell>
          <table:table-cell office:value-type="float" office:value="0.0511631969047619" calcext:value-type="float">
            <text:p>0.051163196904762</text:p>
          </table:table-cell>
          <table:table-cell office:value-type="float" office:value="0.00282726570431672" calcext:value-type="float">
            <text:p>0.002827265704317</text:p>
          </table:table-cell>
          <table:table-cell office:value-type="float" office:value="0.53508876946808" calcext:value-type="float">
            <text:p>0.53508876946808</text:p>
          </table:table-cell>
          <table:table-cell office:value-type="float" office:value="0.299107496976063" calcext:value-type="float">
            <text:p>0.299107496976063</text:p>
          </table:table-cell>
          <table:table-cell office:value-type="float" office:value="0.193725532604972" calcext:value-type="float">
            <text:p>0.193725532604972</text:p>
          </table:table-cell>
          <table:table-cell office:value-type="float" office:value="0.00232315473972924" calcext:value-type="float">
            <text:p>0.002323154739729</text:p>
          </table:table-cell>
          <table:table-cell office:value-type="float" office:value="0.507304012582616" calcext:value-type="float">
            <text:p>0.507304012582616</text:p>
          </table:table-cell>
          <table:table-cell office:value-type="float" office:value="0.00538111210241554" calcext:value-type="float">
            <text:p>0.005381112102416</text:p>
          </table:table-cell>
          <table:table-cell office:value-type="float" office:value="0.188019379831063" calcext:value-type="float">
            <text:p>0.188019379831063</text:p>
          </table:table-cell>
          <table:table-cell office:value-type="float" office:value="0.00164082294314579" calcext:value-type="float">
            <text:p>0.001640822943146</text:p>
          </table:table-cell>
          <table:table-cell office:value-type="float" office:value="0.751729910395376" calcext:value-type="float">
            <text:p>0.751729910395376</text:p>
          </table:table-cell>
          <table:table-cell office:value-type="float" office:value="0.0021084770860447" calcext:value-type="float">
            <text:p>0.002108477086045</text:p>
          </table:table-cell>
          <table:table-cell office:value-type="float" office:value="0.0505100896046241" calcext:value-type="float">
            <text:p>0.050510089604624</text:p>
          </table:table-cell>
          <table:table-cell office:value-type="float" office:value="0.00267707038705483" calcext:value-type="float">
            <text:p>0.002677070387055</text:p>
          </table:table-cell>
          <table:table-cell office:value-type="float" office:value="0.00000112056732177734" calcext:value-type="float">
            <text:p>1.12056732177734E-06</text:p>
          </table:table-cell>
          <table:table-cell office:value-type="float" office:value="0.000000160920276095999" calcext:value-type="float">
            <text:p>1.60920276095999E-07</text:p>
          </table:table-cell>
          <table:table-cell office:value-type="float" office:value="0.00989964008331299" calcext:value-type="float">
            <text:p>0.009899640083313</text:p>
          </table:table-cell>
          <table:table-cell office:value-type="float" office:value="0.000125827019853932" calcext:value-type="float">
            <text:p>0.000125827019854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0857" calcext:value-type="float">
            <text:p>0.80857</text:p>
          </table:table-cell>
          <table:table-cell office:value-type="float" office:value="0.0029721111090342" calcext:value-type="float">
            <text:p>0.002972111109034</text:p>
          </table:table-cell>
          <table:table-cell office:value-type="float" office:value="0.854523048141735" calcext:value-type="float">
            <text:p>0.854523048141735</text:p>
          </table:table-cell>
          <table:table-cell office:value-type="float" office:value="0.0191662699332815" calcext:value-type="float">
            <text:p>0.019166269933282</text:p>
          </table:table-cell>
          <table:table-cell office:value-type="float" office:value="0.0823408600680986" calcext:value-type="float">
            <text:p>0.082340860068099</text:p>
          </table:table-cell>
          <table:table-cell office:value-type="float" office:value="0.0030613533392344" calcext:value-type="float">
            <text:p>0.003061353339234</text:p>
          </table:table-cell>
          <table:table-cell office:value-type="float" office:value="0.0609411214574059" calcext:value-type="float">
            <text:p>0.060941121457406</text:p>
          </table:table-cell>
          <table:table-cell office:value-type="float" office:value="0.00324513310396626" calcext:value-type="float">
            <text:p>0.003245133103966</text:p>
          </table:table-cell>
          <table:table-cell office:value-type="float" office:value="0.454642564642565" calcext:value-type="float">
            <text:p>0.454642564642565</text:p>
          </table:table-cell>
          <table:table-cell office:value-type="float" office:value="0.171807594052468" calcext:value-type="float">
            <text:p>0.171807594052468</text:p>
          </table:table-cell>
          <table:table-cell office:value-type="float" office:value="0.140165564362767" calcext:value-type="float">
            <text:p>0.140165564362767</text:p>
          </table:table-cell>
          <table:table-cell office:value-type="float" office:value="0.00259425430893634" calcext:value-type="float">
            <text:p>0.002594254308936</text:p>
          </table:table-cell>
          <table:table-cell office:value-type="float" office:value="0.68666844830813" calcext:value-type="float">
            <text:p>0.68666844830813</text:p>
          </table:table-cell>
          <table:table-cell office:value-type="float" office:value="0.00588497342774842" calcext:value-type="float">
            <text:p>0.005884973427748</text:p>
          </table:table-cell>
          <table:table-cell office:value-type="float" office:value="0.0600851674566332" calcext:value-type="float">
            <text:p>0.060085167456633</text:p>
          </table:table-cell>
          <table:table-cell office:value-type="float" office:value="0.0013609796878708" calcext:value-type="float">
            <text:p>0.001360979687871</text:p>
          </table:table-cell>
          <table:table-cell office:value-type="float" office:value="0.891436646560054" calcext:value-type="float">
            <text:p>0.891436646560054</text:p>
          </table:table-cell>
          <table:table-cell office:value-type="float" office:value="0.0017302290705323" calcext:value-type="float">
            <text:p>0.001730229070532</text:p>
          </table:table-cell>
          <table:table-cell office:value-type="float" office:value="0.0828666465600542" calcext:value-type="float">
            <text:p>0.082866646560054</text:p>
          </table:table-cell>
          <table:table-cell office:value-type="float" office:value="0.0031678896530333" calcext:value-type="float">
            <text:p>0.003167889653033</text:p>
          </table:table-cell>
          <table:table-cell office:value-type="float" office:value="0.00000104904174804688" calcext:value-type="float">
            <text:p>1.04904174804688E-06</text:p>
          </table:table-cell>
          <table:table-cell office:value-type="float" office:value="0.000000166703676886583" calcext:value-type="float">
            <text:p>1.66703676886583E-07</text:p>
          </table:table-cell>
          <table:table-cell office:value-type="float" office:value="0.00989000797271728" calcext:value-type="float">
            <text:p>0.009890007972717</text:p>
          </table:table-cell>
          <table:table-cell office:value-type="float" office:value="0.0000919032100951858" calcext:value-type="float">
            <text:p>9.19032100951858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1174" calcext:value-type="float">
            <text:p>0.81174</text:p>
          </table:table-cell>
          <table:table-cell office:value-type="float" office:value="0.00304528779884231" calcext:value-type="float">
            <text:p>0.003045287798842</text:p>
          </table:table-cell>
          <table:table-cell office:value-type="float" office:value="0.838954282390593" calcext:value-type="float">
            <text:p>0.838954282390593</text:p>
          </table:table-cell>
          <table:table-cell office:value-type="float" office:value="0.00785602574672216" calcext:value-type="float">
            <text:p>0.007856025746722</text:p>
          </table:table-cell>
          <table:table-cell office:value-type="float" office:value="0.0612000885858586" calcext:value-type="float">
            <text:p>0.061200088585859</text:p>
          </table:table-cell>
          <table:table-cell office:value-type="float" office:value="0.00152640304650152" calcext:value-type="float">
            <text:p>0.001526403046502</text:p>
          </table:table-cell>
          <table:table-cell office:value-type="float" office:value="0.051188615" calcext:value-type="float">
            <text:p>0.051188615</text:p>
          </table:table-cell>
          <table:table-cell office:value-type="float" office:value="0.00179624419147691" calcext:value-type="float">
            <text:p>0.001796244191477</text:p>
          </table:table-cell>
          <table:table-cell office:value-type="float" office:value="0.405757575757576" calcext:value-type="float">
            <text:p>0.405757575757576</text:p>
          </table:table-cell>
          <table:table-cell office:value-type="float" office:value="0.201292563910248" calcext:value-type="float">
            <text:p>0.201292563910248</text:p>
          </table:table-cell>
          <table:table-cell office:value-type="float" office:value="0.16414453774956" calcext:value-type="float">
            <text:p>0.16414453774956</text:p>
          </table:table-cell>
          <table:table-cell office:value-type="float" office:value="0.003512280420272" calcext:value-type="float">
            <text:p>0.003512280420272</text:p>
          </table:table-cell>
          <table:table-cell office:value-type="float" office:value="0.535500054791099" calcext:value-type="float">
            <text:p>0.535500054791099</text:p>
          </table:table-cell>
          <table:table-cell office:value-type="float" office:value="0.00511706310801658" calcext:value-type="float">
            <text:p>0.005117063108017</text:p>
          </table:table-cell>
          <table:table-cell office:value-type="float" office:value="0.183696224263182" calcext:value-type="float">
            <text:p>0.183696224263182</text:p>
          </table:table-cell>
          <table:table-cell office:value-type="float" office:value="0.00115890101766037" calcext:value-type="float">
            <text:p>0.00115890101766</text:p>
          </table:table-cell>
          <table:table-cell office:value-type="float" office:value="0.76343243598012" calcext:value-type="float">
            <text:p>0.76343243598012</text:p>
          </table:table-cell>
          <table:table-cell office:value-type="float" office:value="0.00180901638135413" calcext:value-type="float">
            <text:p>0.001809016381354</text:p>
          </table:table-cell>
          <table:table-cell office:value-type="float" office:value="0.0483075640198804" calcext:value-type="float">
            <text:p>0.048307564019881</text:p>
          </table:table-cell>
          <table:table-cell office:value-type="float" office:value="0.00236803208082962" calcext:value-type="float">
            <text:p>0.00236803208083</text:p>
          </table:table-cell>
          <table:table-cell office:value-type="float" office:value="0.00000104904174804688" calcext:value-type="float">
            <text:p>1.04904174804688E-06</text:p>
          </table:table-cell>
          <table:table-cell office:value-type="float" office:value="0.000000201052199056522" calcext:value-type="float">
            <text:p>2.01052199056522E-07</text:p>
          </table:table-cell>
          <table:table-cell office:value-type="float" office:value="0.00993304252624512" calcext:value-type="float">
            <text:p>0.009933042526245</text:p>
          </table:table-cell>
          <table:table-cell office:value-type="float" office:value="0.0000980435382866199" calcext:value-type="float">
            <text:p>9.80435382866199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2887" calcext:value-type="float">
            <text:p>0.82887</text:p>
          </table:table-cell>
          <table:table-cell office:value-type="float" office:value="0.00410367044377481" calcext:value-type="float">
            <text:p>0.004103670443775</text:p>
          </table:table-cell>
          <table:table-cell office:value-type="float" office:value="0.810269227320905" calcext:value-type="float">
            <text:p>0.810269227320905</text:p>
          </table:table-cell>
          <table:table-cell office:value-type="float" office:value="0.0179399868111268" calcext:value-type="float">
            <text:p>0.017939986811127</text:p>
          </table:table-cell>
          <table:table-cell office:value-type="float" office:value="0.0701991636363637" calcext:value-type="float">
            <text:p>0.070199163636364</text:p>
          </table:table-cell>
          <table:table-cell office:value-type="float" office:value="0.00247656723652454" calcext:value-type="float">
            <text:p>0.002476567236525</text:p>
          </table:table-cell>
          <table:table-cell office:value-type="float" office:value="0.0611278195238095" calcext:value-type="float">
            <text:p>0.06112781952381</text:p>
          </table:table-cell>
          <table:table-cell office:value-type="float" office:value="0.00322814273335431" calcext:value-type="float">
            <text:p>0.003228142733354</text:p>
          </table:table-cell>
          <table:table-cell office:value-type="float" office:value="0.529192822966507" calcext:value-type="float">
            <text:p>0.529192822966507</text:p>
          </table:table-cell>
          <table:table-cell office:value-type="float" office:value="0.269956166225849" calcext:value-type="float">
            <text:p>0.269956166225849</text:p>
          </table:table-cell>
          <table:table-cell office:value-type="float" office:value="0.120833470899211" calcext:value-type="float">
            <text:p>0.120833470899211</text:p>
          </table:table-cell>
          <table:table-cell office:value-type="float" office:value="0.00167299262723106" calcext:value-type="float">
            <text:p>0.001672992627231</text:p>
          </table:table-cell>
          <table:table-cell office:value-type="float" office:value="0.572753674809771" calcext:value-type="float">
            <text:p>0.572753674809771</text:p>
          </table:table-cell>
          <table:table-cell office:value-type="float" office:value="0.00355778497988865" calcext:value-type="float">
            <text:p>0.003557784979889</text:p>
          </table:table-cell>
          <table:table-cell office:value-type="float" office:value="0.18670486378932" calcext:value-type="float">
            <text:p>0.18670486378932</text:p>
          </table:table-cell>
          <table:table-cell office:value-type="float" office:value="0.000954743554191605" calcext:value-type="float">
            <text:p>0.000954743554192</text:p>
          </table:table-cell>
          <table:table-cell office:value-type="float" office:value="0.77213309447198" calcext:value-type="float">
            <text:p>0.77213309447198</text:p>
          </table:table-cell>
          <table:table-cell office:value-type="float" office:value="0.00155486875653685" calcext:value-type="float">
            <text:p>0.001554868756537</text:p>
          </table:table-cell>
          <table:table-cell office:value-type="float" office:value="0.0567369055280202" calcext:value-type="float">
            <text:p>0.05673690552802</text:p>
          </table:table-cell>
          <table:table-cell office:value-type="float" office:value="0.00297443960693849" calcext:value-type="float">
            <text:p>0.002974439606938</text:p>
          </table:table-cell>
          <table:table-cell office:value-type="float" office:value="0.000000929832458496094" calcext:value-type="float">
            <text:p>9.29832458496094E-07</text:p>
          </table:table-cell>
          <table:table-cell office:value-type="float" office:value="0.000000175920674174457" calcext:value-type="float">
            <text:p>1.75920674174457E-07</text:p>
          </table:table-cell>
          <table:table-cell office:value-type="float" office:value="0.00993075370788574" calcext:value-type="float">
            <text:p>0.009930753707886</text:p>
          </table:table-cell>
          <table:table-cell office:value-type="float" office:value="0.000100949002876091" calcext:value-type="float">
            <text:p>0.000100949002876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0.00257399387031993" calcext:value-type="float">
            <text:p>0.00257399387032</text:p>
          </table:table-cell>
          <table:table-cell office:value-type="float" office:value="0.805359551288361" calcext:value-type="float">
            <text:p>0.805359551288361</text:p>
          </table:table-cell>
          <table:table-cell office:value-type="float" office:value="0.010888305639272" calcext:value-type="float">
            <text:p>0.010888305639272</text:p>
          </table:table-cell>
          <table:table-cell office:value-type="float" office:value="0.0529530112121212" calcext:value-type="float">
            <text:p>0.052953011212121</text:p>
          </table:table-cell>
          <table:table-cell office:value-type="float" office:value="0.00272152253292642" calcext:value-type="float">
            <text:p>0.002721522532926</text:p>
          </table:table-cell>
          <table:table-cell office:value-type="float" office:value="0.0483090988095238" calcext:value-type="float">
            <text:p>0.048309098809524</text:p>
          </table:table-cell>
          <table:table-cell office:value-type="float" office:value="0.00315654433611098" calcext:value-type="float">
            <text:p>0.003156544336111</text:p>
          </table:table-cell>
          <table:table-cell office:value-type="float" office:value="0.455110979358805" calcext:value-type="float">
            <text:p>0.455110979358805</text:p>
          </table:table-cell>
          <table:table-cell office:value-type="float" office:value="0.263052897541259" calcext:value-type="float">
            <text:p>0.263052897541259</text:p>
          </table:table-cell>
          <table:table-cell office:value-type="float" office:value="0.104093858810933" calcext:value-type="float">
            <text:p>0.104093858810933</text:p>
          </table:table-cell>
          <table:table-cell office:value-type="float" office:value="0.00308556117538407" calcext:value-type="float">
            <text:p>0.003085561175384</text:p>
          </table:table-cell>
          <table:table-cell office:value-type="float" office:value="0.628802943398378" calcext:value-type="float">
            <text:p>0.628802943398378</text:p>
          </table:table-cell>
          <table:table-cell office:value-type="float" office:value="0.00515998430460713" calcext:value-type="float">
            <text:p>0.005159984304607</text:p>
          </table:table-cell>
          <table:table-cell office:value-type="float" office:value="0.155559155776774" calcext:value-type="float">
            <text:p>0.155559155776774</text:p>
          </table:table-cell>
          <table:table-cell office:value-type="float" office:value="0.00168167356006808" calcext:value-type="float">
            <text:p>0.001681673560068</text:p>
          </table:table-cell>
          <table:table-cell office:value-type="float" office:value="0.806352241486134" calcext:value-type="float">
            <text:p>0.806352241486134</text:p>
          </table:table-cell>
          <table:table-cell office:value-type="float" office:value="0.00221087706882481" calcext:value-type="float">
            <text:p>0.002210877068825</text:p>
          </table:table-cell>
          <table:table-cell office:value-type="float" office:value="0.017037758513866" calcext:value-type="float">
            <text:p>0.017037758513866</text:p>
          </table:table-cell>
          <table:table-cell office:value-type="float" office:value="0.0023201767193588" calcext:value-type="float">
            <text:p>0.002320176719359</text:p>
          </table:table-cell>
          <table:table-cell office:value-type="float" office:value="0.00000102519989013672" calcext:value-type="float">
            <text:p>1.02519989013672E-06</text:p>
          </table:table-cell>
          <table:table-cell office:value-type="float" office:value="0.00000019628348406519" calcext:value-type="float">
            <text:p>1.9628348406519E-07</text:p>
          </table:table-cell>
          <table:table-cell office:value-type="float" office:value="0.00993678569793701" calcext:value-type="float">
            <text:p>0.009936785697937</text:p>
          </table:table-cell>
          <table:table-cell office:value-type="float" office:value="0.0000638382731931073" calcext:value-type="float">
            <text:p>6.38382731931073E-0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6511" calcext:value-type="float">
            <text:p>0.56511</text:p>
          </table:table-cell>
          <table:table-cell office:value-type="float" office:value="0.00400345683961583" calcext:value-type="float">
            <text:p>0.004003456839616</text:p>
          </table:table-cell>
          <table:table-cell office:value-type="float" office:value="1.9125612407307" calcext:value-type="float">
            <text:p>1.9125612407307</text:p>
          </table:table-cell>
          <table:table-cell office:value-type="float" office:value="0.0229688559455519" calcext:value-type="float">
            <text:p>0.022968855945552</text:p>
          </table:table-cell>
          <table:table-cell office:value-type="float" office:value="0.0331218844020492" calcext:value-type="float">
            <text:p>0.033121884402049</text:p>
          </table:table-cell>
          <table:table-cell office:value-type="float" office:value="0.00246983468397412" calcext:value-type="float">
            <text:p>0.002469834683974</text:p>
          </table:table-cell>
          <table:table-cell office:value-type="float" office:value="0.0169149860256683" calcext:value-type="float">
            <text:p>0.016914986025668</text:p>
          </table:table-cell>
          <table:table-cell office:value-type="float" office:value="0.00337966716423551" calcext:value-type="float">
            <text:p>0.003379667164236</text:p>
          </table:table-cell>
          <table:table-cell office:value-type="float" office:value="0.163666234639541" calcext:value-type="float">
            <text:p>0.163666234639541</text:p>
          </table:table-cell>
          <table:table-cell office:value-type="float" office:value="0.02445604228379" calcext:value-type="float">
            <text:p>0.02445604228379</text:p>
          </table:table-cell>
          <table:table-cell office:value-type="float" office:value="0.384443623398023" calcext:value-type="float">
            <text:p>0.384443623398023</text:p>
          </table:table-cell>
          <table:table-cell office:value-type="float" office:value="0.00643708897673347" calcext:value-type="float">
            <text:p>0.006437088976733</text:p>
          </table:table-cell>
          <table:table-cell office:value-type="float" office:value="0.360236635983235" calcext:value-type="float">
            <text:p>0.360236635983235</text:p>
          </table:table-cell>
          <table:table-cell office:value-type="float" office:value="0.0115452105750391" calcext:value-type="float">
            <text:p>0.011545210575039</text:p>
          </table:table-cell>
          <table:table-cell office:value-type="float" office:value="0.26235668667311" calcext:value-type="float">
            <text:p>0.26235668667311</text:p>
          </table:table-cell>
          <table:table-cell office:value-type="float" office:value="0.0124676264921431" calcext:value-type="float">
            <text:p>0.012467626492143</text:p>
          </table:table-cell>
          <table:table-cell office:value-type="float" office:value="0.573508302018726" calcext:value-type="float">
            <text:p>0.573508302018726</text:p>
          </table:table-cell>
          <table:table-cell office:value-type="float" office:value="0.0118404465243445" calcext:value-type="float">
            <text:p>0.011840446524345</text:p>
          </table:table-cell>
          <table:table-cell office:value-type="float" office:value="0.0133213628661601" calcext:value-type="float">
            <text:p>0.01332136286616</text:p>
          </table:table-cell>
          <table:table-cell office:value-type="float" office:value="0.00458726328908228" calcext:value-type="float">
            <text:p>0.004587263289082</text:p>
          </table:table-cell>
          <table:table-cell office:value-type="float" office:value="54.5365677833557" calcext:value-type="float">
            <text:p>54.5365677833557</text:p>
          </table:table-cell>
          <table:table-cell office:value-type="float" office:value="0.486425421185231" calcext:value-type="float">
            <text:p>0.486425421185231</text:p>
          </table:table-cell>
          <table:table-cell office:value-type="float" office:value="65.4479058265686" calcext:value-type="float">
            <text:p>65.4479058265686</text:p>
          </table:table-cell>
          <table:table-cell office:value-type="float" office:value="57.1605049410681" calcext:value-type="float">
            <text:p>57.1605049410681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2348" calcext:value-type="float">
            <text:p>0.72348</text:p>
          </table:table-cell>
          <table:table-cell office:value-type="float" office:value="0.00274177558041014" calcext:value-type="float">
            <text:p>0.00274177558041</text:p>
          </table:table-cell>
          <table:table-cell office:value-type="float" office:value="1.11181893532396" calcext:value-type="float">
            <text:p>1.11181893532396</text:p>
          </table:table-cell>
          <table:table-cell office:value-type="float" office:value="0.0183915609680558" calcext:value-type="float">
            <text:p>0.018391560968056</text:p>
          </table:table-cell>
          <table:table-cell office:value-type="float" office:value="0.0336935550183053" calcext:value-type="float">
            <text:p>0.033693555018305</text:p>
          </table:table-cell>
          <table:table-cell office:value-type="float" office:value="0.00288250884178539" calcext:value-type="float">
            <text:p>0.002882508841785</text:p>
          </table:table-cell>
          <table:table-cell office:value-type="float" office:value="0.0191244686019397" calcext:value-type="float">
            <text:p>0.01912446860194</text:p>
          </table:table-cell>
          <table:table-cell office:value-type="float" office:value="0.00619853291337968" calcext:value-type="float">
            <text:p>0.00619853291338</text:p>
          </table:table-cell>
          <table:table-cell office:value-type="float" office:value="0.175255670835415" calcext:value-type="float">
            <text:p>0.175255670835415</text:p>
          </table:table-cell>
          <table:table-cell office:value-type="float" office:value="0.0399208420206944" calcext:value-type="float">
            <text:p>0.039920842020695</text:p>
          </table:table-cell>
          <table:table-cell office:value-type="float" office:value="0.308556065026706" calcext:value-type="float">
            <text:p>0.308556065026706</text:p>
          </table:table-cell>
          <table:table-cell office:value-type="float" office:value="0.0129921831513902" calcext:value-type="float">
            <text:p>0.01299218315139</text:p>
          </table:table-cell>
          <table:table-cell office:value-type="float" office:value="0.457262601738583" calcext:value-type="float">
            <text:p>0.457262601738583</text:p>
          </table:table-cell>
          <table:table-cell office:value-type="float" office:value="0.0154161330843274" calcext:value-type="float">
            <text:p>0.015416133084328</text:p>
          </table:table-cell>
          <table:table-cell office:value-type="float" office:value="0.176242319047267" calcext:value-type="float">
            <text:p>0.176242319047267</text:p>
          </table:table-cell>
          <table:table-cell office:value-type="float" office:value="0.0141031913696871" calcext:value-type="float">
            <text:p>0.014103191369687</text:p>
          </table:table-cell>
          <table:table-cell office:value-type="float" office:value="0.722422274405408" calcext:value-type="float">
            <text:p>0.722422274405408</text:p>
          </table:table-cell>
          <table:table-cell office:value-type="float" office:value="0.0140195172873279" calcext:value-type="float">
            <text:p>0.014019517287328</text:p>
          </table:table-cell>
          <table:table-cell office:value-type="float" office:value="0.0103903740748525" calcext:value-type="float">
            <text:p>0.010390374074853</text:p>
          </table:table-cell>
          <table:table-cell office:value-type="float" office:value="0.00921283298232873" calcext:value-type="float">
            <text:p>0.009212832982329</text:p>
          </table:table-cell>
          <table:table-cell office:value-type="float" office:value="54.5908803224564" calcext:value-type="float">
            <text:p>54.5908803224564</text:p>
          </table:table-cell>
          <table:table-cell office:value-type="float" office:value="0.113276290534055" calcext:value-type="float">
            <text:p>0.113276290534055</text:p>
          </table:table-cell>
          <table:table-cell office:value-type="float" office:value="111.385336136818" calcext:value-type="float">
            <text:p>111.385336136818</text:p>
          </table:table-cell>
          <table:table-cell office:value-type="float" office:value="71.1804329431282" calcext:value-type="float">
            <text:p>71.1804329431282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6148" calcext:value-type="float">
            <text:p>0.76148</text:p>
          </table:table-cell>
          <table:table-cell office:value-type="float" office:value="0.00420708397296222" calcext:value-type="float">
            <text:p>0.004207083972962</text:p>
          </table:table-cell>
          <table:table-cell office:value-type="float" office:value="0.949913094443389" calcext:value-type="float">
            <text:p>0.949913094443389</text:p>
          </table:table-cell>
          <table:table-cell office:value-type="float" office:value="0.0199263064571421" calcext:value-type="float">
            <text:p>0.019926306457142</text:p>
          </table:table-cell>
          <table:table-cell office:value-type="float" office:value="0.035790551510757" calcext:value-type="float">
            <text:p>0.035790551510757</text:p>
          </table:table-cell>
          <table:table-cell office:value-type="float" office:value="0.00284026718400046" calcext:value-type="float">
            <text:p>0.002840267184</text:p>
          </table:table-cell>
          <table:table-cell office:value-type="float" office:value="0.0225869512880607" calcext:value-type="float">
            <text:p>0.022586951288061</text:p>
          </table:table-cell>
          <table:table-cell office:value-type="float" office:value="0.00744855705794583" calcext:value-type="float">
            <text:p>0.007448557057946</text:p>
          </table:table-cell>
          <table:table-cell office:value-type="float" office:value="0.512328503522621" calcext:value-type="float">
            <text:p>0.512328503522621</text:p>
          </table:table-cell>
          <table:table-cell office:value-type="float" office:value="0.321697492108667" calcext:value-type="float">
            <text:p>0.321697492108667</text:p>
          </table:table-cell>
          <table:table-cell office:value-type="float" office:value="0.278757716797476" calcext:value-type="float">
            <text:p>0.278757716797476</text:p>
          </table:table-cell>
          <table:table-cell office:value-type="float" office:value="0.00701787915779071" calcext:value-type="float">
            <text:p>0.007017879157791</text:p>
          </table:table-cell>
          <table:table-cell office:value-type="float" office:value="0.481920770589027" calcext:value-type="float">
            <text:p>0.481920770589027</text:p>
          </table:table-cell>
          <table:table-cell office:value-type="float" office:value="0.0128116987680409" calcext:value-type="float">
            <text:p>0.012811698768041</text:p>
          </table:table-cell>
          <table:table-cell office:value-type="float" office:value="0.163940968059593" calcext:value-type="float">
            <text:p>0.163940968059593</text:p>
          </table:table-cell>
          <table:table-cell office:value-type="float" office:value="0.0119839997781147" calcext:value-type="float">
            <text:p>0.011983999778115</text:p>
          </table:table-cell>
          <table:table-cell office:value-type="float" office:value="0.751602283005777" calcext:value-type="float">
            <text:p>0.751602283005777</text:p>
          </table:table-cell>
          <table:table-cell office:value-type="float" office:value="0.0115696823765856" calcext:value-type="float">
            <text:p>0.011569682376586</text:p>
          </table:table-cell>
          <table:table-cell office:value-type="float" office:value="0.0144170960270881" calcext:value-type="float">
            <text:p>0.014417096027088</text:p>
          </table:table-cell>
          <table:table-cell office:value-type="float" office:value="0.00713068944920174" calcext:value-type="float">
            <text:p>0.007130689449202</text:p>
          </table:table-cell>
          <table:table-cell office:value-type="float" office:value="54.3474962949753" calcext:value-type="float">
            <text:p>54.3474962949753</text:p>
          </table:table-cell>
          <table:table-cell office:value-type="float" office:value="0.260960632412981" calcext:value-type="float">
            <text:p>0.260960632412981</text:p>
          </table:table-cell>
          <table:table-cell office:value-type="float" office:value="102.389641499519" calcext:value-type="float">
            <text:p>102.389641499519</text:p>
          </table:table-cell>
          <table:table-cell office:value-type="float" office:value="81.2985243291784" calcext:value-type="float">
            <text:p>81.2985243291784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0022055485586231" calcext:value-type="float">
            <text:p>0.002205548558623</text:p>
          </table:table-cell>
          <table:table-cell office:value-type="float" office:value="0.857869755798961" calcext:value-type="float">
            <text:p>0.857869755798961</text:p>
          </table:table-cell>
          <table:table-cell office:value-type="float" office:value="0.0102708989289155" calcext:value-type="float">
            <text:p>0.010270898928916</text:p>
          </table:table-cell>
          <table:table-cell office:value-type="float" office:value="0.0333661846562979" calcext:value-type="float">
            <text:p>0.033366184656298</text:p>
          </table:table-cell>
          <table:table-cell office:value-type="float" office:value="0.00292641127140822" calcext:value-type="float">
            <text:p>0.002926411271408</text:p>
          </table:table-cell>
          <table:table-cell office:value-type="float" office:value="0.0197117833647748" calcext:value-type="float">
            <text:p>0.019711783364775</text:p>
          </table:table-cell>
          <table:table-cell office:value-type="float" office:value="0.00781738580712523" calcext:value-type="float">
            <text:p>0.007817385807125</text:p>
          </table:table-cell>
          <table:table-cell office:value-type="float" office:value="0.337266313079264" calcext:value-type="float">
            <text:p>0.337266313079264</text:p>
          </table:table-cell>
          <table:table-cell office:value-type="float" office:value="0.237738393825571" calcext:value-type="float">
            <text:p>0.237738393825571</text:p>
          </table:table-cell>
          <table:table-cell office:value-type="float" office:value="0.256933744082482" calcext:value-type="float">
            <text:p>0.256933744082482</text:p>
          </table:table-cell>
          <table:table-cell office:value-type="float" office:value="0.0116693034046556" calcext:value-type="float">
            <text:p>0.011669303404656</text:p>
          </table:table-cell>
          <table:table-cell office:value-type="float" office:value="0.503932018716771" calcext:value-type="float">
            <text:p>0.503932018716771</text:p>
          </table:table-cell>
          <table:table-cell office:value-type="float" office:value="0.0162343770962974" calcext:value-type="float">
            <text:p>0.016234377096298</text:p>
          </table:table-cell>
          <table:table-cell office:value-type="float" office:value="0.146748396878769" calcext:value-type="float">
            <text:p>0.146748396878769</text:p>
          </table:table-cell>
          <table:table-cell office:value-type="float" office:value="0.0100022622312713" calcext:value-type="float">
            <text:p>0.010002262231271</text:p>
          </table:table-cell>
          <table:table-cell office:value-type="float" office:value="0.777377255898715" calcext:value-type="float">
            <text:p>0.777377255898715</text:p>
          </table:table-cell>
          <table:table-cell office:value-type="float" office:value="0.0116132237727528" calcext:value-type="float">
            <text:p>0.011613223772753</text:p>
          </table:table-cell>
          <table:table-cell office:value-type="float" office:value="0.00989389649216579" calcext:value-type="float">
            <text:p>0.009893896492166</text:p>
          </table:table-cell>
          <table:table-cell office:value-type="float" office:value="0.00625609942265881" calcext:value-type="float">
            <text:p>0.006256099422659</text:p>
          </table:table-cell>
          <table:table-cell office:value-type="float" office:value="54.3768566131592" calcext:value-type="float">
            <text:p>54.3768566131592</text:p>
          </table:table-cell>
          <table:table-cell office:value-type="float" office:value="0.267469387376045" calcext:value-type="float">
            <text:p>0.267469387376045</text:p>
          </table:table-cell>
          <table:table-cell office:value-type="float" office:value="166.04058816433" calcext:value-type="float">
            <text:p>166.04058816433</text:p>
          </table:table-cell>
          <table:table-cell office:value-type="float" office:value="130.251282544669" calcext:value-type="float">
            <text:p>130.251282544669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4568" calcext:value-type="float">
            <text:p>0.74568</text:p>
          </table:table-cell>
          <table:table-cell office:value-type="float" office:value="0.00312687277216924" calcext:value-type="float">
            <text:p>0.003126872772169</text:p>
          </table:table-cell>
          <table:table-cell office:value-type="float" office:value="1.01846005376546" calcext:value-type="float">
            <text:p>1.01846005376546</text:p>
          </table:table-cell>
          <table:table-cell office:value-type="float" office:value="0.0193344914837407" calcext:value-type="float">
            <text:p>0.019334491483741</text:p>
          </table:table-cell>
          <table:table-cell office:value-type="float" office:value="0.0334487426286546" calcext:value-type="float">
            <text:p>0.033448742628655</text:p>
          </table:table-cell>
          <table:table-cell office:value-type="float" office:value="0.00296855334195273" calcext:value-type="float">
            <text:p>0.002968553341953</text:p>
          </table:table-cell>
          <table:table-cell office:value-type="float" office:value="0.0171714378997531" calcext:value-type="float">
            <text:p>0.017171437899753</text:p>
          </table:table-cell>
          <table:table-cell office:value-type="float" office:value="0.00583574717365988" calcext:value-type="float">
            <text:p>0.00583574717366</text:p>
          </table:table-cell>
          <table:table-cell office:value-type="float" office:value="0.203556139030052" calcext:value-type="float">
            <text:p>0.203556139030052</text:p>
          </table:table-cell>
          <table:table-cell office:value-type="float" office:value="0.0465701555799825" calcext:value-type="float">
            <text:p>0.046570155579983</text:p>
          </table:table-cell>
          <table:table-cell office:value-type="float" office:value="0.276296936377366" calcext:value-type="float">
            <text:p>0.276296936377366</text:p>
          </table:table-cell>
          <table:table-cell office:value-type="float" office:value="0.00919301997498351" calcext:value-type="float">
            <text:p>0.009193019974984</text:p>
          </table:table-cell>
          <table:table-cell office:value-type="float" office:value="0.4924526166807" calcext:value-type="float">
            <text:p>0.4924526166807</text:p>
          </table:table-cell>
          <table:table-cell office:value-type="float" office:value="0.0168917362147786" calcext:value-type="float">
            <text:p>0.016891736214779</text:p>
          </table:table-cell>
          <table:table-cell office:value-type="float" office:value="0.162239073277897" calcext:value-type="float">
            <text:p>0.162239073277897</text:p>
          </table:table-cell>
          <table:table-cell office:value-type="float" office:value="0.0136545329395364" calcext:value-type="float">
            <text:p>0.013654532939536</text:p>
          </table:table-cell>
          <table:table-cell office:value-type="float" office:value="0.749944264503785" calcext:value-type="float">
            <text:p>0.749944264503785</text:p>
          </table:table-cell>
          <table:table-cell office:value-type="float" office:value="0.0136684180349943" calcext:value-type="float">
            <text:p>0.013668418034994</text:p>
          </table:table-cell>
          <table:table-cell office:value-type="float" office:value="0.0130202537405781" calcext:value-type="float">
            <text:p>0.013020253740578</text:p>
          </table:table-cell>
          <table:table-cell office:value-type="float" office:value="0.0083121916268138" calcext:value-type="float">
            <text:p>0.008312191626814</text:p>
          </table:table-cell>
          <table:table-cell office:value-type="float" office:value="53.9432898998261" calcext:value-type="float">
            <text:p>53.9432898998261</text:p>
          </table:table-cell>
          <table:table-cell office:value-type="float" office:value="0.343295577595518" calcext:value-type="float">
            <text:p>0.343295577595518</text:p>
          </table:table-cell>
          <table:table-cell office:value-type="float" office:value="79.0381105184555" calcext:value-type="float">
            <text:p>79.0381105184555</text:p>
          </table:table-cell>
          <table:table-cell office:value-type="float" office:value="52.24245600896" calcext:value-type="float">
            <text:p>52.24245600896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6995" calcext:value-type="float">
            <text:p>0.76995</text:p>
          </table:table-cell>
          <table:table-cell office:value-type="float" office:value="0.00346000963389796" calcext:value-type="float">
            <text:p>0.003460009633898</text:p>
          </table:table-cell>
          <table:table-cell office:value-type="float" office:value="0.918912063398678" calcext:value-type="float">
            <text:p>0.918912063398678</text:p>
          </table:table-cell>
          <table:table-cell office:value-type="float" office:value="0.0159934520620686" calcext:value-type="float">
            <text:p>0.015993452062069</text:p>
          </table:table-cell>
          <table:table-cell office:value-type="float" office:value="0.0316043161311675" calcext:value-type="float">
            <text:p>0.031604316131168</text:p>
          </table:table-cell>
          <table:table-cell office:value-type="float" office:value="0.00243330740606879" calcext:value-type="float">
            <text:p>0.002433307406069</text:p>
          </table:table-cell>
          <table:table-cell office:value-type="float" office:value="0.0166832638771611" calcext:value-type="float">
            <text:p>0.016683263877161</text:p>
          </table:table-cell>
          <table:table-cell office:value-type="float" office:value="0.00596646569776439" calcext:value-type="float">
            <text:p>0.005966465697764</text:p>
          </table:table-cell>
          <table:table-cell office:value-type="float" office:value="0.487921896383187" calcext:value-type="float">
            <text:p>0.487921896383187</text:p>
          </table:table-cell>
          <table:table-cell office:value-type="float" office:value="0.277026992808606" calcext:value-type="float">
            <text:p>0.277026992808606</text:p>
          </table:table-cell>
          <table:table-cell office:value-type="float" office:value="0.255512708267629" calcext:value-type="float">
            <text:p>0.255512708267629</text:p>
          </table:table-cell>
          <table:table-cell office:value-type="float" office:value="0.0129176728661912" calcext:value-type="float">
            <text:p>0.012917672866191</text:p>
          </table:table-cell>
          <table:table-cell office:value-type="float" office:value="0.50594695068326" calcext:value-type="float">
            <text:p>0.50594695068326</text:p>
          </table:table-cell>
          <table:table-cell office:value-type="float" office:value="0.0176398544248093" calcext:value-type="float">
            <text:p>0.017639854424809</text:p>
          </table:table-cell>
          <table:table-cell office:value-type="float" office:value="0.153213007164188" calcext:value-type="float">
            <text:p>0.153213007164188</text:p>
          </table:table-cell>
          <table:table-cell office:value-type="float" office:value="0.00937108649911534" calcext:value-type="float">
            <text:p>0.009371086499115</text:p>
          </table:table-cell>
          <table:table-cell office:value-type="float" office:value="0.768406560645998" calcext:value-type="float">
            <text:p>0.768406560645998</text:p>
          </table:table-cell>
          <table:table-cell office:value-type="float" office:value="0.00974900605094817" calcext:value-type="float">
            <text:p>0.009749006050948</text:p>
          </table:table-cell>
          <table:table-cell office:value-type="float" office:value="0.0111476740165661" calcext:value-type="float">
            <text:p>0.011147674016566</text:p>
          </table:table-cell>
          <table:table-cell office:value-type="float" office:value="0.004358116759781" calcext:value-type="float">
            <text:p>0.004358116759781</text:p>
          </table:table-cell>
          <table:table-cell office:value-type="float" office:value="54.3304285526276" calcext:value-type="float">
            <text:p>54.3304285526276</text:p>
          </table:table-cell>
          <table:table-cell office:value-type="float" office:value="0.253520203294991" calcext:value-type="float">
            <text:p>0.253520203294991</text:p>
          </table:table-cell>
          <table:table-cell office:value-type="float" office:value="82.3996282815933" calcext:value-type="float">
            <text:p>82.3996282815933</text:p>
          </table:table-cell>
          <table:table-cell office:value-type="float" office:value="42.644850416755" calcext:value-type="float">
            <text:p>42.64485041675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0101" calcext:value-type="float">
            <text:p>0.80101</text:p>
          </table:table-cell>
          <table:table-cell office:value-type="float" office:value="0.00466534505095223" calcext:value-type="float">
            <text:p>0.004665345050952</text:p>
          </table:table-cell>
          <table:table-cell office:value-type="float" office:value="0.842197277940935" calcext:value-type="float">
            <text:p>0.842197277940935</text:p>
          </table:table-cell>
          <table:table-cell office:value-type="float" office:value="0.0234809398833835" calcext:value-type="float">
            <text:p>0.023480939883384</text:p>
          </table:table-cell>
          <table:table-cell office:value-type="float" office:value="0.0328337819045047" calcext:value-type="float">
            <text:p>0.032833781904505</text:p>
          </table:table-cell>
          <table:table-cell office:value-type="float" office:value="0.0054232520824475" calcext:value-type="float">
            <text:p>0.005423252082448</text:p>
          </table:table-cell>
          <table:table-cell office:value-type="float" office:value="0.0206553571952563" calcext:value-type="float">
            <text:p>0.020655357195256</text:p>
          </table:table-cell>
          <table:table-cell office:value-type="float" office:value="0.00523697137147535" calcext:value-type="float">
            <text:p>0.005236971371475</text:p>
          </table:table-cell>
          <table:table-cell office:value-type="float" office:value="0.327243315508021" calcext:value-type="float">
            <text:p>0.327243315508021</text:p>
          </table:table-cell>
          <table:table-cell office:value-type="float" office:value="0.21637788848759" calcext:value-type="float">
            <text:p>0.21637788848759</text:p>
          </table:table-cell>
          <table:table-cell office:value-type="float" office:value="0.185590774494343" calcext:value-type="float">
            <text:p>0.185590774494343</text:p>
          </table:table-cell>
          <table:table-cell office:value-type="float" office:value="0.00483654525929368" calcext:value-type="float">
            <text:p>0.004836545259294</text:p>
          </table:table-cell>
          <table:table-cell office:value-type="float" office:value="0.575347914146896" calcext:value-type="float">
            <text:p>0.575347914146896</text:p>
          </table:table-cell>
          <table:table-cell office:value-type="float" office:value="0.0130469195200371" calcext:value-type="float">
            <text:p>0.013046919520037</text:p>
          </table:table-cell>
          <table:table-cell office:value-type="float" office:value="0.1287398819148" calcext:value-type="float">
            <text:p>0.1287398819148</text:p>
          </table:table-cell>
          <table:table-cell office:value-type="float" office:value="0.0123290927807821" calcext:value-type="float">
            <text:p>0.012329092780782</text:p>
          </table:table-cell>
          <table:table-cell office:value-type="float" office:value="0.812389782264506" calcext:value-type="float">
            <text:p>0.812389782264506</text:p>
          </table:table-cell>
          <table:table-cell office:value-type="float" office:value="0.0126562648979114" calcext:value-type="float">
            <text:p>0.012656264897912</text:p>
          </table:table-cell>
          <table:table-cell office:value-type="float" office:value="0.0121329586650279" calcext:value-type="float">
            <text:p>0.012132958665028</text:p>
          </table:table-cell>
          <table:table-cell office:value-type="float" office:value="0.0113078402939663" calcext:value-type="float">
            <text:p>0.011307840293966</text:p>
          </table:table-cell>
          <table:table-cell office:value-type="float" office:value="54.2272575855255" calcext:value-type="float">
            <text:p>54.2272575855255</text:p>
          </table:table-cell>
          <table:table-cell office:value-type="float" office:value="0.234204413702063" calcext:value-type="float">
            <text:p>0.234204413702063</text:p>
          </table:table-cell>
          <table:table-cell office:value-type="float" office:value="121.283014369011" calcext:value-type="float">
            <text:p>121.283014369011</text:p>
          </table:table-cell>
          <table:table-cell office:value-type="float" office:value="172.71181628622" calcext:value-type="float">
            <text:p>172.71181628622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79057" calcext:value-type="float">
            <text:p>0.79057</text:p>
          </table:table-cell>
          <table:table-cell office:value-type="float" office:value="0.00545833715012588" calcext:value-type="float">
            <text:p>0.005458337150126</text:p>
          </table:table-cell>
          <table:table-cell office:value-type="float" office:value="0.883356930157121" calcext:value-type="float">
            <text:p>0.883356930157121</text:p>
          </table:table-cell>
          <table:table-cell office:value-type="float" office:value="0.0262511458285178" calcext:value-type="float">
            <text:p>0.026251145828518</text:p>
          </table:table-cell>
          <table:table-cell office:value-type="float" office:value="0.0369002338737135" calcext:value-type="float">
            <text:p>0.036900233873714</text:p>
          </table:table-cell>
          <table:table-cell office:value-type="float" office:value="0.0043131061440052" calcext:value-type="float">
            <text:p>0.004313106144005</text:p>
          </table:table-cell>
          <table:table-cell office:value-type="float" office:value="0.0218526031813385" calcext:value-type="float">
            <text:p>0.021852603181339</text:p>
          </table:table-cell>
          <table:table-cell office:value-type="float" office:value="0.00583472904970899" calcext:value-type="float">
            <text:p>0.005834729049709</text:p>
          </table:table-cell>
          <table:table-cell office:value-type="float" office:value="0.375663902179692" calcext:value-type="float">
            <text:p>0.375663902179692</text:p>
          </table:table-cell>
          <table:table-cell office:value-type="float" office:value="0.219564366926178" calcext:value-type="float">
            <text:p>0.219564366926178</text:p>
          </table:table-cell>
          <table:table-cell office:value-type="float" office:value="0.222857206902672" calcext:value-type="float">
            <text:p>0.222857206902672</text:p>
          </table:table-cell>
          <table:table-cell office:value-type="float" office:value="0.0196970135390105" calcext:value-type="float">
            <text:p>0.019697013539011</text:p>
          </table:table-cell>
          <table:table-cell office:value-type="float" office:value="0.539847512176815" calcext:value-type="float">
            <text:p>0.539847512176815</text:p>
          </table:table-cell>
          <table:table-cell office:value-type="float" office:value="0.0170784087034207" calcext:value-type="float">
            <text:p>0.017078408703421</text:p>
          </table:table-cell>
          <table:table-cell office:value-type="float" office:value="0.141234415379977" calcext:value-type="float">
            <text:p>0.141234415379977</text:p>
          </table:table-cell>
          <table:table-cell office:value-type="float" office:value="0.0142617337300982" calcext:value-type="float">
            <text:p>0.014261733730098</text:p>
          </table:table-cell>
          <table:table-cell office:value-type="float" office:value="0.792004281150861" calcext:value-type="float">
            <text:p>0.792004281150861</text:p>
          </table:table-cell>
          <table:table-cell office:value-type="float" office:value="0.0127363366817875" calcext:value-type="float">
            <text:p>0.012736336681788</text:p>
          </table:table-cell>
          <table:table-cell office:value-type="float" office:value="0.0115923218765171" calcext:value-type="float">
            <text:p>0.011592321876517</text:p>
          </table:table-cell>
          <table:table-cell office:value-type="float" office:value="0.010372606465939" calcext:value-type="float">
            <text:p>0.010372606465939</text:p>
          </table:table-cell>
          <table:table-cell office:value-type="float" office:value="54.250555229187" calcext:value-type="float">
            <text:p>54.250555229187</text:p>
          </table:table-cell>
          <table:table-cell office:value-type="float" office:value="0.27615443196639" calcext:value-type="float">
            <text:p>0.27615443196639</text:p>
          </table:table-cell>
          <table:table-cell office:value-type="float" office:value="252.973070502281" calcext:value-type="float">
            <text:p>252.973070502281</text:p>
          </table:table-cell>
          <table:table-cell office:value-type="float" office:value="116.21629509238" calcext:value-type="float">
            <text:p>116.21629509238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0.00417720001915159" calcext:value-type="float">
            <text:p>0.004177200019152</text:p>
          </table:table-cell>
          <table:table-cell office:value-type="float" office:value="0.809875593702684" calcext:value-type="float">
            <text:p>0.809875593702684</text:p>
          </table:table-cell>
          <table:table-cell office:value-type="float" office:value="0.0360520621298887" calcext:value-type="float">
            <text:p>0.036052062129889</text:p>
          </table:table-cell>
          <table:table-cell office:value-type="float" office:value="0.0326495164646465" calcext:value-type="float">
            <text:p>0.032649516464647</text:p>
          </table:table-cell>
          <table:table-cell office:value-type="float" office:value="0.00388333016557061" calcext:value-type="float">
            <text:p>0.003883330165571</text:p>
          </table:table-cell>
          <table:table-cell office:value-type="float" office:value="0.0185909473809524" calcext:value-type="float">
            <text:p>0.018590947380952</text:p>
          </table:table-cell>
          <table:table-cell office:value-type="float" office:value="0.00432847210494284" calcext:value-type="float">
            <text:p>0.004328472104943</text:p>
          </table:table-cell>
          <table:table-cell office:value-type="float" office:value="0.601992929292929" calcext:value-type="float">
            <text:p>0.601992929292929</text:p>
          </table:table-cell>
          <table:table-cell office:value-type="float" office:value="0.303938924194132" calcext:value-type="float">
            <text:p>0.303938924194132</text:p>
          </table:table-cell>
          <table:table-cell office:value-type="float" office:value="0.18869605618645" calcext:value-type="float">
            <text:p>0.18869605618645</text:p>
          </table:table-cell>
          <table:table-cell office:value-type="float" office:value="0.0111270467610164" calcext:value-type="float">
            <text:p>0.011127046761016</text:p>
          </table:table-cell>
          <table:table-cell office:value-type="float" office:value="0.566640790971607" calcext:value-type="float">
            <text:p>0.566640790971607</text:p>
          </table:table-cell>
          <table:table-cell office:value-type="float" office:value="0.0131380466776756" calcext:value-type="float">
            <text:p>0.013138046677676</text:p>
          </table:table-cell>
          <table:table-cell office:value-type="float" office:value="0.127511078346141" calcext:value-type="float">
            <text:p>0.127511078346141</text:p>
          </table:table-cell>
          <table:table-cell office:value-type="float" office:value="0.00456497830089904" calcext:value-type="float">
            <text:p>0.004564978300899</text:p>
          </table:table-cell>
          <table:table-cell office:value-type="float" office:value="0.811997639927419" calcext:value-type="float">
            <text:p>0.811997639927419</text:p>
          </table:table-cell>
          <table:table-cell office:value-type="float" office:value="0.00485940164185055" calcext:value-type="float">
            <text:p>0.004859401641851</text:p>
          </table:table-cell>
          <table:table-cell office:value-type="float" office:value="0.0105935265357014" calcext:value-type="float">
            <text:p>0.010593526535702</text:p>
          </table:table-cell>
          <table:table-cell office:value-type="float" office:value="0.00480438533598973" calcext:value-type="float">
            <text:p>0.00480438533599</text:p>
          </table:table-cell>
          <table:table-cell office:value-type="float" office:value="53.9740751743317" calcext:value-type="float">
            <text:p>53.9740751743317</text:p>
          </table:table-cell>
          <table:table-cell office:value-type="float" office:value="0.308099979279766" calcext:value-type="float">
            <text:p>0.308099979279766</text:p>
          </table:table-cell>
          <table:table-cell office:value-type="float" office:value="242.779786062241" calcext:value-type="float">
            <text:p>242.779786062241</text:p>
          </table:table-cell>
          <table:table-cell office:value-type="float" office:value="158.266384141613" calcext:value-type="float">
            <text:p>158.266384141613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0508" calcext:value-type="float">
            <text:p>0.80508</text:p>
          </table:table-cell>
          <table:table-cell office:value-type="float" office:value="0.00560828751838644" calcext:value-type="float">
            <text:p>0.005608287518386</text:p>
          </table:table-cell>
          <table:table-cell office:value-type="float" office:value="0.769038617070975" calcext:value-type="float">
            <text:p>0.769038617070975</text:p>
          </table:table-cell>
          <table:table-cell office:value-type="float" office:value="0.0147899215784511" calcext:value-type="float">
            <text:p>0.014789921578451</text:p>
          </table:table-cell>
          <table:table-cell office:value-type="float" office:value="0.038908963163483" calcext:value-type="float">
            <text:p>0.038908963163483</text:p>
          </table:table-cell>
          <table:table-cell office:value-type="float" office:value="0.00452772120430098" calcext:value-type="float">
            <text:p>0.004527721204301</text:p>
          </table:table-cell>
          <table:table-cell office:value-type="float" office:value="0.0219736455571558" calcext:value-type="float">
            <text:p>0.021973645557156</text:p>
          </table:table-cell>
          <table:table-cell office:value-type="float" office:value="0.00533912839399636" calcext:value-type="float">
            <text:p>0.005339128393996</text:p>
          </table:table-cell>
          <table:table-cell office:value-type="float" office:value="0.350153531642077" calcext:value-type="float">
            <text:p>0.350153531642077</text:p>
          </table:table-cell>
          <table:table-cell office:value-type="float" office:value="0.0990462616156122" calcext:value-type="float">
            <text:p>0.099046261615612</text:p>
          </table:table-cell>
          <table:table-cell office:value-type="float" office:value="0.247434842012757" calcext:value-type="float">
            <text:p>0.247434842012757</text:p>
          </table:table-cell>
          <table:table-cell office:value-type="float" office:value="0.0233770787298303" calcext:value-type="float">
            <text:p>0.02337707872983</text:p>
          </table:table-cell>
          <table:table-cell office:value-type="float" office:value="0.520086491757368" calcext:value-type="float">
            <text:p>0.520086491757368</text:p>
          </table:table-cell>
          <table:table-cell office:value-type="float" office:value="0.0239271143483193" calcext:value-type="float">
            <text:p>0.023927114348319</text:p>
          </table:table-cell>
          <table:table-cell office:value-type="float" office:value="0.132195008696826" calcext:value-type="float">
            <text:p>0.132195008696826</text:p>
          </table:table-cell>
          <table:table-cell office:value-type="float" office:value="0.00720060476209855" calcext:value-type="float">
            <text:p>0.007200604762099</text:p>
          </table:table-cell>
          <table:table-cell office:value-type="float" office:value="0.799959169742629" calcext:value-type="float">
            <text:p>0.799959169742629</text:p>
          </table:table-cell>
          <table:table-cell office:value-type="float" office:value="0.0108093607933799" calcext:value-type="float">
            <text:p>0.01080936079338</text:p>
          </table:table-cell>
          <table:table-cell office:value-type="float" office:value="0.00798986573436774" calcext:value-type="float">
            <text:p>0.007989865734368</text:p>
          </table:table-cell>
          <table:table-cell office:value-type="float" office:value="0.00568896605775746" calcext:value-type="float">
            <text:p>0.005688966057757</text:p>
          </table:table-cell>
          <table:table-cell office:value-type="float" office:value="54.4080350637436" calcext:value-type="float">
            <text:p>54.4080350637436</text:p>
          </table:table-cell>
          <table:table-cell office:value-type="float" office:value="0.28298479458557" calcext:value-type="float">
            <text:p>0.28298479458557</text:p>
          </table:table-cell>
          <table:table-cell office:value-type="float" office:value="239.625990962982" calcext:value-type="float">
            <text:p>239.625990962982</text:p>
          </table:table-cell>
          <table:table-cell office:value-type="float" office:value="136.682913264167" calcext:value-type="float">
            <text:p>136.682913264167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1124" calcext:value-type="float">
            <text:p>0.81124</text:p>
          </table:table-cell>
          <table:table-cell office:value-type="float" office:value="0.00391015771207935" calcext:value-type="float">
            <text:p>0.003910157712079</text:p>
          </table:table-cell>
          <table:table-cell office:value-type="float" office:value="0.801008970245877" calcext:value-type="float">
            <text:p>0.801008970245877</text:p>
          </table:table-cell>
          <table:table-cell office:value-type="float" office:value="0.0304223062397797" calcext:value-type="float">
            <text:p>0.03042230623978</text:p>
          </table:table-cell>
          <table:table-cell office:value-type="float" office:value="0.038707164949495" calcext:value-type="float">
            <text:p>0.038707164949495</text:p>
          </table:table-cell>
          <table:table-cell office:value-type="float" office:value="0.00522225912885928" calcext:value-type="float">
            <text:p>0.005222259128859</text:p>
          </table:table-cell>
          <table:table-cell office:value-type="float" office:value="0.0243647609523809" calcext:value-type="float">
            <text:p>0.024364760952381</text:p>
          </table:table-cell>
          <table:table-cell office:value-type="float" office:value="0.00807717532846656" calcext:value-type="float">
            <text:p>0.008077175328467</text:p>
          </table:table-cell>
          <table:table-cell office:value-type="float" office:value="0.372264706604757" calcext:value-type="float">
            <text:p>0.372264706604757</text:p>
          </table:table-cell>
          <table:table-cell office:value-type="float" office:value="0.212608568447815" calcext:value-type="float">
            <text:p>0.212608568447815</text:p>
          </table:table-cell>
          <table:table-cell office:value-type="float" office:value="0.167519551199183" calcext:value-type="float">
            <text:p>0.167519551199183</text:p>
          </table:table-cell>
          <table:table-cell office:value-type="float" office:value="0.00714382158513044" calcext:value-type="float">
            <text:p>0.00714382158513</text:p>
          </table:table-cell>
          <table:table-cell office:value-type="float" office:value="0.587431281274648" calcext:value-type="float">
            <text:p>0.587431281274648</text:p>
          </table:table-cell>
          <table:table-cell office:value-type="float" office:value="0.0144499782099919" calcext:value-type="float">
            <text:p>0.014449978209992</text:p>
          </table:table-cell>
          <table:table-cell office:value-type="float" office:value="0.12704752104232" calcext:value-type="float">
            <text:p>0.12704752104232</text:p>
          </table:table-cell>
          <table:table-cell office:value-type="float" office:value="0.0110340111640409" calcext:value-type="float">
            <text:p>0.011034011164041</text:p>
          </table:table-cell>
          <table:table-cell office:value-type="float" office:value="0.819043172397593" calcext:value-type="float">
            <text:p>0.819043172397593</text:p>
          </table:table-cell>
          <table:table-cell office:value-type="float" office:value="0.0114498913587374" calcext:value-type="float">
            <text:p>0.011449891358737</text:p>
          </table:table-cell>
          <table:table-cell office:value-type="float" office:value="0.0106262357100086" calcext:value-type="float">
            <text:p>0.010626235710009</text:p>
          </table:table-cell>
          <table:table-cell office:value-type="float" office:value="0.00753534419868228" calcext:value-type="float">
            <text:p>0.007535344198682</text:p>
          </table:table-cell>
          <table:table-cell office:value-type="float" office:value="54.4683385610581" calcext:value-type="float">
            <text:p>54.4683385610581</text:p>
          </table:table-cell>
          <table:table-cell office:value-type="float" office:value="0.215414665820525" calcext:value-type="float">
            <text:p>0.215414665820525</text:p>
          </table:table-cell>
          <table:table-cell office:value-type="float" office:value="227.998977971077" calcext:value-type="float">
            <text:p>227.998977971077</text:p>
          </table:table-cell>
          <table:table-cell office:value-type="float" office:value="182.572608803425" calcext:value-type="float">
            <text:p>182.57260880342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2805" calcext:value-type="float">
            <text:p>0.82805</text:p>
          </table:table-cell>
          <table:table-cell office:value-type="float" office:value="0.00387104637016916" calcext:value-type="float">
            <text:p>0.003871046370169</text:p>
          </table:table-cell>
          <table:table-cell office:value-type="float" office:value="0.788031217673168" calcext:value-type="float">
            <text:p>0.788031217673168</text:p>
          </table:table-cell>
          <table:table-cell office:value-type="float" office:value="0.0215580170533942" calcext:value-type="float">
            <text:p>0.021558017053394</text:p>
          </table:table-cell>
          <table:table-cell office:value-type="float" office:value="0.0410034751515152" calcext:value-type="float">
            <text:p>0.041003475151515</text:p>
          </table:table-cell>
          <table:table-cell office:value-type="float" office:value="0.00752096556455364" calcext:value-type="float">
            <text:p>0.007520965564554</text:p>
          </table:table-cell>
          <table:table-cell office:value-type="float" office:value="0.0315274292857143" calcext:value-type="float">
            <text:p>0.031527429285714</text:p>
          </table:table-cell>
          <table:table-cell office:value-type="float" office:value="0.00989927725478124" calcext:value-type="float">
            <text:p>0.009899277254781</text:p>
          </table:table-cell>
          <table:table-cell office:value-type="float" office:value="0.596483838383838" calcext:value-type="float">
            <text:p>0.596483838383838</text:p>
          </table:table-cell>
          <table:table-cell office:value-type="float" office:value="0.296202320360504" calcext:value-type="float">
            <text:p>0.296202320360504</text:p>
          </table:table-cell>
          <table:table-cell office:value-type="float" office:value="0.128363364587369" calcext:value-type="float">
            <text:p>0.128363364587369</text:p>
          </table:table-cell>
          <table:table-cell office:value-type="float" office:value="0.022905290310122" calcext:value-type="float">
            <text:p>0.022905290310122</text:p>
          </table:table-cell>
          <table:table-cell office:value-type="float" office:value="0.626808059078881" calcext:value-type="float">
            <text:p>0.626808059078881</text:p>
          </table:table-cell>
          <table:table-cell office:value-type="float" office:value="0.022585666890214" calcext:value-type="float">
            <text:p>0.022585666890214</text:p>
          </table:table-cell>
          <table:table-cell office:value-type="float" office:value="0.126848111577707" calcext:value-type="float">
            <text:p>0.126848111577707</text:p>
          </table:table-cell>
          <table:table-cell office:value-type="float" office:value="0.00786985607631108" calcext:value-type="float">
            <text:p>0.007869856076311</text:p>
          </table:table-cell>
          <table:table-cell office:value-type="float" office:value="0.830773257960425" calcext:value-type="float">
            <text:p>0.830773257960425</text:p>
          </table:table-cell>
          <table:table-cell office:value-type="float" office:value="0.00773049117468965" calcext:value-type="float">
            <text:p>0.00773049117469</text:p>
          </table:table-cell>
          <table:table-cell office:value-type="float" office:value="0.00501395007481795" calcext:value-type="float">
            <text:p>0.005013950074818</text:p>
          </table:table-cell>
          <table:table-cell office:value-type="float" office:value="0.00369299538323071" calcext:value-type="float">
            <text:p>0.003692995383231</text:p>
          </table:table-cell>
          <table:table-cell office:value-type="float" office:value="54.2373548746109" calcext:value-type="float">
            <text:p>54.2373548746109</text:p>
          </table:table-cell>
          <table:table-cell office:value-type="float" office:value="0.24035941905757" calcext:value-type="float">
            <text:p>0.24035941905757</text:p>
          </table:table-cell>
          <table:table-cell office:value-type="float" office:value="161.070610713959" calcext:value-type="float">
            <text:p>161.070610713959</text:p>
          </table:table-cell>
          <table:table-cell office:value-type="float" office:value="169.791277415746" calcext:value-type="float">
            <text:p>169.791277415746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82342" calcext:value-type="float">
            <text:p>0.82342</text:p>
          </table:table-cell>
          <table:table-cell office:value-type="float" office:value="0.0024252376744925" calcext:value-type="float">
            <text:p>0.002425237674493</text:p>
          </table:table-cell>
          <table:table-cell office:value-type="float" office:value="0.736658845126838" calcext:value-type="float">
            <text:p>0.736658845126838</text:p>
          </table:table-cell>
          <table:table-cell office:value-type="float" office:value="0.015171574899152" calcext:value-type="float">
            <text:p>0.015171574899152</text:p>
          </table:table-cell>
          <table:table-cell office:value-type="float" office:value="0.045951032020202" calcext:value-type="float">
            <text:p>0.045951032020202</text:p>
          </table:table-cell>
          <table:table-cell office:value-type="float" office:value="0.00486524769813994" calcext:value-type="float">
            <text:p>0.00486524769814</text:p>
          </table:table-cell>
          <table:table-cell office:value-type="float" office:value="0.0385238371428572" calcext:value-type="float">
            <text:p>0.038523837142857</text:p>
          </table:table-cell>
          <table:table-cell office:value-type="float" office:value="0.00621358862470452" calcext:value-type="float">
            <text:p>0.006213588624705</text:p>
          </table:table-cell>
          <table:table-cell office:value-type="float" office:value="0.538414317083882" calcext:value-type="float">
            <text:p>0.538414317083882</text:p>
          </table:table-cell>
          <table:table-cell office:value-type="float" office:value="0.272061861060326" calcext:value-type="float">
            <text:p>0.272061861060326</text:p>
          </table:table-cell>
          <table:table-cell office:value-type="float" office:value="0.118694546940658" calcext:value-type="float">
            <text:p>0.118694546940658</text:p>
          </table:table-cell>
          <table:table-cell office:value-type="float" office:value="0.00717265474610971" calcext:value-type="float">
            <text:p>0.00717265474611</text:p>
          </table:table-cell>
          <table:table-cell office:value-type="float" office:value="0.664285821261462" calcext:value-type="float">
            <text:p>0.664285821261462</text:p>
          </table:table-cell>
          <table:table-cell office:value-type="float" office:value="0.0110655814015771" calcext:value-type="float">
            <text:p>0.011065581401577</text:p>
          </table:table-cell>
          <table:table-cell office:value-type="float" office:value="0.0973346205365468" calcext:value-type="float">
            <text:p>0.097334620536547</text:p>
          </table:table-cell>
          <table:table-cell office:value-type="float" office:value="0.00946504153791281" calcext:value-type="float">
            <text:p>0.009465041537913</text:p>
          </table:table-cell>
          <table:table-cell office:value-type="float" office:value="0.860563585879913" calcext:value-type="float">
            <text:p>0.860563585879913</text:p>
          </table:table-cell>
          <table:table-cell office:value-type="float" office:value="0.00931014334840986" calcext:value-type="float">
            <text:p>0.00931014334841</text:p>
          </table:table-cell>
          <table:table-cell office:value-type="float" office:value="0.0371435858799126" calcext:value-type="float">
            <text:p>0.037143585879913</text:p>
          </table:table-cell>
          <table:table-cell office:value-type="float" office:value="0.00856620784280299" calcext:value-type="float">
            <text:p>0.008566207842803</text:p>
          </table:table-cell>
          <table:table-cell office:value-type="float" office:value="53.7948759794235" calcext:value-type="float">
            <text:p>53.7948759794235</text:p>
          </table:table-cell>
          <table:table-cell office:value-type="float" office:value="0.328631545276837" calcext:value-type="float">
            <text:p>0.328631545276837</text:p>
          </table:table-cell>
          <table:table-cell office:value-type="float" office:value="339.853493618965" calcext:value-type="float">
            <text:p>339.853493618965</text:p>
          </table:table-cell>
          <table:table-cell office:value-type="float" office:value="146.254562536747" calcext:value-type="float">
            <text:p>146.254562536747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34547" calcext:value-type="float">
            <text:p>0.34547</text:p>
          </table:table-cell>
          <table:table-cell office:value-type="float" office:value="0.00557595034251762" calcext:value-type="float">
            <text:p>0.005575950342518</text:p>
          </table:table-cell>
          <table:table-cell office:value-type="float" office:value="16.6131511493142" calcext:value-type="float">
            <text:p>16.6131511493142</text:p>
          </table:table-cell>
          <table:table-cell office:value-type="float" office:value="0.309580806138797" calcext:value-type="float">
            <text:p>0.309580806138797</text:p>
          </table:table-cell>
          <table:table-cell office:value-type="float" office:value="0.293683892866869" calcext:value-type="float">
            <text:p>0.293683892866869</text:p>
          </table:table-cell>
          <table:table-cell office:value-type="float" office:value="0.00938578759494401" calcext:value-type="float">
            <text:p>0.009385787594944</text:p>
          </table:table-cell>
          <table:table-cell office:value-type="float" office:value="0.287602980114059" calcext:value-type="float">
            <text:p>0.287602980114059</text:p>
          </table:table-cell>
          <table:table-cell office:value-type="float" office:value="0.00942651756061537" calcext:value-type="float">
            <text:p>0.009426517560615</text:p>
          </table:table-cell>
          <table:table-cell office:value-type="float" office:value="0.530913205914623" calcext:value-type="float">
            <text:p>0.530913205914623</text:p>
          </table:table-cell>
          <table:table-cell office:value-type="float" office:value="0.139700935639488" calcext:value-type="float">
            <text:p>0.139700935639488</text:p>
          </table:table-cell>
          <table:table-cell office:value-type="float" office:value="0.378383358441971" calcext:value-type="float">
            <text:p>0.378383358441971</text:p>
          </table:table-cell>
          <table:table-cell office:value-type="float" office:value="0.0124137586038074" calcext:value-type="float">
            <text:p>0.012413758603807</text:p>
          </table:table-cell>
          <table:table-cell office:value-type="float" office:value="0.509405084837438" calcext:value-type="float">
            <text:p>0.509405084837438</text:p>
          </table:table-cell>
          <table:table-cell office:value-type="float" office:value="0.0113618980540222" calcext:value-type="float">
            <text:p>0.011361898054022</text:p>
          </table:table-cell>
          <table:table-cell office:value-type="float" office:value="0.166502911671842" calcext:value-type="float">
            <text:p>0.166502911671842</text:p>
          </table:table-cell>
          <table:table-cell office:value-type="float" office:value="0.0076290907149257" calcext:value-type="float">
            <text:p>0.007629090714926</text:p>
          </table:table-cell>
          <table:table-cell office:value-type="float" office:value="0.62140618169253" calcext:value-type="float">
            <text:p>0.62140618169253</text:p>
          </table:table-cell>
          <table:table-cell office:value-type="float" office:value="0.00862005528976341" calcext:value-type="float">
            <text:p>0.008620055289763</text:p>
          </table:table-cell>
          <table:table-cell office:value-type="float" office:value="0.275936181692531" calcext:value-type="float">
            <text:p>0.275936181692531</text:p>
          </table:table-cell>
          <table:table-cell office:value-type="float" office:value="0.00931810457285351" calcext:value-type="float">
            <text:p>0.009318104572854</text:p>
          </table:table-cell>
          <table:table-cell office:value-type="float" office:value="8.31164526939392" calcext:value-type="float">
            <text:p>8.31164526939392</text:p>
          </table:table-cell>
          <table:table-cell office:value-type="float" office:value="0.0963748939244266" calcext:value-type="float">
            <text:p>0.096374893924427</text:p>
          </table:table-cell>
          <table:table-cell office:value-type="float" office:value="0.920560002326965" calcext:value-type="float">
            <text:p>0.920560002326965</text:p>
          </table:table-cell>
          <table:table-cell office:value-type="float" office:value="0.00970984086913452" calcext:value-type="float">
            <text:p>0.00970984086913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0124653296965802" calcext:value-type="float">
            <text:p>0.01246532969658</text:p>
          </table:table-cell>
          <table:table-cell office:value-type="float" office:value="12.9063340722297" calcext:value-type="float">
            <text:p>12.9063340722297</text:p>
          </table:table-cell>
          <table:table-cell office:value-type="float" office:value="0.671988056723236" calcext:value-type="float">
            <text:p>0.671988056723236</text:p>
          </table:table-cell>
          <table:table-cell office:value-type="float" office:value="0.28099163831184" calcext:value-type="float">
            <text:p>0.28099163831184</text:p>
          </table:table-cell>
          <table:table-cell office:value-type="float" office:value="0.0131470553467831" calcext:value-type="float">
            <text:p>0.013147055346783</text:p>
          </table:table-cell>
          <table:table-cell office:value-type="float" office:value="0.268951861014629" calcext:value-type="float">
            <text:p>0.268951861014629</text:p>
          </table:table-cell>
          <table:table-cell office:value-type="float" office:value="0.0126879057071092" calcext:value-type="float">
            <text:p>0.012687905707109</text:p>
          </table:table-cell>
          <table:table-cell office:value-type="float" office:value="0.500677076312485" calcext:value-type="float">
            <text:p>0.500677076312485</text:p>
          </table:table-cell>
          <table:table-cell office:value-type="float" office:value="0.0456201525233414" calcext:value-type="float">
            <text:p>0.045620152523341</text:p>
          </table:table-cell>
          <table:table-cell office:value-type="float" office:value="0.459749262681781" calcext:value-type="float">
            <text:p>0.459749262681781</text:p>
          </table:table-cell>
          <table:table-cell office:value-type="float" office:value="0.0530407461377247" calcext:value-type="float">
            <text:p>0.053040746137725</text:p>
          </table:table-cell>
          <table:table-cell office:value-type="float" office:value="0.540030000077043" calcext:value-type="float">
            <text:p>0.540030000077043</text:p>
          </table:table-cell>
          <table:table-cell office:value-type="float" office:value="0.0364108972463448" calcext:value-type="float">
            <text:p>0.036410897246345</text:p>
          </table:table-cell>
          <table:table-cell office:value-type="float" office:value="0.0954389210799416" calcext:value-type="float">
            <text:p>0.095438921079942</text:p>
          </table:table-cell>
          <table:table-cell office:value-type="float" office:value="0.00605505053358065" calcext:value-type="float">
            <text:p>0.006055050533581</text:p>
          </table:table-cell>
          <table:table-cell office:value-type="float" office:value="0.706162327595897" calcext:value-type="float">
            <text:p>0.706162327595897</text:p>
          </table:table-cell>
          <table:table-cell office:value-type="float" office:value="0.0222552831810417" calcext:value-type="float">
            <text:p>0.022255283181042</text:p>
          </table:table-cell>
          <table:table-cell office:value-type="float" office:value="0.249862327595897" calcext:value-type="float">
            <text:p>0.249862327595897</text:p>
          </table:table-cell>
          <table:table-cell office:value-type="float" office:value="0.017054972029019" calcext:value-type="float">
            <text:p>0.017054972029019</text:p>
          </table:table-cell>
          <table:table-cell office:value-type="float" office:value="8.30312776565552" calcext:value-type="float">
            <text:p>8.30312776565552</text:p>
          </table:table-cell>
          <table:table-cell office:value-type="float" office:value="0.17623695276046" calcext:value-type="float">
            <text:p>0.17623695276046</text:p>
          </table:table-cell>
          <table:table-cell office:value-type="float" office:value="0.917565059661865" calcext:value-type="float">
            <text:p>0.917565059661865</text:p>
          </table:table-cell>
          <table:table-cell office:value-type="float" office:value="0.0205323208011035" calcext:value-type="float">
            <text:p>0.020532320801104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8101" calcext:value-type="float">
            <text:p>0.48101</text:p>
          </table:table-cell>
          <table:table-cell office:value-type="float" office:value="0.009941434057072" calcext:value-type="float">
            <text:p>0.009941434057072</text:p>
          </table:table-cell>
          <table:table-cell office:value-type="float" office:value="11.7852539205287" calcext:value-type="float">
            <text:p>11.7852539205287</text:p>
          </table:table-cell>
          <table:table-cell office:value-type="float" office:value="0.832875126989462" calcext:value-type="float">
            <text:p>0.832875126989462</text:p>
          </table:table-cell>
          <table:table-cell office:value-type="float" office:value="0.272354510297011" calcext:value-type="float">
            <text:p>0.272354510297011</text:p>
          </table:table-cell>
          <table:table-cell office:value-type="float" office:value="0.0187722120932535" calcext:value-type="float">
            <text:p>0.018772212093254</text:p>
          </table:table-cell>
          <table:table-cell office:value-type="float" office:value="0.258596786028041" calcext:value-type="float">
            <text:p>0.258596786028041</text:p>
          </table:table-cell>
          <table:table-cell office:value-type="float" office:value="0.0191812533191561" calcext:value-type="float">
            <text:p>0.019181253319156</text:p>
          </table:table-cell>
          <table:table-cell office:value-type="float" office:value="0.489676482888371" calcext:value-type="float">
            <text:p>0.489676482888371</text:p>
          </table:table-cell>
          <table:table-cell office:value-type="float" office:value="0.0527293555764791" calcext:value-type="float">
            <text:p>0.052729355576479</text:p>
          </table:table-cell>
          <table:table-cell office:value-type="float" office:value="0.496431726216897" calcext:value-type="float">
            <text:p>0.496431726216897</text:p>
          </table:table-cell>
          <table:table-cell office:value-type="float" office:value="0.0504489615429825" calcext:value-type="float">
            <text:p>0.050448961542983</text:p>
          </table:table-cell>
          <table:table-cell office:value-type="float" office:value="0.531118540249414" calcext:value-type="float">
            <text:p>0.531118540249414</text:p>
          </table:table-cell>
          <table:table-cell office:value-type="float" office:value="0.039767728495939" calcext:value-type="float">
            <text:p>0.039767728495939</text:p>
          </table:table-cell>
          <table:table-cell office:value-type="float" office:value="0.080947303360866" calcext:value-type="float">
            <text:p>0.080947303360866</text:p>
          </table:table-cell>
          <table:table-cell office:value-type="float" office:value="0.00427606909059019" calcext:value-type="float">
            <text:p>0.00427606909059</text:p>
          </table:table-cell>
          <table:table-cell office:value-type="float" office:value="0.717847644275928" calcext:value-type="float">
            <text:p>0.717847644275928</text:p>
          </table:table-cell>
          <table:table-cell office:value-type="float" office:value="0.0182365057304692" calcext:value-type="float">
            <text:p>0.018236505730469</text:p>
          </table:table-cell>
          <table:table-cell office:value-type="float" office:value="0.236837644275928" calcext:value-type="float">
            <text:p>0.236837644275928</text:p>
          </table:table-cell>
          <table:table-cell office:value-type="float" office:value="0.0221780269883289" calcext:value-type="float">
            <text:p>0.022178026988329</text:p>
          </table:table-cell>
          <table:table-cell office:value-type="float" office:value="8.33113896846771" calcext:value-type="float">
            <text:p>8.33113896846771</text:p>
          </table:table-cell>
          <table:table-cell office:value-type="float" office:value="0.123828725647434" calcext:value-type="float">
            <text:p>0.123828725647434</text:p>
          </table:table-cell>
          <table:table-cell office:value-type="float" office:value="0.920419430732727" calcext:value-type="float">
            <text:p>0.920419430732727</text:p>
          </table:table-cell>
          <table:table-cell office:value-type="float" office:value="0.0149925615081862" calcext:value-type="float">
            <text:p>0.014992561508186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9308" calcext:value-type="float">
            <text:p>0.49308</text:p>
          </table:table-cell>
          <table:table-cell office:value-type="float" office:value="0.00805230125837052" calcext:value-type="float">
            <text:p>0.008052301258371</text:p>
          </table:table-cell>
          <table:table-cell office:value-type="float" office:value="11.6109702398802" calcext:value-type="float">
            <text:p>11.6109702398802</text:p>
          </table:table-cell>
          <table:table-cell office:value-type="float" office:value="1.29811433698636" calcext:value-type="float">
            <text:p>1.29811433698636</text:p>
          </table:table-cell>
          <table:table-cell office:value-type="float" office:value="0.276126398706658" calcext:value-type="float">
            <text:p>0.276126398706658</text:p>
          </table:table-cell>
          <table:table-cell office:value-type="float" office:value="0.0347887799829305" calcext:value-type="float">
            <text:p>0.034788779982931</text:p>
          </table:table-cell>
          <table:table-cell office:value-type="float" office:value="0.261264034180611" calcext:value-type="float">
            <text:p>0.261264034180611</text:p>
          </table:table-cell>
          <table:table-cell office:value-type="float" office:value="0.0346504568890397" calcext:value-type="float">
            <text:p>0.03465045688904</text:p>
          </table:table-cell>
          <table:table-cell office:value-type="float" office:value="0.513461497489843" calcext:value-type="float">
            <text:p>0.513461497489843</text:p>
          </table:table-cell>
          <table:table-cell office:value-type="float" office:value="0.061110273922195" calcext:value-type="float">
            <text:p>0.061110273922195</text:p>
          </table:table-cell>
          <table:table-cell office:value-type="float" office:value="0.494084512241581" calcext:value-type="float">
            <text:p>0.494084512241581</text:p>
          </table:table-cell>
          <table:table-cell office:value-type="float" office:value="0.096228211843706" calcext:value-type="float">
            <text:p>0.096228211843706</text:p>
          </table:table-cell>
          <table:table-cell office:value-type="float" office:value="0.542827987983207" calcext:value-type="float">
            <text:p>0.542827987983207</text:p>
          </table:table-cell>
          <table:table-cell office:value-type="float" office:value="0.0807341141297547" calcext:value-type="float">
            <text:p>0.080734114129755</text:p>
          </table:table-cell>
          <table:table-cell office:value-type="float" office:value="0.0703664827536158" calcext:value-type="float">
            <text:p>0.070366482753616</text:p>
          </table:table-cell>
          <table:table-cell office:value-type="float" office:value="0.00286161129221466" calcext:value-type="float">
            <text:p>0.002861611292215</text:p>
          </table:table-cell>
          <table:table-cell office:value-type="float" office:value="0.733790489868035" calcext:value-type="float">
            <text:p>0.733790489868035</text:p>
          </table:table-cell>
          <table:table-cell office:value-type="float" office:value="0.0408102961358689" calcext:value-type="float">
            <text:p>0.040810296135869</text:p>
          </table:table-cell>
          <table:table-cell office:value-type="float" office:value="0.240710489868034" calcext:value-type="float">
            <text:p>0.240710489868034</text:p>
          </table:table-cell>
          <table:table-cell office:value-type="float" office:value="0.0443163208726333" calcext:value-type="float">
            <text:p>0.044316320872633</text:p>
          </table:table-cell>
          <table:table-cell office:value-type="float" office:value="8.30116665363312" calcext:value-type="float">
            <text:p>8.30116665363312</text:p>
          </table:table-cell>
          <table:table-cell office:value-type="float" office:value="0.113271211823886" calcext:value-type="float">
            <text:p>0.113271211823886</text:p>
          </table:table-cell>
          <table:table-cell office:value-type="float" office:value="0.917923641204834" calcext:value-type="float">
            <text:p>0.917923641204834</text:p>
          </table:table-cell>
          <table:table-cell office:value-type="float" office:value="0.0127582307657762" calcext:value-type="float">
            <text:p>0.012758230765776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7112" calcext:value-type="float">
            <text:p>0.47112</text:p>
          </table:table-cell>
          <table:table-cell office:value-type="float" office:value="0.0100444346115979" calcext:value-type="float">
            <text:p>0.010044434611598</text:p>
          </table:table-cell>
          <table:table-cell office:value-type="float" office:value="11.7628869591655" calcext:value-type="float">
            <text:p>11.7628869591655</text:p>
          </table:table-cell>
          <table:table-cell office:value-type="float" office:value="0.297374950948632" calcext:value-type="float">
            <text:p>0.297374950948632</text:p>
          </table:table-cell>
          <table:table-cell office:value-type="float" office:value="0.268216113255088" calcext:value-type="float">
            <text:p>0.268216113255088</text:p>
          </table:table-cell>
          <table:table-cell office:value-type="float" office:value="0.00687972670986435" calcext:value-type="float">
            <text:p>0.006879726709864</text:p>
          </table:table-cell>
          <table:table-cell office:value-type="float" office:value="0.255301589409123" calcext:value-type="float">
            <text:p>0.255301589409123</text:p>
          </table:table-cell>
          <table:table-cell office:value-type="float" office:value="0.00703253855307048" calcext:value-type="float">
            <text:p>0.00703253855307</text:p>
          </table:table-cell>
          <table:table-cell office:value-type="float" office:value="0.498316434268909" calcext:value-type="float">
            <text:p>0.498316434268909</text:p>
          </table:table-cell>
          <table:table-cell office:value-type="float" office:value="0.0356728857212671" calcext:value-type="float">
            <text:p>0.035672885721267</text:p>
          </table:table-cell>
          <table:table-cell office:value-type="float" office:value="0.505528514592344" calcext:value-type="float">
            <text:p>0.505528514592344</text:p>
          </table:table-cell>
          <table:table-cell office:value-type="float" office:value="0.0161343966788504" calcext:value-type="float">
            <text:p>0.01613439667885</text:p>
          </table:table-cell>
          <table:table-cell office:value-type="float" office:value="0.515856579768907" calcext:value-type="float">
            <text:p>0.515856579768907</text:p>
          </table:table-cell>
          <table:table-cell office:value-type="float" office:value="0.0127908809673748" calcext:value-type="float">
            <text:p>0.012790880967375</text:p>
          </table:table-cell>
          <table:table-cell office:value-type="float" office:value="0.0895616585715906" calcext:value-type="float">
            <text:p>0.089561658571591</text:p>
          </table:table-cell>
          <table:table-cell office:value-type="float" office:value="0.00515441476705984" calcext:value-type="float">
            <text:p>0.00515441476706</text:p>
          </table:table-cell>
          <table:table-cell office:value-type="float" office:value="0.701744684534518" calcext:value-type="float">
            <text:p>0.701744684534518</text:p>
          </table:table-cell>
          <table:table-cell office:value-type="float" office:value="0.0102338863098174" calcext:value-type="float">
            <text:p>0.010233886309817</text:p>
          </table:table-cell>
          <table:table-cell office:value-type="float" office:value="0.230624684534518" calcext:value-type="float">
            <text:p>0.230624684534518</text:p>
          </table:table-cell>
          <table:table-cell office:value-type="float" office:value="0.00643236277337441" calcext:value-type="float">
            <text:p>0.006432362773374</text:p>
          </table:table-cell>
          <table:table-cell office:value-type="float" office:value="8.34089300632477" calcext:value-type="float">
            <text:p>8.34089300632477</text:p>
          </table:table-cell>
          <table:table-cell office:value-type="float" office:value="0.105092787132373" calcext:value-type="float">
            <text:p>0.105092787132373</text:p>
          </table:table-cell>
          <table:table-cell office:value-type="float" office:value="0.921938133239746" calcext:value-type="float">
            <text:p>0.921938133239746</text:p>
          </table:table-cell>
          <table:table-cell office:value-type="float" office:value="0.0129179432682085" calcext:value-type="float">
            <text:p>0.012917943268209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8332" calcext:value-type="float">
            <text:p>0.48332</text:p>
          </table:table-cell>
          <table:table-cell office:value-type="float" office:value="0.0085949339083491" calcext:value-type="float">
            <text:p>0.008594933908349</text:p>
          </table:table-cell>
          <table:table-cell office:value-type="float" office:value="11.6505283939387" calcext:value-type="float">
            <text:p>11.6505283939387</text:p>
          </table:table-cell>
          <table:table-cell office:value-type="float" office:value="1.10556886087958" calcext:value-type="float">
            <text:p>1.10556886087958</text:p>
          </table:table-cell>
          <table:table-cell office:value-type="float" office:value="0.270579799874109" calcext:value-type="float">
            <text:p>0.270579799874109</text:p>
          </table:table-cell>
          <table:table-cell office:value-type="float" office:value="0.0210247018738237" calcext:value-type="float">
            <text:p>0.021024701873824</text:p>
          </table:table-cell>
          <table:table-cell office:value-type="float" office:value="0.256717603934111" calcext:value-type="float">
            <text:p>0.256717603934111</text:p>
          </table:table-cell>
          <table:table-cell office:value-type="float" office:value="0.0217394488551698" calcext:value-type="float">
            <text:p>0.02173944885517</text:p>
          </table:table-cell>
          <table:table-cell office:value-type="float" office:value="0.541482308574977" calcext:value-type="float">
            <text:p>0.541482308574977</text:p>
          </table:table-cell>
          <table:table-cell office:value-type="float" office:value="0.107602462200472" calcext:value-type="float">
            <text:p>0.107602462200472</text:p>
          </table:table-cell>
          <table:table-cell office:value-type="float" office:value="0.504477820718098" calcext:value-type="float">
            <text:p>0.504477820718098</text:p>
          </table:table-cell>
          <table:table-cell office:value-type="float" office:value="0.0792120619816771" calcext:value-type="float">
            <text:p>0.079212061981677</text:p>
          </table:table-cell>
          <table:table-cell office:value-type="float" office:value="0.5266912432272" calcext:value-type="float">
            <text:p>0.5266912432272</text:p>
          </table:table-cell>
          <table:table-cell office:value-type="float" office:value="0.0543363827821825" calcext:value-type="float">
            <text:p>0.054336382782183</text:p>
          </table:table-cell>
          <table:table-cell office:value-type="float" office:value="0.0792553144546891" calcext:value-type="float">
            <text:p>0.079255314454689</text:p>
          </table:table-cell>
          <table:table-cell office:value-type="float" office:value="0.00446664914655418" calcext:value-type="float">
            <text:p>0.004466649146554</text:p>
          </table:table-cell>
          <table:table-cell office:value-type="float" office:value="0.717092779510175" calcext:value-type="float">
            <text:p>0.717092779510175</text:p>
          </table:table-cell>
          <table:table-cell office:value-type="float" office:value="0.0283057190903064" calcext:value-type="float">
            <text:p>0.028305719090307</text:p>
          </table:table-cell>
          <table:table-cell office:value-type="float" office:value="0.233772779510176" calcext:value-type="float">
            <text:p>0.233772779510176</text:p>
          </table:table-cell>
          <table:table-cell office:value-type="float" office:value="0.0277714386050575" calcext:value-type="float">
            <text:p>0.027771438605058</text:p>
          </table:table-cell>
          <table:table-cell office:value-type="float" office:value="8.28838670253754" calcext:value-type="float">
            <text:p>8.28838670253754</text:p>
          </table:table-cell>
          <table:table-cell office:value-type="float" office:value="0.0786231053343657" calcext:value-type="float">
            <text:p>0.078623105334366</text:p>
          </table:table-cell>
          <table:table-cell office:value-type="float" office:value="0.914454674720764" calcext:value-type="float">
            <text:p>0.914454674720764</text:p>
          </table:table-cell>
          <table:table-cell office:value-type="float" office:value="0.0071216102514966" calcext:value-type="float">
            <text:p>0.007121610251497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0613" calcext:value-type="float">
            <text:p>0.50613</text:p>
          </table:table-cell>
          <table:table-cell office:value-type="float" office:value="0.0118310373359416" calcext:value-type="float">
            <text:p>0.011831037335942</text:p>
          </table:table-cell>
          <table:table-cell office:value-type="float" office:value="13.5472791482188" calcext:value-type="float">
            <text:p>13.5472791482188</text:p>
          </table:table-cell>
          <table:table-cell office:value-type="float" office:value="1.47242404982779" calcext:value-type="float">
            <text:p>1.47242404982779</text:p>
          </table:table-cell>
          <table:table-cell office:value-type="float" office:value="0.290005702431426" calcext:value-type="float">
            <text:p>0.290005702431426</text:p>
          </table:table-cell>
          <table:table-cell office:value-type="float" office:value="0.0351020337640555" calcext:value-type="float">
            <text:p>0.035102033764056</text:p>
          </table:table-cell>
          <table:table-cell office:value-type="float" office:value="0.276552425372276" calcext:value-type="float">
            <text:p>0.276552425372276</text:p>
          </table:table-cell>
          <table:table-cell office:value-type="float" office:value="0.0336937773205129" calcext:value-type="float">
            <text:p>0.033693777320513</text:p>
          </table:table-cell>
          <table:table-cell office:value-type="float" office:value="0.62067029387576" calcext:value-type="float">
            <text:p>0.62067029387576</text:p>
          </table:table-cell>
          <table:table-cell office:value-type="float" office:value="0.152033597598073" calcext:value-type="float">
            <text:p>0.152033597598073</text:p>
          </table:table-cell>
          <table:table-cell office:value-type="float" office:value="0.33926078145781" calcext:value-type="float">
            <text:p>0.33926078145781</text:p>
          </table:table-cell>
          <table:table-cell office:value-type="float" office:value="0.107003786915677" calcext:value-type="float">
            <text:p>0.107003786915677</text:p>
          </table:table-cell>
          <table:table-cell office:value-type="float" office:value="0.620389814155694" calcext:value-type="float">
            <text:p>0.620389814155694</text:p>
          </table:table-cell>
          <table:table-cell office:value-type="float" office:value="0.0698034192560378" calcext:value-type="float">
            <text:p>0.069803419256038</text:p>
          </table:table-cell>
          <table:table-cell office:value-type="float" office:value="0.0646421943063782" calcext:value-type="float">
            <text:p>0.064642194306378</text:p>
          </table:table-cell>
          <table:table-cell office:value-type="float" office:value="0.00519675937609719" calcext:value-type="float">
            <text:p>0.005196759376097</text:p>
          </table:table-cell>
          <table:table-cell office:value-type="float" office:value="0.780134964939656" calcext:value-type="float">
            <text:p>0.780134964939656</text:p>
          </table:table-cell>
          <table:table-cell office:value-type="float" office:value="0.0337817495951603" calcext:value-type="float">
            <text:p>0.03378174959516</text:p>
          </table:table-cell>
          <table:table-cell office:value-type="float" office:value="0.274004964939656" calcext:value-type="float">
            <text:p>0.274004964939656</text:p>
          </table:table-cell>
          <table:table-cell office:value-type="float" office:value="0.0394337156765845" calcext:value-type="float">
            <text:p>0.039433715676585</text:p>
          </table:table-cell>
          <table:table-cell office:value-type="float" office:value="8.27381510734558" calcext:value-type="float">
            <text:p>8.27381510734558</text:p>
          </table:table-cell>
          <table:table-cell office:value-type="float" office:value="0.140574628513634" calcext:value-type="float">
            <text:p>0.140574628513634</text:p>
          </table:table-cell>
          <table:table-cell office:value-type="float" office:value="0.947468781471252" calcext:value-type="float">
            <text:p>0.947468781471252</text:p>
          </table:table-cell>
          <table:table-cell office:value-type="float" office:value="0.105119444612217" calcext:value-type="float">
            <text:p>0.105119444612217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9646" calcext:value-type="float">
            <text:p>0.49646</text:p>
          </table:table-cell>
          <table:table-cell office:value-type="float" office:value="0.0096670344757612" calcext:value-type="float">
            <text:p>0.009667034475761</text:p>
          </table:table-cell>
          <table:table-cell office:value-type="float" office:value="12.2261738527731" calcext:value-type="float">
            <text:p>12.2261738527731</text:p>
          </table:table-cell>
          <table:table-cell office:value-type="float" office:value="1.11698631785059" calcext:value-type="float">
            <text:p>1.11698631785059</text:p>
          </table:table-cell>
          <table:table-cell office:value-type="float" office:value="0.268429764099894" calcext:value-type="float">
            <text:p>0.268429764099894</text:p>
          </table:table-cell>
          <table:table-cell office:value-type="float" office:value="0.0260006278755096" calcext:value-type="float">
            <text:p>0.02600062787551</text:p>
          </table:table-cell>
          <table:table-cell office:value-type="float" office:value="0.254562548813475" calcext:value-type="float">
            <text:p>0.254562548813475</text:p>
          </table:table-cell>
          <table:table-cell office:value-type="float" office:value="0.0262194193884326" calcext:value-type="float">
            <text:p>0.026219419388433</text:p>
          </table:table-cell>
          <table:table-cell office:value-type="float" office:value="0.550212095459549" calcext:value-type="float">
            <text:p>0.550212095459549</text:p>
          </table:table-cell>
          <table:table-cell office:value-type="float" office:value="0.0448939145748046" calcext:value-type="float">
            <text:p>0.044893914574805</text:p>
          </table:table-cell>
          <table:table-cell office:value-type="float" office:value="0.456529150455947" calcext:value-type="float">
            <text:p>0.456529150455947</text:p>
          </table:table-cell>
          <table:table-cell office:value-type="float" office:value="0.0770594978108572" calcext:value-type="float">
            <text:p>0.077059497810857</text:p>
          </table:table-cell>
          <table:table-cell office:value-type="float" office:value="0.54333337711746" calcext:value-type="float">
            <text:p>0.54333337711746</text:p>
          </table:table-cell>
          <table:table-cell office:value-type="float" office:value="0.0592464344735919" calcext:value-type="float">
            <text:p>0.059246434473592</text:p>
          </table:table-cell>
          <table:table-cell office:value-type="float" office:value="0.0670821487661238" calcext:value-type="float">
            <text:p>0.067082148766124</text:p>
          </table:table-cell>
          <table:table-cell office:value-type="float" office:value="0.00590517875856236" calcext:value-type="float">
            <text:p>0.005905178758562</text:p>
          </table:table-cell>
          <table:table-cell office:value-type="float" office:value="0.736772406757337" calcext:value-type="float">
            <text:p>0.736772406757337</text:p>
          </table:table-cell>
          <table:table-cell office:value-type="float" office:value="0.0315319058814951" calcext:value-type="float">
            <text:p>0.031531905881495</text:p>
          </table:table-cell>
          <table:table-cell office:value-type="float" office:value="0.240312406757337" calcext:value-type="float">
            <text:p>0.240312406757337</text:p>
          </table:table-cell>
          <table:table-cell office:value-type="float" office:value="0.0318344687528388" calcext:value-type="float">
            <text:p>0.031834468752839</text:p>
          </table:table-cell>
          <table:table-cell office:value-type="float" office:value="8.28379275798798" calcext:value-type="float">
            <text:p>8.28379275798798</text:p>
          </table:table-cell>
          <table:table-cell office:value-type="float" office:value="0.104236324932025" calcext:value-type="float">
            <text:p>0.104236324932025</text:p>
          </table:table-cell>
          <table:table-cell office:value-type="float" office:value="0.964144372940064" calcext:value-type="float">
            <text:p>0.964144372940064</text:p>
          </table:table-cell>
          <table:table-cell office:value-type="float" office:value="0.012513393369018" calcext:value-type="float">
            <text:p>0.012513393369018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0866" calcext:value-type="float">
            <text:p>0.50866</text:p>
          </table:table-cell>
          <table:table-cell office:value-type="float" office:value="0.01213152001102" calcext:value-type="float">
            <text:p>0.01213152001102</text:p>
          </table:table-cell>
          <table:table-cell office:value-type="float" office:value="12.714333967587" calcext:value-type="float">
            <text:p>12.714333967587</text:p>
          </table:table-cell>
          <table:table-cell office:value-type="float" office:value="1.68882163433074" calcext:value-type="float">
            <text:p>1.68882163433074</text:p>
          </table:table-cell>
          <table:table-cell office:value-type="float" office:value="0.284391277319705" calcext:value-type="float">
            <text:p>0.284391277319705</text:p>
          </table:table-cell>
          <table:table-cell office:value-type="float" office:value="0.0218401976139223" calcext:value-type="float">
            <text:p>0.021840197613922</text:p>
          </table:table-cell>
          <table:table-cell office:value-type="float" office:value="0.270695570382365" calcext:value-type="float">
            <text:p>0.270695570382365</text:p>
          </table:table-cell>
          <table:table-cell office:value-type="float" office:value="0.022801152824429" calcext:value-type="float">
            <text:p>0.022801152824429</text:p>
          </table:table-cell>
          <table:table-cell office:value-type="float" office:value="0.553340546054373" calcext:value-type="float">
            <text:p>0.553340546054373</text:p>
          </table:table-cell>
          <table:table-cell office:value-type="float" office:value="0.094111352801874" calcext:value-type="float">
            <text:p>0.094111352801874</text:p>
          </table:table-cell>
          <table:table-cell office:value-type="float" office:value="0.374567694350594" calcext:value-type="float">
            <text:p>0.374567694350594</text:p>
          </table:table-cell>
          <table:table-cell office:value-type="float" office:value="0.110714009464505" calcext:value-type="float">
            <text:p>0.110714009464505</text:p>
          </table:table-cell>
          <table:table-cell office:value-type="float" office:value="0.606914399941597" calcext:value-type="float">
            <text:p>0.606914399941597</text:p>
          </table:table-cell>
          <table:table-cell office:value-type="float" office:value="0.0633832638238578" calcext:value-type="float">
            <text:p>0.063383263823858</text:p>
          </table:table-cell>
          <table:table-cell office:value-type="float" office:value="0.0687074781852266" calcext:value-type="float">
            <text:p>0.068707478185227</text:p>
          </table:table-cell>
          <table:table-cell office:value-type="float" office:value="0.00459575102381529" calcext:value-type="float">
            <text:p>0.004595751023815</text:p>
          </table:table-cell>
          <table:table-cell office:value-type="float" office:value="0.772071956187046" calcext:value-type="float">
            <text:p>0.772071956187046</text:p>
          </table:table-cell>
          <table:table-cell office:value-type="float" office:value="0.0302942979915191" calcext:value-type="float">
            <text:p>0.030294297991519</text:p>
          </table:table-cell>
          <table:table-cell office:value-type="float" office:value="0.263411956187046" calcext:value-type="float">
            <text:p>0.263411956187046</text:p>
          </table:table-cell>
          <table:table-cell office:value-type="float" office:value="0.0328624528190198" calcext:value-type="float">
            <text:p>0.03286245281902</text:p>
          </table:table-cell>
          <table:table-cell office:value-type="float" office:value="8.33978843688965" calcext:value-type="float">
            <text:p>8.33978843688965</text:p>
          </table:table-cell>
          <table:table-cell office:value-type="float" office:value="0.15740790322913" calcext:value-type="float">
            <text:p>0.15740790322913</text:p>
          </table:table-cell>
          <table:table-cell office:value-type="float" office:value="0.97506639957428" calcext:value-type="float">
            <text:p>0.97506639957428</text:p>
          </table:table-cell>
          <table:table-cell office:value-type="float" office:value="0.0214169159342868" calcext:value-type="float">
            <text:p>0.021416915934287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1221" calcext:value-type="float">
            <text:p>0.51221</text:p>
          </table:table-cell>
          <table:table-cell office:value-type="float" office:value="0.00993875131884171" calcext:value-type="float">
            <text:p>0.009938751318842</text:p>
          </table:table-cell>
          <table:table-cell office:value-type="float" office:value="10.7949156593823" calcext:value-type="float">
            <text:p>10.7949156593823</text:p>
          </table:table-cell>
          <table:table-cell office:value-type="float" office:value="1.63598065417338" calcext:value-type="float">
            <text:p>1.63598065417338</text:p>
          </table:table-cell>
          <table:table-cell office:value-type="float" office:value="0.258995306826048" calcext:value-type="float">
            <text:p>0.258995306826048</text:p>
          </table:table-cell>
          <table:table-cell office:value-type="float" office:value="0.0301712340175841" calcext:value-type="float">
            <text:p>0.030171234017584</text:p>
          </table:table-cell>
          <table:table-cell office:value-type="float" office:value="0.242343446215204" calcext:value-type="float">
            <text:p>0.242343446215204</text:p>
          </table:table-cell>
          <table:table-cell office:value-type="float" office:value="0.0300408677031964" calcext:value-type="float">
            <text:p>0.030040867703196</text:p>
          </table:table-cell>
          <table:table-cell office:value-type="float" office:value="0.549299405982646" calcext:value-type="float">
            <text:p>0.549299405982646</text:p>
          </table:table-cell>
          <table:table-cell office:value-type="float" office:value="0.0779851200629473" calcext:value-type="float">
            <text:p>0.077985120062947</text:p>
          </table:table-cell>
          <table:table-cell office:value-type="float" office:value="0.534791786704624" calcext:value-type="float">
            <text:p>0.534791786704624</text:p>
          </table:table-cell>
          <table:table-cell office:value-type="float" office:value="0.119776880061911" calcext:value-type="float">
            <text:p>0.119776880061911</text:p>
          </table:table-cell>
          <table:table-cell office:value-type="float" office:value="0.512956959960998" calcext:value-type="float">
            <text:p>0.512956959960998</text:p>
          </table:table-cell>
          <table:table-cell office:value-type="float" office:value="0.0779915069393736" calcext:value-type="float">
            <text:p>0.077991506939374</text:p>
          </table:table-cell>
          <table:table-cell office:value-type="float" office:value="0.0565632368484342" calcext:value-type="float">
            <text:p>0.056563236848434</text:p>
          </table:table-cell>
          <table:table-cell office:value-type="float" office:value="0.00398661152314791" calcext:value-type="float">
            <text:p>0.003986611523148</text:p>
          </table:table-cell>
          <table:table-cell office:value-type="float" office:value="0.733646241464073" calcext:value-type="float">
            <text:p>0.733646241464073</text:p>
          </table:table-cell>
          <table:table-cell office:value-type="float" office:value="0.0375472008287059" calcext:value-type="float">
            <text:p>0.037547200828706</text:p>
          </table:table-cell>
          <table:table-cell office:value-type="float" office:value="0.221436241464073" calcext:value-type="float">
            <text:p>0.221436241464073</text:p>
          </table:table-cell>
          <table:table-cell office:value-type="float" office:value="0.0407819772087362" calcext:value-type="float">
            <text:p>0.040781977208736</text:p>
          </table:table-cell>
          <table:table-cell office:value-type="float" office:value="8.27026236057282" calcext:value-type="float">
            <text:p>8.27026236057282</text:p>
          </table:table-cell>
          <table:table-cell office:value-type="float" office:value="0.129130450020339" calcext:value-type="float">
            <text:p>0.129130450020339</text:p>
          </table:table-cell>
          <table:table-cell office:value-type="float" office:value="0.964355492591858" calcext:value-type="float">
            <text:p>0.964355492591858</text:p>
          </table:table-cell>
          <table:table-cell office:value-type="float" office:value="0.0163385561645353" calcext:value-type="float">
            <text:p>0.01633855616453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1384" calcext:value-type="float">
            <text:p>0.51384</text:p>
          </table:table-cell>
          <table:table-cell office:value-type="float" office:value="0.00613228251867843" calcext:value-type="float">
            <text:p>0.006132282518678</text:p>
          </table:table-cell>
          <table:table-cell office:value-type="float" office:value="13.1474513307135" calcext:value-type="float">
            <text:p>13.1474513307135</text:p>
          </table:table-cell>
          <table:table-cell office:value-type="float" office:value="1.75398018729778" calcext:value-type="float">
            <text:p>1.75398018729778</text:p>
          </table:table-cell>
          <table:table-cell office:value-type="float" office:value="0.300301417771471" calcext:value-type="float">
            <text:p>0.300301417771471</text:p>
          </table:table-cell>
          <table:table-cell office:value-type="float" office:value="0.0349068627187823" calcext:value-type="float">
            <text:p>0.034906862718782</text:p>
          </table:table-cell>
          <table:table-cell office:value-type="float" office:value="0.286280137280192" calcext:value-type="float">
            <text:p>0.286280137280192</text:p>
          </table:table-cell>
          <table:table-cell office:value-type="float" office:value="0.034828594394725" calcext:value-type="float">
            <text:p>0.034828594394725</text:p>
          </table:table-cell>
          <table:table-cell office:value-type="float" office:value="0.575185761774801" calcext:value-type="float">
            <text:p>0.575185761774801</text:p>
          </table:table-cell>
          <table:table-cell office:value-type="float" office:value="0.0769072092886063" calcext:value-type="float">
            <text:p>0.076907209288606</text:p>
          </table:table-cell>
          <table:table-cell office:value-type="float" office:value="0.332018539197655" calcext:value-type="float">
            <text:p>0.332018539197655</text:p>
          </table:table-cell>
          <table:table-cell office:value-type="float" office:value="0.133695646027268" calcext:value-type="float">
            <text:p>0.133695646027268</text:p>
          </table:table-cell>
          <table:table-cell office:value-type="float" office:value="0.648501198240731" calcext:value-type="float">
            <text:p>0.648501198240731</text:p>
          </table:table-cell>
          <table:table-cell office:value-type="float" office:value="0.0889303272599703" calcext:value-type="float">
            <text:p>0.08893032725997</text:p>
          </table:table-cell>
          <table:table-cell office:value-type="float" office:value="0.0627615143187918" calcext:value-type="float">
            <text:p>0.062761514318792</text:p>
          </table:table-cell>
          <table:table-cell office:value-type="float" office:value="0.0042701863414821" calcext:value-type="float">
            <text:p>0.004270186341482</text:p>
          </table:table-cell>
          <table:table-cell office:value-type="float" office:value="0.796949234589299" calcext:value-type="float">
            <text:p>0.796949234589299</text:p>
          </table:table-cell>
          <table:table-cell office:value-type="float" office:value="0.0429073088786419" calcext:value-type="float">
            <text:p>0.042907308878642</text:p>
          </table:table-cell>
          <table:table-cell office:value-type="float" office:value="0.283109234589299" calcext:value-type="float">
            <text:p>0.283109234589299</text:p>
          </table:table-cell>
          <table:table-cell office:value-type="float" office:value="0.0442883979834314" calcext:value-type="float">
            <text:p>0.044288397983431</text:p>
          </table:table-cell>
          <table:table-cell office:value-type="float" office:value="8.2692754983902" calcext:value-type="float">
            <text:p>8.2692754983902</text:p>
          </table:table-cell>
          <table:table-cell office:value-type="float" office:value="0.149904214207746" calcext:value-type="float">
            <text:p>0.149904214207746</text:p>
          </table:table-cell>
          <table:table-cell office:value-type="float" office:value="0.969018411636352" calcext:value-type="float">
            <text:p>0.969018411636352</text:p>
          </table:table-cell>
          <table:table-cell office:value-type="float" office:value="0.027661119232175" calcext:value-type="float">
            <text:p>0.02766111923217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0125025330766743" calcext:value-type="float">
            <text:p>0.012502533076674</text:p>
          </table:table-cell>
          <table:table-cell office:value-type="float" office:value="12.488701816974" calcext:value-type="float">
            <text:p>12.488701816974</text:p>
          </table:table-cell>
          <table:table-cell office:value-type="float" office:value="1.22027549664432" calcext:value-type="float">
            <text:p>1.22027549664432</text:p>
          </table:table-cell>
          <table:table-cell office:value-type="float" office:value="0.306301810467995" calcext:value-type="float">
            <text:p>0.306301810467995</text:p>
          </table:table-cell>
          <table:table-cell office:value-type="float" office:value="0.0221147356367723" calcext:value-type="float">
            <text:p>0.022114735636772</text:p>
          </table:table-cell>
          <table:table-cell office:value-type="float" office:value="0.290974952196541" calcext:value-type="float">
            <text:p>0.290974952196541</text:p>
          </table:table-cell>
          <table:table-cell office:value-type="float" office:value="0.0224751125073135" calcext:value-type="float">
            <text:p>0.022475112507314</text:p>
          </table:table-cell>
          <table:table-cell office:value-type="float" office:value="0.623850586997078" calcext:value-type="float">
            <text:p>0.623850586997078</text:p>
          </table:table-cell>
          <table:table-cell office:value-type="float" office:value="0.0837197509254855" calcext:value-type="float">
            <text:p>0.083719750925486</text:p>
          </table:table-cell>
          <table:table-cell office:value-type="float" office:value="0.359990655279652" calcext:value-type="float">
            <text:p>0.359990655279652</text:p>
          </table:table-cell>
          <table:table-cell office:value-type="float" office:value="0.101764820013053" calcext:value-type="float">
            <text:p>0.101764820013053</text:p>
          </table:table-cell>
          <table:table-cell office:value-type="float" office:value="0.656492815968772" calcext:value-type="float">
            <text:p>0.656492815968772</text:p>
          </table:table-cell>
          <table:table-cell office:value-type="float" office:value="0.0651969705013714" calcext:value-type="float">
            <text:p>0.065196970501372</text:p>
          </table:table-cell>
          <table:table-cell office:value-type="float" office:value="0.0572512085273207" calcext:value-type="float">
            <text:p>0.057251208527321</text:p>
          </table:table-cell>
          <table:table-cell office:value-type="float" office:value="0.00478664437734101" calcext:value-type="float">
            <text:p>0.004786644377341</text:p>
          </table:table-cell>
          <table:table-cell office:value-type="float" office:value="0.80637950258722" calcext:value-type="float">
            <text:p>0.80637950258722</text:p>
          </table:table-cell>
          <table:table-cell office:value-type="float" office:value="0.0297993670103981" calcext:value-type="float">
            <text:p>0.029799367010398</text:p>
          </table:table-cell>
          <table:table-cell office:value-type="float" office:value="0.28247950258722" calcext:value-type="float">
            <text:p>0.28247950258722</text:p>
          </table:table-cell>
          <table:table-cell office:value-type="float" office:value="0.0299632768000724" calcext:value-type="float">
            <text:p>0.029963276800073</text:p>
          </table:table-cell>
          <table:table-cell office:value-type="float" office:value="8.29745495319366" calcext:value-type="float">
            <text:p>8.29745495319366</text:p>
          </table:table-cell>
          <table:table-cell office:value-type="float" office:value="0.186549990544892" calcext:value-type="float">
            <text:p>0.186549990544892</text:p>
          </table:table-cell>
          <table:table-cell office:value-type="float" office:value="0.96632285118103" calcext:value-type="float">
            <text:p>0.96632285118103</text:p>
          </table:table-cell>
          <table:table-cell office:value-type="float" office:value="0.0208077964303704" calcext:value-type="float">
            <text:p>0.02080779643037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2389" calcext:value-type="float">
            <text:p>0.52389</text:p>
          </table:table-cell>
          <table:table-cell office:value-type="float" office:value="0.0104920551953477" calcext:value-type="float">
            <text:p>0.010492055195348</text:p>
          </table:table-cell>
          <table:table-cell office:value-type="float" office:value="13.4374393450862" calcext:value-type="float">
            <text:p>13.4374393450862</text:p>
          </table:table-cell>
          <table:table-cell office:value-type="float" office:value="1.19288281100627" calcext:value-type="float">
            <text:p>1.19288281100627</text:p>
          </table:table-cell>
          <table:table-cell office:value-type="float" office:value="0.326452017372968" calcext:value-type="float">
            <text:p>0.326452017372968</text:p>
          </table:table-cell>
          <table:table-cell office:value-type="float" office:value="0.0300330925200561" calcext:value-type="float">
            <text:p>0.030033092520056</text:p>
          </table:table-cell>
          <table:table-cell office:value-type="float" office:value="0.310977882228973" calcext:value-type="float">
            <text:p>0.310977882228973</text:p>
          </table:table-cell>
          <table:table-cell office:value-type="float" office:value="0.0299689226119171" calcext:value-type="float">
            <text:p>0.029968922611917</text:p>
          </table:table-cell>
          <table:table-cell office:value-type="float" office:value="0.699490188003094" calcext:value-type="float">
            <text:p>0.699490188003094</text:p>
          </table:table-cell>
          <table:table-cell office:value-type="float" office:value="0.0898073628086712" calcext:value-type="float">
            <text:p>0.089807362808671</text:p>
          </table:table-cell>
          <table:table-cell office:value-type="float" office:value="0.262037489944593" calcext:value-type="float">
            <text:p>0.262037489944593</text:p>
          </table:table-cell>
          <table:table-cell office:value-type="float" office:value="0.124672421796843" calcext:value-type="float">
            <text:p>0.124672421796843</text:p>
          </table:table-cell>
          <table:table-cell office:value-type="float" office:value="0.721578802176988" calcext:value-type="float">
            <text:p>0.721578802176988</text:p>
          </table:table-cell>
          <table:table-cell office:value-type="float" office:value="0.0866231356363368" calcext:value-type="float">
            <text:p>0.086623135636337</text:p>
          </table:table-cell>
          <table:table-cell office:value-type="float" office:value="0.0576120340589786" calcext:value-type="float">
            <text:p>0.057612034058979</text:p>
          </table:table-cell>
          <table:table-cell office:value-type="float" office:value="0.0052883696570388" calcext:value-type="float">
            <text:p>0.005288369657039</text:p>
          </table:table-cell>
          <table:table-cell office:value-type="float" office:value="0.837049290110372" calcext:value-type="float">
            <text:p>0.837049290110372</text:p>
          </table:table-cell>
          <table:table-cell office:value-type="float" office:value="0.0425256717299842" calcext:value-type="float">
            <text:p>0.042525671729984</text:p>
          </table:table-cell>
          <table:table-cell office:value-type="float" office:value="0.313159290110372" calcext:value-type="float">
            <text:p>0.313159290110372</text:p>
          </table:table-cell>
          <table:table-cell office:value-type="float" office:value="0.0407193330744541" calcext:value-type="float">
            <text:p>0.040719333074454</text:p>
          </table:table-cell>
          <table:table-cell office:value-type="float" office:value="8.29513754844666" calcext:value-type="float">
            <text:p>8.29513754844666</text:p>
          </table:table-cell>
          <table:table-cell office:value-type="float" office:value="0.115243153793817" calcext:value-type="float">
            <text:p>0.115243153793817</text:p>
          </table:table-cell>
          <table:table-cell office:value-type="float" office:value="0.966988205909729" calcext:value-type="float">
            <text:p>0.966988205909729</text:p>
          </table:table-cell>
          <table:table-cell office:value-type="float" office:value="0.011406108007794" calcext:value-type="float">
            <text:p>0.011406108007794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35281" calcext:value-type="float">
            <text:p>0.35281</text:p>
          </table:table-cell>
          <table:table-cell office:value-type="float" office:value="0.00581252479086709" calcext:value-type="float">
            <text:p>0.005812524790867</text:p>
          </table:table-cell>
          <table:table-cell office:value-type="float" office:value="15.7678276376085" calcext:value-type="float">
            <text:p>15.7678276376085</text:p>
          </table:table-cell>
          <table:table-cell office:value-type="float" office:value="0.238743031597292" calcext:value-type="float">
            <text:p>0.238743031597292</text:p>
          </table:table-cell>
          <table:table-cell office:value-type="float" office:value="0.229004581616162" calcext:value-type="float">
            <text:p>0.229004581616162</text:p>
          </table:table-cell>
          <table:table-cell office:value-type="float" office:value="0.00782396964884408" calcext:value-type="float">
            <text:p>0.007823969648844</text:p>
          </table:table-cell>
          <table:table-cell office:value-type="float" office:value="0.22616716047619" calcext:value-type="float">
            <text:p>0.22616716047619</text:p>
          </table:table-cell>
          <table:table-cell office:value-type="float" office:value="0.00765118783623878" calcext:value-type="float">
            <text:p>0.007651187836239</text:p>
          </table:table-cell>
          <table:table-cell office:value-type="float" office:value="0.454742352284466" calcext:value-type="float">
            <text:p>0.454742352284466</text:p>
          </table:table-cell>
          <table:table-cell office:value-type="float" office:value="0.030123211521545" calcext:value-type="float">
            <text:p>0.030123211521545</text:p>
          </table:table-cell>
          <table:table-cell office:value-type="float" office:value="0.359496330801937" calcext:value-type="float">
            <text:p>0.359496330801937</text:p>
          </table:table-cell>
          <table:table-cell office:value-type="float" office:value="0.0070314812391061" calcext:value-type="float">
            <text:p>0.007031481239106</text:p>
          </table:table-cell>
          <table:table-cell office:value-type="float" office:value="0.452887870400204" calcext:value-type="float">
            <text:p>0.452887870400204</text:p>
          </table:table-cell>
          <table:table-cell office:value-type="float" office:value="0.00928706585010425" calcext:value-type="float">
            <text:p>0.009287065850104</text:p>
          </table:table-cell>
          <table:table-cell office:value-type="float" office:value="0.181577426586102" calcext:value-type="float">
            <text:p>0.181577426586102</text:p>
          </table:table-cell>
          <table:table-cell office:value-type="float" office:value="0.00711586553976533" calcext:value-type="float">
            <text:p>0.007115865539765</text:p>
          </table:table-cell>
          <table:table-cell office:value-type="float" office:value="0.581854150719625" calcext:value-type="float">
            <text:p>0.581854150719625</text:p>
          </table:table-cell>
          <table:table-cell office:value-type="float" office:value="0.00932113685376402" calcext:value-type="float">
            <text:p>0.009321136853764</text:p>
          </table:table-cell>
          <table:table-cell office:value-type="float" office:value="0.229044150719625" calcext:value-type="float">
            <text:p>0.229044150719625</text:p>
          </table:table-cell>
          <table:table-cell office:value-type="float" office:value="0.00783352561416768" calcext:value-type="float">
            <text:p>0.007833525614168</text:p>
          </table:table-cell>
          <table:table-cell office:value-type="float" office:value="12.8888818740845" calcext:value-type="float">
            <text:p>12.8888818740845</text:p>
          </table:table-cell>
          <table:table-cell office:value-type="float" office:value="0.259054098731372" calcext:value-type="float">
            <text:p>0.259054098731372</text:p>
          </table:table-cell>
          <table:table-cell office:value-type="float" office:value="2.44427139759064" calcext:value-type="float">
            <text:p>2.44427139759064</text:p>
          </table:table-cell>
          <table:table-cell office:value-type="float" office:value="0.0442709347749107" calcext:value-type="float">
            <text:p>0.04427093477491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5543" calcext:value-type="float">
            <text:p>0.45543</text:p>
          </table:table-cell>
          <table:table-cell office:value-type="float" office:value="0.0140335352321185" calcext:value-type="float">
            <text:p>0.014033535232119</text:p>
          </table:table-cell>
          <table:table-cell office:value-type="float" office:value="14.6492922301169" calcext:value-type="float">
            <text:p>14.6492922301169</text:p>
          </table:table-cell>
          <table:table-cell office:value-type="float" office:value="0.498740877911734" calcext:value-type="float">
            <text:p>0.498740877911734</text:p>
          </table:table-cell>
          <table:table-cell office:value-type="float" office:value="0.24159428989899" calcext:value-type="float">
            <text:p>0.24159428989899</text:p>
          </table:table-cell>
          <table:table-cell office:value-type="float" office:value="0.0162733422862717" calcext:value-type="float">
            <text:p>0.016273342286272</text:p>
          </table:table-cell>
          <table:table-cell office:value-type="float" office:value="0.234819811904762" calcext:value-type="float">
            <text:p>0.234819811904762</text:p>
          </table:table-cell>
          <table:table-cell office:value-type="float" office:value="0.0161015823835677" calcext:value-type="float">
            <text:p>0.016101582383568</text:p>
          </table:table-cell>
          <table:table-cell office:value-type="float" office:value="0.48752268883038" calcext:value-type="float">
            <text:p>0.48752268883038</text:p>
          </table:table-cell>
          <table:table-cell office:value-type="float" office:value="0.0297584499912627" calcext:value-type="float">
            <text:p>0.029758449991263</text:p>
          </table:table-cell>
          <table:table-cell office:value-type="float" office:value="0.345419362349375" calcext:value-type="float">
            <text:p>0.345419362349375</text:p>
          </table:table-cell>
          <table:table-cell office:value-type="float" office:value="0.0181668153227315" calcext:value-type="float">
            <text:p>0.018166815322732</text:p>
          </table:table-cell>
          <table:table-cell office:value-type="float" office:value="0.527283296549007" calcext:value-type="float">
            <text:p>0.527283296549007</text:p>
          </table:table-cell>
          <table:table-cell office:value-type="float" office:value="0.0215534633796174" calcext:value-type="float">
            <text:p>0.021553463379618</text:p>
          </table:table-cell>
          <table:table-cell office:value-type="float" office:value="0.0991498086502435" calcext:value-type="float">
            <text:p>0.099149808650244</text:p>
          </table:table-cell>
          <table:table-cell office:value-type="float" office:value="0.00689219983339576" calcext:value-type="float">
            <text:p>0.006892199833396</text:p>
          </table:table-cell>
          <table:table-cell office:value-type="float" office:value="0.697417025189677" calcext:value-type="float">
            <text:p>0.697417025189677</text:p>
          </table:table-cell>
          <table:table-cell office:value-type="float" office:value="0.0137503847831124" calcext:value-type="float">
            <text:p>0.013750384783112</text:p>
          </table:table-cell>
          <table:table-cell office:value-type="float" office:value="0.241987025189677" calcext:value-type="float">
            <text:p>0.241987025189677</text:p>
          </table:table-cell>
          <table:table-cell office:value-type="float" office:value="0.0163568580588103" calcext:value-type="float">
            <text:p>0.01635685805881</text:p>
          </table:table-cell>
          <table:table-cell office:value-type="float" office:value="14.1763336181641" calcext:value-type="float">
            <text:p>14.1763336181641</text:p>
          </table:table-cell>
          <table:table-cell office:value-type="float" office:value="0.296179976846973" calcext:value-type="float">
            <text:p>0.296179976846973</text:p>
          </table:table-cell>
          <table:table-cell office:value-type="float" office:value="2.34334740638733" calcext:value-type="float">
            <text:p>2.34334740638733</text:p>
          </table:table-cell>
          <table:table-cell office:value-type="float" office:value="0.0592763388867375" calcext:value-type="float">
            <text:p>0.059276338886738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7902" calcext:value-type="float">
            <text:p>0.47902</text:p>
          </table:table-cell>
          <table:table-cell office:value-type="float" office:value="0.00966997644487537" calcext:value-type="float">
            <text:p>0.009669976444875</text:p>
          </table:table-cell>
          <table:table-cell office:value-type="float" office:value="14.3918580284719" calcext:value-type="float">
            <text:p>14.3918580284719</text:p>
          </table:table-cell>
          <table:table-cell office:value-type="float" office:value="0.319539968369597" calcext:value-type="float">
            <text:p>0.319539968369597</text:p>
          </table:table-cell>
          <table:table-cell office:value-type="float" office:value="0.224960656161616" calcext:value-type="float">
            <text:p>0.224960656161616</text:p>
          </table:table-cell>
          <table:table-cell office:value-type="float" office:value="0.0122090386813967" calcext:value-type="float">
            <text:p>0.012209038681397</text:p>
          </table:table-cell>
          <table:table-cell office:value-type="float" office:value="0.217402524523809" calcext:value-type="float">
            <text:p>0.217402524523809</text:p>
          </table:table-cell>
          <table:table-cell office:value-type="float" office:value="0.0118571964286561" calcext:value-type="float">
            <text:p>0.011857196428656</text:p>
          </table:table-cell>
          <table:table-cell office:value-type="float" office:value="0.502486842413833" calcext:value-type="float">
            <text:p>0.502486842413833</text:p>
          </table:table-cell>
          <table:table-cell office:value-type="float" office:value="0.0234315284488163" calcext:value-type="float">
            <text:p>0.023431528448816</text:p>
          </table:table-cell>
          <table:table-cell office:value-type="float" office:value="0.366223669887549" calcext:value-type="float">
            <text:p>0.366223669887549</text:p>
          </table:table-cell>
          <table:table-cell office:value-type="float" office:value="0.0165831808701382" calcext:value-type="float">
            <text:p>0.016583180870138</text:p>
          </table:table-cell>
          <table:table-cell office:value-type="float" office:value="0.510350913657087" calcext:value-type="float">
            <text:p>0.510350913657087</text:p>
          </table:table-cell>
          <table:table-cell office:value-type="float" office:value="0.0173903837608691" calcext:value-type="float">
            <text:p>0.017390383760869</text:p>
          </table:table-cell>
          <table:table-cell office:value-type="float" office:value="0.0846988869763348" calcext:value-type="float">
            <text:p>0.084698886976335</text:p>
          </table:table-cell>
          <table:table-cell office:value-type="float" office:value="0.00569654533555662" calcext:value-type="float">
            <text:p>0.005696545335557</text:p>
          </table:table-cell>
          <table:table-cell office:value-type="float" office:value="0.704348251328899" calcext:value-type="float">
            <text:p>0.704348251328899</text:p>
          </table:table-cell>
          <table:table-cell office:value-type="float" office:value="0.0115962776697518" calcext:value-type="float">
            <text:p>0.011596277669752</text:p>
          </table:table-cell>
          <table:table-cell office:value-type="float" office:value="0.225328251328899" calcext:value-type="float">
            <text:p>0.225328251328899</text:p>
          </table:table-cell>
          <table:table-cell office:value-type="float" office:value="0.0123035056329634" calcext:value-type="float">
            <text:p>0.012303505632963</text:p>
          </table:table-cell>
          <table:table-cell office:value-type="float" office:value="12.6420298576355" calcext:value-type="float">
            <text:p>12.6420298576355</text:p>
          </table:table-cell>
          <table:table-cell office:value-type="float" office:value="0.182364217525832" calcext:value-type="float">
            <text:p>0.182364217525832</text:p>
          </table:table-cell>
          <table:table-cell office:value-type="float" office:value="2.24328625202179" calcext:value-type="float">
            <text:p>2.24328625202179</text:p>
          </table:table-cell>
          <table:table-cell office:value-type="float" office:value="0.0395246156528319" calcext:value-type="float">
            <text:p>0.039524615652832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9019" calcext:value-type="float">
            <text:p>0.49019</text:p>
          </table:table-cell>
          <table:table-cell office:value-type="float" office:value="0.00780376689668379" calcext:value-type="float">
            <text:p>0.007803766896684</text:p>
          </table:table-cell>
          <table:table-cell office:value-type="float" office:value="14.3374427643877" calcext:value-type="float">
            <text:p>14.3374427643877</text:p>
          </table:table-cell>
          <table:table-cell office:value-type="float" office:value="0.238344541791834" calcext:value-type="float">
            <text:p>0.238344541791834</text:p>
          </table:table-cell>
          <table:table-cell office:value-type="float" office:value="0.220107568989899" calcext:value-type="float">
            <text:p>0.220107568989899</text:p>
          </table:table-cell>
          <table:table-cell office:value-type="float" office:value="0.0129939314211085" calcext:value-type="float">
            <text:p>0.012993931421109</text:p>
          </table:table-cell>
          <table:table-cell office:value-type="float" office:value="0.211941734285714" calcext:value-type="float">
            <text:p>0.211941734285714</text:p>
          </table:table-cell>
          <table:table-cell office:value-type="float" office:value="0.0125681887731445" calcext:value-type="float">
            <text:p>0.012568188773145</text:p>
          </table:table-cell>
          <table:table-cell office:value-type="float" office:value="0.53056984169462" calcext:value-type="float">
            <text:p>0.53056984169462</text:p>
          </table:table-cell>
          <table:table-cell office:value-type="float" office:value="0.0345933576302811" calcext:value-type="float">
            <text:p>0.034593357630281</text:p>
          </table:table-cell>
          <table:table-cell office:value-type="float" office:value="0.378655574779683" calcext:value-type="float">
            <text:p>0.378655574779683</text:p>
          </table:table-cell>
          <table:table-cell office:value-type="float" office:value="0.0229684562079716" calcext:value-type="float">
            <text:p>0.022968456207972</text:p>
          </table:table-cell>
          <table:table-cell office:value-type="float" office:value="0.503160832226406" calcext:value-type="float">
            <text:p>0.503160832226406</text:p>
          </table:table-cell>
          <table:table-cell office:value-type="float" office:value="0.0233593645482087" calcext:value-type="float">
            <text:p>0.023359364548209</text:p>
          </table:table-cell>
          <table:table-cell office:value-type="float" office:value="0.073573945465436" calcext:value-type="float">
            <text:p>0.073573945465436</text:p>
          </table:table-cell>
          <table:table-cell office:value-type="float" office:value="0.00280221479522094" calcext:value-type="float">
            <text:p>0.002802214795221</text:p>
          </table:table-cell>
          <table:table-cell office:value-type="float" office:value="0.710641046416365" calcext:value-type="float">
            <text:p>0.710641046416365</text:p>
          </table:table-cell>
          <table:table-cell office:value-type="float" office:value="0.013053581536021" calcext:value-type="float">
            <text:p>0.013053581536021</text:p>
          </table:table-cell>
          <table:table-cell office:value-type="float" office:value="0.220451046416365" calcext:value-type="float">
            <text:p>0.220451046416365</text:p>
          </table:table-cell>
          <table:table-cell office:value-type="float" office:value="0.0130983352046051" calcext:value-type="float">
            <text:p>0.013098335204605</text:p>
          </table:table-cell>
          <table:table-cell office:value-type="float" office:value="12.6718186378479" calcext:value-type="float">
            <text:p>12.6718186378479</text:p>
          </table:table-cell>
          <table:table-cell office:value-type="float" office:value="0.179109589059283" calcext:value-type="float">
            <text:p>0.179109589059283</text:p>
          </table:table-cell>
          <table:table-cell office:value-type="float" office:value="2.21137104034424" calcext:value-type="float">
            <text:p>2.21137104034424</text:p>
          </table:table-cell>
          <table:table-cell office:value-type="float" office:value="0.0240948732234914" calcext:value-type="float">
            <text:p>0.02409487322349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00927337886401477" calcext:value-type="float">
            <text:p>0.009273378864015</text:p>
          </table:table-cell>
          <table:table-cell office:value-type="float" office:value="14.4634749869204" calcext:value-type="float">
            <text:p>14.4634749869204</text:p>
          </table:table-cell>
          <table:table-cell office:value-type="float" office:value="0.257348476801887" calcext:value-type="float">
            <text:p>0.257348476801887</text:p>
          </table:table-cell>
          <table:table-cell office:value-type="float" office:value="0.229738972727273" calcext:value-type="float">
            <text:p>0.229738972727273</text:p>
          </table:table-cell>
          <table:table-cell office:value-type="float" office:value="0.0139487652888873" calcext:value-type="float">
            <text:p>0.013948765288887</text:p>
          </table:table-cell>
          <table:table-cell office:value-type="float" office:value="0.22288337047619" calcext:value-type="float">
            <text:p>0.22288337047619</text:p>
          </table:table-cell>
          <table:table-cell office:value-type="float" office:value="0.0135530624102287" calcext:value-type="float">
            <text:p>0.013553062410229</text:p>
          </table:table-cell>
          <table:table-cell office:value-type="float" office:value="0.532925177285916" calcext:value-type="float">
            <text:p>0.532925177285916</text:p>
          </table:table-cell>
          <table:table-cell office:value-type="float" office:value="0.150101756008609" calcext:value-type="float">
            <text:p>0.150101756008609</text:p>
          </table:table-cell>
          <table:table-cell office:value-type="float" office:value="0.360391034629495" calcext:value-type="float">
            <text:p>0.360391034629495</text:p>
          </table:table-cell>
          <table:table-cell office:value-type="float" office:value="0.0240372278635803" calcext:value-type="float">
            <text:p>0.02403722786358</text:p>
          </table:table-cell>
          <table:table-cell office:value-type="float" office:value="0.514931115993518" calcext:value-type="float">
            <text:p>0.514931115993518</text:p>
          </table:table-cell>
          <table:table-cell office:value-type="float" office:value="0.0241882971227931" calcext:value-type="float">
            <text:p>0.024188297122793</text:p>
          </table:table-cell>
          <table:table-cell office:value-type="float" office:value="0.0923294945519748" calcext:value-type="float">
            <text:p>0.092329494551975</text:p>
          </table:table-cell>
          <table:table-cell office:value-type="float" office:value="0.00714786659831536" calcext:value-type="float">
            <text:p>0.007147866598315</text:p>
          </table:table-cell>
          <table:table-cell office:value-type="float" office:value="0.69918907511276" calcext:value-type="float">
            <text:p>0.69918907511276</text:p>
          </table:table-cell>
          <table:table-cell office:value-type="float" office:value="0.0166919884516855" calcext:value-type="float">
            <text:p>0.016691988451686</text:p>
          </table:table-cell>
          <table:table-cell office:value-type="float" office:value="0.22998907511276" calcext:value-type="float">
            <text:p>0.22998907511276</text:p>
          </table:table-cell>
          <table:table-cell office:value-type="float" office:value="0.0140159075617639" calcext:value-type="float">
            <text:p>0.014015907561764</text:p>
          </table:table-cell>
          <table:table-cell office:value-type="float" office:value="12.6943645477295" calcext:value-type="float">
            <text:p>12.6943645477295</text:p>
          </table:table-cell>
          <table:table-cell office:value-type="float" office:value="0.196376197804057" calcext:value-type="float">
            <text:p>0.196376197804057</text:p>
          </table:table-cell>
          <table:table-cell office:value-type="float" office:value="2.24499516487122" calcext:value-type="float">
            <text:p>2.24499516487122</text:p>
          </table:table-cell>
          <table:table-cell office:value-type="float" office:value="0.0234763208846654" calcext:value-type="float">
            <text:p>0.023476320884666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8079" calcext:value-type="float">
            <text:p>0.48079</text:p>
          </table:table-cell>
          <table:table-cell office:value-type="float" office:value="0.00766818100986147" calcext:value-type="float">
            <text:p>0.007668181009861</text:p>
          </table:table-cell>
          <table:table-cell office:value-type="float" office:value="14.4738055459677" calcext:value-type="float">
            <text:p>14.4738055459677</text:p>
          </table:table-cell>
          <table:table-cell office:value-type="float" office:value="0.308912597392818" calcext:value-type="float">
            <text:p>0.308912597392818</text:p>
          </table:table-cell>
          <table:table-cell office:value-type="float" office:value="0.218850144949495" calcext:value-type="float">
            <text:p>0.218850144949495</text:p>
          </table:table-cell>
          <table:table-cell office:value-type="float" office:value="0.0156530055809561" calcext:value-type="float">
            <text:p>0.015653005580956</text:p>
          </table:table-cell>
          <table:table-cell office:value-type="float" office:value="0.211531589761905" calcext:value-type="float">
            <text:p>0.211531589761905</text:p>
          </table:table-cell>
          <table:table-cell office:value-type="float" office:value="0.0150853391491486" calcext:value-type="float">
            <text:p>0.015085339149149</text:p>
          </table:table-cell>
          <table:table-cell office:value-type="float" office:value="0.499510989652439" calcext:value-type="float">
            <text:p>0.499510989652439</text:p>
          </table:table-cell>
          <table:table-cell office:value-type="float" office:value="0.0298972259556751" calcext:value-type="float">
            <text:p>0.029897225955675</text:p>
          </table:table-cell>
          <table:table-cell office:value-type="float" office:value="0.384578707921381" calcext:value-type="float">
            <text:p>0.384578707921381</text:p>
          </table:table-cell>
          <table:table-cell office:value-type="float" office:value="0.0225153000882807" calcext:value-type="float">
            <text:p>0.022515300088281</text:p>
          </table:table-cell>
          <table:table-cell office:value-type="float" office:value="0.498739143395145" calcext:value-type="float">
            <text:p>0.498739143395145</text:p>
          </table:table-cell>
          <table:table-cell office:value-type="float" office:value="0.0259731826455033" calcext:value-type="float">
            <text:p>0.025973182645503</text:p>
          </table:table-cell>
          <table:table-cell office:value-type="float" office:value="0.0826465693688531" calcext:value-type="float">
            <text:p>0.082646569368853</text:p>
          </table:table-cell>
          <table:table-cell office:value-type="float" office:value="0.00474607166920128" calcext:value-type="float">
            <text:p>0.004746071669201</text:p>
          </table:table-cell>
          <table:table-cell office:value-type="float" office:value="0.699981896957987" calcext:value-type="float">
            <text:p>0.699981896957987</text:p>
          </table:table-cell>
          <table:table-cell office:value-type="float" office:value="0.0163135223602066" calcext:value-type="float">
            <text:p>0.016313522360207</text:p>
          </table:table-cell>
          <table:table-cell office:value-type="float" office:value="0.219191896957987" calcext:value-type="float">
            <text:p>0.219191896957987</text:p>
          </table:table-cell>
          <table:table-cell office:value-type="float" office:value="0.0157674863739923" calcext:value-type="float">
            <text:p>0.015767486373992</text:p>
          </table:table-cell>
          <table:table-cell office:value-type="float" office:value="12.5557533025742" calcext:value-type="float">
            <text:p>12.5557533025742</text:p>
          </table:table-cell>
          <table:table-cell office:value-type="float" office:value="0.112912186539695" calcext:value-type="float">
            <text:p>0.112912186539695</text:p>
          </table:table-cell>
          <table:table-cell office:value-type="float" office:value="2.2101096868515" calcext:value-type="float">
            <text:p>2.2101096868515</text:p>
          </table:table-cell>
          <table:table-cell office:value-type="float" office:value="0.0217481484631128" calcext:value-type="float">
            <text:p>0.021748148463113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0431" calcext:value-type="float">
            <text:p>0.50431</text:p>
          </table:table-cell>
          <table:table-cell office:value-type="float" office:value="0.0117499361700394" calcext:value-type="float">
            <text:p>0.011749936170039</text:p>
          </table:table-cell>
          <table:table-cell office:value-type="float" office:value="14.3043587061714" calcext:value-type="float">
            <text:p>14.3043587061714</text:p>
          </table:table-cell>
          <table:table-cell office:value-type="float" office:value="0.43158622933861" calcext:value-type="float">
            <text:p>0.43158622933861</text:p>
          </table:table-cell>
          <table:table-cell office:value-type="float" office:value="0.165274534848485" calcext:value-type="float">
            <text:p>0.165274534848485</text:p>
          </table:table-cell>
          <table:table-cell office:value-type="float" office:value="0.0137884727361272" calcext:value-type="float">
            <text:p>0.013788472736127</text:p>
          </table:table-cell>
          <table:table-cell office:value-type="float" office:value="0.16064627452381" calcext:value-type="float">
            <text:p>0.16064627452381</text:p>
          </table:table-cell>
          <table:table-cell office:value-type="float" office:value="0.0130941163200134" calcext:value-type="float">
            <text:p>0.013094116320014</text:p>
          </table:table-cell>
          <table:table-cell office:value-type="float" office:value="0.518326471919937" calcext:value-type="float">
            <text:p>0.518326471919937</text:p>
          </table:table-cell>
          <table:table-cell office:value-type="float" office:value="0.0366971013189526" calcext:value-type="float">
            <text:p>0.036697101318953</text:p>
          </table:table-cell>
          <table:table-cell office:value-type="float" office:value="0.529918565381075" calcext:value-type="float">
            <text:p>0.529918565381075</text:p>
          </table:table-cell>
          <table:table-cell office:value-type="float" office:value="0.0193467282391168" calcext:value-type="float">
            <text:p>0.019346728239117</text:p>
          </table:table-cell>
          <table:table-cell office:value-type="float" office:value="0.405984822747888" calcext:value-type="float">
            <text:p>0.405984822747888</text:p>
          </table:table-cell>
          <table:table-cell office:value-type="float" office:value="0.0221408662680058" calcext:value-type="float">
            <text:p>0.022140866268006</text:p>
          </table:table-cell>
          <table:table-cell office:value-type="float" office:value="0.0711424438648484" calcext:value-type="float">
            <text:p>0.071142443864849</text:p>
          </table:table-cell>
          <table:table-cell office:value-type="float" office:value="0.00797939619817787" calcext:value-type="float">
            <text:p>0.007979396198178</text:p>
          </table:table-cell>
          <table:table-cell office:value-type="float" office:value="0.669631618155507" calcext:value-type="float">
            <text:p>0.669631618155507</text:p>
          </table:table-cell>
          <table:table-cell office:value-type="float" office:value="0.0162879117748226" calcext:value-type="float">
            <text:p>0.016287911774823</text:p>
          </table:table-cell>
          <table:table-cell office:value-type="float" office:value="0.165321618155507" calcext:value-type="float">
            <text:p>0.165321618155507</text:p>
          </table:table-cell>
          <table:table-cell office:value-type="float" office:value="0.0138101348614261" calcext:value-type="float">
            <text:p>0.013810134861426</text:p>
          </table:table-cell>
          <table:table-cell office:value-type="float" office:value="12.4865564107895" calcext:value-type="float">
            <text:p>12.4865564107895</text:p>
          </table:table-cell>
          <table:table-cell office:value-type="float" office:value="0.207003080641065" calcext:value-type="float">
            <text:p>0.207003080641065</text:p>
          </table:table-cell>
          <table:table-cell office:value-type="float" office:value="2.17123427391052" calcext:value-type="float">
            <text:p>2.17123427391052</text:p>
          </table:table-cell>
          <table:table-cell office:value-type="float" office:value="0.0462244706646514" calcext:value-type="float">
            <text:p>0.04622447066465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9445" calcext:value-type="float">
            <text:p>0.49445</text:p>
          </table:table-cell>
          <table:table-cell office:value-type="float" office:value="0.0100010277249669" calcext:value-type="float">
            <text:p>0.010001027724967</text:p>
          </table:table-cell>
          <table:table-cell office:value-type="float" office:value="14.3481003888801" calcext:value-type="float">
            <text:p>14.3481003888801</text:p>
          </table:table-cell>
          <table:table-cell office:value-type="float" office:value="0.372218117757608" calcext:value-type="float">
            <text:p>0.372218117757608</text:p>
          </table:table-cell>
          <table:table-cell office:value-type="float" office:value="0.178855172828283" calcext:value-type="float">
            <text:p>0.178855172828283</text:p>
          </table:table-cell>
          <table:table-cell office:value-type="float" office:value="0.010628289273498" calcext:value-type="float">
            <text:p>0.010628289273498</text:p>
          </table:table-cell>
          <table:table-cell office:value-type="float" office:value="0.17197469952381" calcext:value-type="float">
            <text:p>0.17197469952381</text:p>
          </table:table-cell>
          <table:table-cell office:value-type="float" office:value="0.0101456348818538" calcext:value-type="float">
            <text:p>0.010145634881854</text:p>
          </table:table-cell>
          <table:table-cell office:value-type="float" office:value="0.514027423009688" calcext:value-type="float">
            <text:p>0.514027423009688</text:p>
          </table:table-cell>
          <table:table-cell office:value-type="float" office:value="0.041267288724726" calcext:value-type="float">
            <text:p>0.041267288724726</text:p>
          </table:table-cell>
          <table:table-cell office:value-type="float" office:value="0.486613390353524" calcext:value-type="float">
            <text:p>0.486613390353524</text:p>
          </table:table-cell>
          <table:table-cell office:value-type="float" office:value="0.0210744700346006" calcext:value-type="float">
            <text:p>0.021074470034601</text:p>
          </table:table-cell>
          <table:table-cell office:value-type="float" office:value="0.426988328321833" calcext:value-type="float">
            <text:p>0.426988328321833</text:p>
          </table:table-cell>
          <table:table-cell office:value-type="float" office:value="0.0178402009943329" calcext:value-type="float">
            <text:p>0.017840200994333</text:p>
          </table:table-cell>
          <table:table-cell office:value-type="float" office:value="0.0743857737824961" calcext:value-type="float">
            <text:p>0.074385773782496</text:p>
          </table:table-cell>
          <table:table-cell office:value-type="float" office:value="0.0068044380895014" calcext:value-type="float">
            <text:p>0.006804438089501</text:p>
          </table:table-cell>
          <table:table-cell office:value-type="float" office:value="0.673477543000188" calcext:value-type="float">
            <text:p>0.673477543000188</text:p>
          </table:table-cell>
          <table:table-cell office:value-type="float" office:value="0.0147826238917875" calcext:value-type="float">
            <text:p>0.014782623891788</text:p>
          </table:table-cell>
          <table:table-cell office:value-type="float" office:value="0.179027543000188" calcext:value-type="float">
            <text:p>0.179027543000188</text:p>
          </table:table-cell>
          <table:table-cell office:value-type="float" office:value="0.010642983854882" calcext:value-type="float">
            <text:p>0.010642983854882</text:p>
          </table:table-cell>
          <table:table-cell office:value-type="float" office:value="12.5007106781006" calcext:value-type="float">
            <text:p>12.5007106781006</text:p>
          </table:table-cell>
          <table:table-cell office:value-type="float" office:value="0.162159805855253" calcext:value-type="float">
            <text:p>0.162159805855253</text:p>
          </table:table-cell>
          <table:table-cell office:value-type="float" office:value="2.18105421066284" calcext:value-type="float">
            <text:p>2.18105421066284</text:p>
          </table:table-cell>
          <table:table-cell office:value-type="float" office:value="0.0460038047044401" calcext:value-type="float">
            <text:p>0.04600380470444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0120978418644723" calcext:value-type="float">
            <text:p>0.012097841864472</text:p>
          </table:table-cell>
          <table:table-cell office:value-type="float" office:value="14.1032605106696" calcext:value-type="float">
            <text:p>14.1032605106696</text:p>
          </table:table-cell>
          <table:table-cell office:value-type="float" office:value="0.430545893743359" calcext:value-type="float">
            <text:p>0.430545893743359</text:p>
          </table:table-cell>
          <table:table-cell office:value-type="float" office:value="0.163063638181818" calcext:value-type="float">
            <text:p>0.163063638181818</text:p>
          </table:table-cell>
          <table:table-cell office:value-type="float" office:value="0.00975351940019525" calcext:value-type="float">
            <text:p>0.009753519400195</text:p>
          </table:table-cell>
          <table:table-cell office:value-type="float" office:value="0.158522487380952" calcext:value-type="float">
            <text:p>0.158522487380952</text:p>
          </table:table-cell>
          <table:table-cell office:value-type="float" office:value="0.00916040196145326" calcext:value-type="float">
            <text:p>0.009160401961453</text:p>
          </table:table-cell>
          <table:table-cell office:value-type="float" office:value="0.517868549081659" calcext:value-type="float">
            <text:p>0.517868549081659</text:p>
          </table:table-cell>
          <table:table-cell office:value-type="float" office:value="0.047820616438348" calcext:value-type="float">
            <text:p>0.047820616438348</text:p>
          </table:table-cell>
          <table:table-cell office:value-type="float" office:value="0.524928703164113" calcext:value-type="float">
            <text:p>0.524928703164113</text:p>
          </table:table-cell>
          <table:table-cell office:value-type="float" office:value="0.0155416874292626" calcext:value-type="float">
            <text:p>0.015541687429263</text:p>
          </table:table-cell>
          <table:table-cell office:value-type="float" office:value="0.409392903507775" calcext:value-type="float">
            <text:p>0.409392903507775</text:p>
          </table:table-cell>
          <table:table-cell office:value-type="float" office:value="0.0184037953805131" calcext:value-type="float">
            <text:p>0.018403795380513</text:p>
          </table:table-cell>
          <table:table-cell office:value-type="float" office:value="0.0752340359664069" calcext:value-type="float">
            <text:p>0.075234035966407</text:p>
          </table:table-cell>
          <table:table-cell office:value-type="float" office:value="0.00544542054611612" calcext:value-type="float">
            <text:p>0.005445420546116</text:p>
          </table:table-cell>
          <table:table-cell office:value-type="float" office:value="0.671168893314838" calcext:value-type="float">
            <text:p>0.671168893314838</text:p>
          </table:table-cell>
          <table:table-cell office:value-type="float" office:value="0.0158715405716955" calcext:value-type="float">
            <text:p>0.015871540571696</text:p>
          </table:table-cell>
          <table:table-cell office:value-type="float" office:value="0.163068893314838" calcext:value-type="float">
            <text:p>0.163068893314838</text:p>
          </table:table-cell>
          <table:table-cell office:value-type="float" office:value="0.00976335824694633" calcext:value-type="float">
            <text:p>0.009763358246946</text:p>
          </table:table-cell>
          <table:table-cell office:value-type="float" office:value="12.6135760784149" calcext:value-type="float">
            <text:p>12.6135760784149</text:p>
          </table:table-cell>
          <table:table-cell office:value-type="float" office:value="0.234902641244098" calcext:value-type="float">
            <text:p>0.234902641244098</text:p>
          </table:table-cell>
          <table:table-cell office:value-type="float" office:value="2.18793883323669" calcext:value-type="float">
            <text:p>2.18793883323669</text:p>
          </table:table-cell>
          <table:table-cell office:value-type="float" office:value="0.0412399129671908" calcext:value-type="float">
            <text:p>0.04123991296719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0903" calcext:value-type="float">
            <text:p>0.50903</text:p>
          </table:table-cell>
          <table:table-cell office:value-type="float" office:value="0.00983960816744697" calcext:value-type="float">
            <text:p>0.009839608167447</text:p>
          </table:table-cell>
          <table:table-cell office:value-type="float" office:value="14.1552429921702" calcext:value-type="float">
            <text:p>14.1552429921702</text:p>
          </table:table-cell>
          <table:table-cell office:value-type="float" office:value="0.399989250295873" calcext:value-type="float">
            <text:p>0.399989250295873</text:p>
          </table:table-cell>
          <table:table-cell office:value-type="float" office:value="0.200552130909091" calcext:value-type="float">
            <text:p>0.200552130909091</text:p>
          </table:table-cell>
          <table:table-cell office:value-type="float" office:value="0.0123844696361485" calcext:value-type="float">
            <text:p>0.012384469636149</text:p>
          </table:table-cell>
          <table:table-cell office:value-type="float" office:value="0.191339397142857" calcext:value-type="float">
            <text:p>0.191339397142857</text:p>
          </table:table-cell>
          <table:table-cell office:value-type="float" office:value="0.012183075951142" calcext:value-type="float">
            <text:p>0.012183075951142</text:p>
          </table:table-cell>
          <table:table-cell office:value-type="float" office:value="0.489998830977382" calcext:value-type="float">
            <text:p>0.489998830977382</text:p>
          </table:table-cell>
          <table:table-cell office:value-type="float" office:value="0.0338763791301113" calcext:value-type="float">
            <text:p>0.033876379130111</text:p>
          </table:table-cell>
          <table:table-cell office:value-type="float" office:value="0.414893499250898" calcext:value-type="float">
            <text:p>0.414893499250898</text:p>
          </table:table-cell>
          <table:table-cell office:value-type="float" office:value="0.0204718675851996" calcext:value-type="float">
            <text:p>0.0204718675852</text:p>
          </table:table-cell>
          <table:table-cell office:value-type="float" office:value="0.472445657944171" calcext:value-type="float">
            <text:p>0.472445657944171</text:p>
          </table:table-cell>
          <table:table-cell office:value-type="float" office:value="0.0183206335218379" calcext:value-type="float">
            <text:p>0.018320633521838</text:p>
          </table:table-cell>
          <table:table-cell office:value-type="float" office:value="0.0608024148302843" calcext:value-type="float">
            <text:p>0.060802414830284</text:p>
          </table:table-cell>
          <table:table-cell office:value-type="float" office:value="0.00338414722492146" calcext:value-type="float">
            <text:p>0.003384147224921</text:p>
          </table:table-cell>
          <table:table-cell office:value-type="float" office:value="0.710039540560903" calcext:value-type="float">
            <text:p>0.710039540560903</text:p>
          </table:table-cell>
          <table:table-cell office:value-type="float" office:value="0.0110104687069988" calcext:value-type="float">
            <text:p>0.011010468706999</text:p>
          </table:table-cell>
          <table:table-cell office:value-type="float" office:value="0.201009540560903" calcext:value-type="float">
            <text:p>0.201009540560903</text:p>
          </table:table-cell>
          <table:table-cell office:value-type="float" office:value="0.0124072563923816" calcext:value-type="float">
            <text:p>0.012407256392382</text:p>
          </table:table-cell>
          <table:table-cell office:value-type="float" office:value="13.0870458841324" calcext:value-type="float">
            <text:p>13.0870458841324</text:p>
          </table:table-cell>
          <table:table-cell office:value-type="float" office:value="0.221553768272459" calcext:value-type="float">
            <text:p>0.221553768272459</text:p>
          </table:table-cell>
          <table:table-cell office:value-type="float" office:value="2.19928674697876" calcext:value-type="float">
            <text:p>2.19928674697876</text:p>
          </table:table-cell>
          <table:table-cell office:value-type="float" office:value="0.0416963341940428" calcext:value-type="float">
            <text:p>0.041696334194043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1435" calcext:value-type="float">
            <text:p>0.51435</text:p>
          </table:table-cell>
          <table:table-cell office:value-type="float" office:value="0.0062393464757492" calcext:value-type="float">
            <text:p>0.006239346475749</text:p>
          </table:table-cell>
          <table:table-cell office:value-type="float" office:value="14.1101515379939" calcext:value-type="float">
            <text:p>14.1101515379939</text:p>
          </table:table-cell>
          <table:table-cell office:value-type="float" office:value="0.32527293813939" calcext:value-type="float">
            <text:p>0.32527293813939</text:p>
          </table:table-cell>
          <table:table-cell office:value-type="float" office:value="0.15817646020202" calcext:value-type="float">
            <text:p>0.15817646020202</text:p>
          </table:table-cell>
          <table:table-cell office:value-type="float" office:value="0.00980766185724338" calcext:value-type="float">
            <text:p>0.009807661857243</text:p>
          </table:table-cell>
          <table:table-cell office:value-type="float" office:value="0.154578680476191" calcext:value-type="float">
            <text:p>0.154578680476191</text:p>
          </table:table-cell>
          <table:table-cell office:value-type="float" office:value="0.00918595197427248" calcext:value-type="float">
            <text:p>0.009185951974272</text:p>
          </table:table-cell>
          <table:table-cell office:value-type="float" office:value="0.518621881595607" calcext:value-type="float">
            <text:p>0.518621881595607</text:p>
          </table:table-cell>
          <table:table-cell office:value-type="float" office:value="0.0529709488802233" calcext:value-type="float">
            <text:p>0.052970948880223</text:p>
          </table:table-cell>
          <table:table-cell office:value-type="float" office:value="0.534752990864674" calcext:value-type="float">
            <text:p>0.534752990864674</text:p>
          </table:table-cell>
          <table:table-cell office:value-type="float" office:value="0.0167164098741794" calcext:value-type="float">
            <text:p>0.016716409874179</text:p>
          </table:table-cell>
          <table:table-cell office:value-type="float" office:value="0.40070328539993" calcext:value-type="float">
            <text:p>0.40070328539993</text:p>
          </table:table-cell>
          <table:table-cell office:value-type="float" office:value="0.0179118608619422" calcext:value-type="float">
            <text:p>0.017911860861942</text:p>
          </table:table-cell>
          <table:table-cell office:value-type="float" office:value="0.0706981503497104" calcext:value-type="float">
            <text:p>0.07069815034971</text:p>
          </table:table-cell>
          <table:table-cell office:value-type="float" office:value="0.00576906729079358" calcext:value-type="float">
            <text:p>0.005769067290794</text:p>
          </table:table-cell>
          <table:table-cell office:value-type="float" office:value="0.672525914974232" calcext:value-type="float">
            <text:p>0.672525914974232</text:p>
          </table:table-cell>
          <table:table-cell office:value-type="float" office:value="0.0120428750886427" calcext:value-type="float">
            <text:p>0.012042875088643</text:p>
          </table:table-cell>
          <table:table-cell office:value-type="float" office:value="0.158175914974232" calcext:value-type="float">
            <text:p>0.158175914974232</text:p>
          </table:table-cell>
          <table:table-cell office:value-type="float" office:value="0.00980700612210682" calcext:value-type="float">
            <text:p>0.009807006122107</text:p>
          </table:table-cell>
          <table:table-cell office:value-type="float" office:value="12.5046444177628" calcext:value-type="float">
            <text:p>12.5046444177628</text:p>
          </table:table-cell>
          <table:table-cell office:value-type="float" office:value="0.23053119373038" calcext:value-type="float">
            <text:p>0.23053119373038</text:p>
          </table:table-cell>
          <table:table-cell office:value-type="float" office:value="2.18086700439453" calcext:value-type="float">
            <text:p>2.18086700439453</text:p>
          </table:table-cell>
          <table:table-cell office:value-type="float" office:value="0.0628157134642931" calcext:value-type="float">
            <text:p>0.062815713464293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2416" calcext:value-type="float">
            <text:p>0.52416</text:p>
          </table:table-cell>
          <table:table-cell office:value-type="float" office:value="0.0123141472389371" calcext:value-type="float">
            <text:p>0.012314147238937</text:p>
          </table:table-cell>
          <table:table-cell office:value-type="float" office:value="14.0749184204316" calcext:value-type="float">
            <text:p>14.0749184204316</text:p>
          </table:table-cell>
          <table:table-cell office:value-type="float" office:value="0.472556524243844" calcext:value-type="float">
            <text:p>0.472556524243844</text:p>
          </table:table-cell>
          <table:table-cell office:value-type="float" office:value="0.14301656949495" calcext:value-type="float">
            <text:p>0.14301656949495</text:p>
          </table:table-cell>
          <table:table-cell office:value-type="float" office:value="0.00848845356289241" calcext:value-type="float">
            <text:p>0.008488453562892</text:p>
          </table:table-cell>
          <table:table-cell office:value-type="float" office:value="0.14022288952381" calcext:value-type="float">
            <text:p>0.14022288952381</text:p>
          </table:table-cell>
          <table:table-cell office:value-type="float" office:value="0.00800679586975801" calcext:value-type="float">
            <text:p>0.008006795869758</text:p>
          </table:table-cell>
          <table:table-cell office:value-type="float" office:value="0.513409541371568" calcext:value-type="float">
            <text:p>0.513409541371568</text:p>
          </table:table-cell>
          <table:table-cell office:value-type="float" office:value="0.0400146181740281" calcext:value-type="float">
            <text:p>0.040014618174028</text:p>
          </table:table-cell>
          <table:table-cell office:value-type="float" office:value="0.565360244287398" calcext:value-type="float">
            <text:p>0.565360244287398</text:p>
          </table:table-cell>
          <table:table-cell office:value-type="float" office:value="0.0172419328879193" calcext:value-type="float">
            <text:p>0.017241932887919</text:p>
          </table:table-cell>
          <table:table-cell office:value-type="float" office:value="0.374832799208559" calcext:value-type="float">
            <text:p>0.374832799208559</text:p>
          </table:table-cell>
          <table:table-cell office:value-type="float" office:value="0.0140359681752996" calcext:value-type="float">
            <text:p>0.0140359681753</text:p>
          </table:table-cell>
          <table:table-cell office:value-type="float" office:value="0.0673759833146214" calcext:value-type="float">
            <text:p>0.067375983314621</text:p>
          </table:table-cell>
          <table:table-cell office:value-type="float" office:value="0.00560182325698152" calcext:value-type="float">
            <text:p>0.005601823256982</text:p>
          </table:table-cell>
          <table:table-cell office:value-type="float" office:value="0.667144222476281" calcext:value-type="float">
            <text:p>0.667144222476281</text:p>
          </table:table-cell>
          <table:table-cell office:value-type="float" office:value="0.0126526247046866" calcext:value-type="float">
            <text:p>0.012652624704687</text:p>
          </table:table-cell>
          <table:table-cell office:value-type="float" office:value="0.142984222476281" calcext:value-type="float">
            <text:p>0.142984222476281</text:p>
          </table:table-cell>
          <table:table-cell office:value-type="float" office:value="0.00850373573384317" calcext:value-type="float">
            <text:p>0.008503735733843</text:p>
          </table:table-cell>
          <table:table-cell office:value-type="float" office:value="12.6616200208664" calcext:value-type="float">
            <text:p>12.6616200208664</text:p>
          </table:table-cell>
          <table:table-cell office:value-type="float" office:value="0.298566569446226" calcext:value-type="float">
            <text:p>0.298566569446226</text:p>
          </table:table-cell>
          <table:table-cell office:value-type="float" office:value="2.17956168651581" calcext:value-type="float">
            <text:p>2.17956168651581</text:p>
          </table:table-cell>
          <table:table-cell office:value-type="float" office:value="0.047021157326612" calcext:value-type="float">
            <text:p>0.047021157326612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2351" calcext:value-type="float">
            <text:p>0.52351</text:p>
          </table:table-cell>
          <table:table-cell office:value-type="float" office:value="0.0102969736654353" calcext:value-type="float">
            <text:p>0.010296973665435</text:p>
          </table:table-cell>
          <table:table-cell office:value-type="float" office:value="13.9808899885307" calcext:value-type="float">
            <text:p>13.9808899885307</text:p>
          </table:table-cell>
          <table:table-cell office:value-type="float" office:value="0.356309908388355" calcext:value-type="float">
            <text:p>0.356309908388355</text:p>
          </table:table-cell>
          <table:table-cell office:value-type="float" office:value="0.143713522121212" calcext:value-type="float">
            <text:p>0.143713522121212</text:p>
          </table:table-cell>
          <table:table-cell office:value-type="float" office:value="0.00847620286653823" calcext:value-type="float">
            <text:p>0.008476202866538</text:p>
          </table:table-cell>
          <table:table-cell office:value-type="float" office:value="0.140142339761905" calcext:value-type="float">
            <text:p>0.140142339761905</text:p>
          </table:table-cell>
          <table:table-cell office:value-type="float" office:value="0.00715919346973439" calcext:value-type="float">
            <text:p>0.007159193469734</text:p>
          </table:table-cell>
          <table:table-cell office:value-type="float" office:value="0.534278904108206" calcext:value-type="float">
            <text:p>0.534278904108206</text:p>
          </table:table-cell>
          <table:table-cell office:value-type="float" office:value="0.0420062009061202" calcext:value-type="float">
            <text:p>0.04200620090612</text:p>
          </table:table-cell>
          <table:table-cell office:value-type="float" office:value="0.575349194664683" calcext:value-type="float">
            <text:p>0.575349194664683</text:p>
          </table:table-cell>
          <table:table-cell office:value-type="float" office:value="0.0152215285355611" calcext:value-type="float">
            <text:p>0.015221528535561</text:p>
          </table:table-cell>
          <table:table-cell office:value-type="float" office:value="0.376044143088303" calcext:value-type="float">
            <text:p>0.376044143088303</text:p>
          </table:table-cell>
          <table:table-cell office:value-type="float" office:value="0.0142634992142122" calcext:value-type="float">
            <text:p>0.014263499214212</text:p>
          </table:table-cell>
          <table:table-cell office:value-type="float" office:value="0.0676536068652311" calcext:value-type="float">
            <text:p>0.067653606865231</text:p>
          </table:table-cell>
          <table:table-cell office:value-type="float" office:value="0.00600124732500575" calcext:value-type="float">
            <text:p>0.006001247325006</text:p>
          </table:table-cell>
          <table:table-cell office:value-type="float" office:value="0.667206930511173" calcext:value-type="float">
            <text:p>0.667206930511173</text:p>
          </table:table-cell>
          <table:table-cell office:value-type="float" office:value="0.0117453359407041" calcext:value-type="float">
            <text:p>0.011745335940704</text:p>
          </table:table-cell>
          <table:table-cell office:value-type="float" office:value="0.143696930511173" calcext:value-type="float">
            <text:p>0.143696930511173</text:p>
          </table:table-cell>
          <table:table-cell office:value-type="float" office:value="0.00845776060666694" calcext:value-type="float">
            <text:p>0.008457760606667</text:p>
          </table:table-cell>
          <table:table-cell office:value-type="float" office:value="12.6847985029221" calcext:value-type="float">
            <text:p>12.6847985029221</text:p>
          </table:table-cell>
          <table:table-cell office:value-type="float" office:value="0.179415581026201" calcext:value-type="float">
            <text:p>0.179415581026201</text:p>
          </table:table-cell>
          <table:table-cell office:value-type="float" office:value="2.18039207458496" calcext:value-type="float">
            <text:p>2.18039207458496</text:p>
          </table:table-cell>
          <table:table-cell office:value-type="float" office:value="0.0290125823978285" calcext:value-type="float">
            <text:p>0.029012582397829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34748" calcext:value-type="float">
            <text:p>0.34748</text:p>
          </table:table-cell>
          <table:table-cell office:value-type="float" office:value="0.00713937438902502" calcext:value-type="float">
            <text:p>0.007139374389025</text:p>
          </table:table-cell>
          <table:table-cell office:value-type="float" office:value="16.0732494975877" calcext:value-type="float">
            <text:p>16.0732494975877</text:p>
          </table:table-cell>
          <table:table-cell office:value-type="float" office:value="0.234390845067144" calcext:value-type="float">
            <text:p>0.234390845067144</text:p>
          </table:table-cell>
          <table:table-cell office:value-type="float" office:value="0.113168986565657" calcext:value-type="float">
            <text:p>0.113168986565657</text:p>
          </table:table-cell>
          <table:table-cell office:value-type="float" office:value="0.00462672961797307" calcext:value-type="float">
            <text:p>0.004626729617973</text:p>
          </table:table-cell>
          <table:table-cell office:value-type="float" office:value="0.0948476438095238" calcext:value-type="float">
            <text:p>0.094847643809524</text:p>
          </table:table-cell>
          <table:table-cell office:value-type="float" office:value="0.00565914137383249" calcext:value-type="float">
            <text:p>0.005659141373832</text:p>
          </table:table-cell>
          <table:table-cell office:value-type="float" office:value="0.477038322485922" calcext:value-type="float">
            <text:p>0.477038322485922</text:p>
          </table:table-cell>
          <table:table-cell office:value-type="float" office:value="0.0272683738675765" calcext:value-type="float">
            <text:p>0.027268373867577</text:p>
          </table:table-cell>
          <table:table-cell office:value-type="float" office:value="0.469175708834481" calcext:value-type="float">
            <text:p>0.469175708834481</text:p>
          </table:table-cell>
          <table:table-cell office:value-type="float" office:value="0.00922830456117655" calcext:value-type="float">
            <text:p>0.009228304561177</text:p>
          </table:table-cell>
          <table:table-cell office:value-type="float" office:value="0.299900943747767" calcext:value-type="float">
            <text:p>0.299900943747767</text:p>
          </table:table-cell>
          <table:table-cell office:value-type="float" office:value="0.00823126370871053" calcext:value-type="float">
            <text:p>0.008231263708711</text:p>
          </table:table-cell>
          <table:table-cell office:value-type="float" office:value="0.300117599460529" calcext:value-type="float">
            <text:p>0.300117599460529</text:p>
          </table:table-cell>
          <table:table-cell office:value-type="float" office:value="0.00919631166171504" calcext:value-type="float">
            <text:p>0.009196311661715</text:p>
          </table:table-cell>
          <table:table-cell office:value-type="float" office:value="0.438882006216333" calcext:value-type="float">
            <text:p>0.438882006216333</text:p>
          </table:table-cell>
          <table:table-cell office:value-type="float" office:value="0.00791933648353028" calcext:value-type="float">
            <text:p>0.00791933648353</text:p>
          </table:table-cell>
          <table:table-cell office:value-type="float" office:value="0.0914020062163328" calcext:value-type="float">
            <text:p>0.091402006216333</text:p>
          </table:table-cell>
          <table:table-cell office:value-type="float" office:value="0.00660293342782678" calcext:value-type="float">
            <text:p>0.006602933427827</text:p>
          </table:table-cell>
          <table:table-cell office:value-type="float" office:value="8.37413196563721" calcext:value-type="float">
            <text:p>8.37413196563721</text:p>
          </table:table-cell>
          <table:table-cell office:value-type="float" office:value="0.106563603962047" calcext:value-type="float">
            <text:p>0.106563603962047</text:p>
          </table:table-cell>
          <table:table-cell office:value-type="float" office:value="3.16166825294495" calcext:value-type="float">
            <text:p>3.16166825294495</text:p>
          </table:table-cell>
          <table:table-cell office:value-type="float" office:value="0.0416369791667811" calcext:value-type="float">
            <text:p>0.041636979166781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473" calcext:value-type="float">
            <text:p>0.4473</text:p>
          </table:table-cell>
          <table:table-cell office:value-type="float" office:value="0.0121741985818826" calcext:value-type="float">
            <text:p>0.012174198581883</text:p>
          </table:table-cell>
          <table:table-cell office:value-type="float" office:value="15.0241079829084" calcext:value-type="float">
            <text:p>15.0241079829084</text:p>
          </table:table-cell>
          <table:table-cell office:value-type="float" office:value="0.51070034309333" calcext:value-type="float">
            <text:p>0.51070034309333</text:p>
          </table:table-cell>
          <table:table-cell office:value-type="float" office:value="0.0965047483838384" calcext:value-type="float">
            <text:p>0.096504748383838</text:p>
          </table:table-cell>
          <table:table-cell office:value-type="float" office:value="0.00945184271315036" calcext:value-type="float">
            <text:p>0.00945184271315</text:p>
          </table:table-cell>
          <table:table-cell office:value-type="float" office:value="0.0967685464285715" calcext:value-type="float">
            <text:p>0.096768546428572</text:p>
          </table:table-cell>
          <table:table-cell office:value-type="float" office:value="0.0130829379825912" calcext:value-type="float">
            <text:p>0.013082937982591</text:p>
          </table:table-cell>
          <table:table-cell office:value-type="float" office:value="0.557103168083437" calcext:value-type="float">
            <text:p>0.557103168083437</text:p>
          </table:table-cell>
          <table:table-cell office:value-type="float" office:value="0.0752758001444585" calcext:value-type="float">
            <text:p>0.075275800144459</text:p>
          </table:table-cell>
          <table:table-cell office:value-type="float" office:value="0.607719521474067" calcext:value-type="float">
            <text:p>0.607719521474067</text:p>
          </table:table-cell>
          <table:table-cell office:value-type="float" office:value="0.0132594097114611" calcext:value-type="float">
            <text:p>0.013259409711461</text:p>
          </table:table-cell>
          <table:table-cell office:value-type="float" office:value="0.295899713383261" calcext:value-type="float">
            <text:p>0.295899713383261</text:p>
          </table:table-cell>
          <table:table-cell office:value-type="float" office:value="0.0111734472362776" calcext:value-type="float">
            <text:p>0.011173447236278</text:p>
          </table:table-cell>
          <table:table-cell office:value-type="float" office:value="0.177636471047582" calcext:value-type="float">
            <text:p>0.177636471047582</text:p>
          </table:table-cell>
          <table:table-cell office:value-type="float" office:value="0.01554855384134" calcext:value-type="float">
            <text:p>0.01554855384134</text:p>
          </table:table-cell>
          <table:table-cell office:value-type="float" office:value="0.531377569072799" calcext:value-type="float">
            <text:p>0.531377569072799</text:p>
          </table:table-cell>
          <table:table-cell office:value-type="float" office:value="0.0161164054956206" calcext:value-type="float">
            <text:p>0.016116405495621</text:p>
          </table:table-cell>
          <table:table-cell office:value-type="float" office:value="0.0840775690727989" calcext:value-type="float">
            <text:p>0.084077569072799</text:p>
          </table:table-cell>
          <table:table-cell office:value-type="float" office:value="0.0115193262544788" calcext:value-type="float">
            <text:p>0.011519326254479</text:p>
          </table:table-cell>
          <table:table-cell office:value-type="float" office:value="8.36728546619415" calcext:value-type="float">
            <text:p>8.36728546619415</text:p>
          </table:table-cell>
          <table:table-cell office:value-type="float" office:value="0.179448741584818" calcext:value-type="float">
            <text:p>0.179448741584818</text:p>
          </table:table-cell>
          <table:table-cell office:value-type="float" office:value="3.11707282066345" calcext:value-type="float">
            <text:p>3.11707282066345</text:p>
          </table:table-cell>
          <table:table-cell office:value-type="float" office:value="0.0619991867672175" calcext:value-type="float">
            <text:p>0.061999186767218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71" calcext:value-type="float">
            <text:p>0.471</text:p>
          </table:table-cell>
          <table:table-cell office:value-type="float" office:value="0.00872276714504444" calcext:value-type="float">
            <text:p>0.008722767145044</text:p>
          </table:table-cell>
          <table:table-cell office:value-type="float" office:value="14.7392862043138" calcext:value-type="float">
            <text:p>14.7392862043138</text:p>
          </table:table-cell>
          <table:table-cell office:value-type="float" office:value="0.320838376198396" calcext:value-type="float">
            <text:p>0.320838376198396</text:p>
          </table:table-cell>
          <table:table-cell office:value-type="float" office:value="0.0874893861616161" calcext:value-type="float">
            <text:p>0.087489386161616</text:p>
          </table:table-cell>
          <table:table-cell office:value-type="float" office:value="0.00716123273767645" calcext:value-type="float">
            <text:p>0.007161232737676</text:p>
          </table:table-cell>
          <table:table-cell office:value-type="float" office:value="0.088585700952381" calcext:value-type="float">
            <text:p>0.088585700952381</text:p>
          </table:table-cell>
          <table:table-cell office:value-type="float" office:value="0.00497895011229611" calcext:value-type="float">
            <text:p>0.004978950112296</text:p>
          </table:table-cell>
          <table:table-cell office:value-type="float" office:value="0.531184693265181" calcext:value-type="float">
            <text:p>0.531184693265181</text:p>
          </table:table-cell>
          <table:table-cell office:value-type="float" office:value="0.0391644848730942" calcext:value-type="float">
            <text:p>0.039164484873094</text:p>
          </table:table-cell>
          <table:table-cell office:value-type="float" office:value="0.646629476124825" calcext:value-type="float">
            <text:p>0.646629476124825</text:p>
          </table:table-cell>
          <table:table-cell office:value-type="float" office:value="0.0160897144102955" calcext:value-type="float">
            <text:p>0.016089714410296</text:p>
          </table:table-cell>
          <table:table-cell office:value-type="float" office:value="0.276975165395119" calcext:value-type="float">
            <text:p>0.276975165395119</text:p>
          </table:table-cell>
          <table:table-cell office:value-type="float" office:value="0.00940350235599078" calcext:value-type="float">
            <text:p>0.009403502355991</text:p>
          </table:table-cell>
          <table:table-cell office:value-type="float" office:value="0.15226176614174" calcext:value-type="float">
            <text:p>0.15226176614174</text:p>
          </table:table-cell>
          <table:table-cell office:value-type="float" office:value="0.0105128435136447" calcext:value-type="float">
            <text:p>0.010512843513645</text:p>
          </table:table-cell>
          <table:table-cell office:value-type="float" office:value="0.545797154070196" calcext:value-type="float">
            <text:p>0.545797154070196</text:p>
          </table:table-cell>
          <table:table-cell office:value-type="float" office:value="0.0121631883924" calcext:value-type="float">
            <text:p>0.0121631883924</text:p>
          </table:table-cell>
          <table:table-cell office:value-type="float" office:value="0.074797154070196" calcext:value-type="float">
            <text:p>0.074797154070196</text:p>
          </table:table-cell>
          <table:table-cell office:value-type="float" office:value="0.00695696554874515" calcext:value-type="float">
            <text:p>0.006956965548745</text:p>
          </table:table-cell>
          <table:table-cell office:value-type="float" office:value="8.40435814857483" calcext:value-type="float">
            <text:p>8.40435814857483</text:p>
          </table:table-cell>
          <table:table-cell office:value-type="float" office:value="0.133718992919706" calcext:value-type="float">
            <text:p>0.133718992919706</text:p>
          </table:table-cell>
          <table:table-cell office:value-type="float" office:value="3.10945684909821" calcext:value-type="float">
            <text:p>3.10945684909821</text:p>
          </table:table-cell>
          <table:table-cell office:value-type="float" office:value="0.0538600517060827" calcext:value-type="float">
            <text:p>0.053860051706083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8205" calcext:value-type="float">
            <text:p>0.48205</text:p>
          </table:table-cell>
          <table:table-cell office:value-type="float" office:value="0.00771063479156476" calcext:value-type="float">
            <text:p>0.007710634791565</text:p>
          </table:table-cell>
          <table:table-cell office:value-type="float" office:value="14.7130017007929" calcext:value-type="float">
            <text:p>14.7130017007929</text:p>
          </table:table-cell>
          <table:table-cell office:value-type="float" office:value="0.237888507433594" calcext:value-type="float">
            <text:p>0.237888507433594</text:p>
          </table:table-cell>
          <table:table-cell office:value-type="float" office:value="0.0879286111111111" calcext:value-type="float">
            <text:p>0.087928611111111</text:p>
          </table:table-cell>
          <table:table-cell office:value-type="float" office:value="0.00662511614533712" calcext:value-type="float">
            <text:p>0.006625116145337</text:p>
          </table:table-cell>
          <table:table-cell office:value-type="float" office:value="0.0837948328571429" calcext:value-type="float">
            <text:p>0.083794832857143</text:p>
          </table:table-cell>
          <table:table-cell office:value-type="float" office:value="0.00402426838004759" calcext:value-type="float">
            <text:p>0.004024268380048</text:p>
          </table:table-cell>
          <table:table-cell office:value-type="float" office:value="0.570354258058822" calcext:value-type="float">
            <text:p>0.570354258058822</text:p>
          </table:table-cell>
          <table:table-cell office:value-type="float" office:value="0.0713695470431622" calcext:value-type="float">
            <text:p>0.071369547043162</text:p>
          </table:table-cell>
          <table:table-cell office:value-type="float" office:value="0.666064580617958" calcext:value-type="float">
            <text:p>0.666064580617958</text:p>
          </table:table-cell>
          <table:table-cell office:value-type="float" office:value="0.0115338836559049" calcext:value-type="float">
            <text:p>0.011533883655905</text:p>
          </table:table-cell>
          <table:table-cell office:value-type="float" office:value="0.274379855345848" calcext:value-type="float">
            <text:p>0.274379855345848</text:p>
          </table:table-cell>
          <table:table-cell office:value-type="float" office:value="0.0101355808597177" calcext:value-type="float">
            <text:p>0.010135580859718</text:p>
          </table:table-cell>
          <table:table-cell office:value-type="float" office:value="0.133248362660702" calcext:value-type="float">
            <text:p>0.133248362660702</text:p>
          </table:table-cell>
          <table:table-cell office:value-type="float" office:value="0.00601184077297476" calcext:value-type="float">
            <text:p>0.006011840772975</text:p>
          </table:table-cell>
          <table:table-cell office:value-type="float" office:value="0.559931799651642" calcext:value-type="float">
            <text:p>0.559931799651642</text:p>
          </table:table-cell>
          <table:table-cell office:value-type="float" office:value="0.0100143017869717" calcext:value-type="float">
            <text:p>0.010014301786972</text:p>
          </table:table-cell>
          <table:table-cell office:value-type="float" office:value="0.0778817996516419" calcext:value-type="float">
            <text:p>0.077881799651642</text:p>
          </table:table-cell>
          <table:table-cell office:value-type="float" office:value="0.00772265987426454" calcext:value-type="float">
            <text:p>0.007722659874265</text:p>
          </table:table-cell>
          <table:table-cell office:value-type="float" office:value="8.3606684923172" calcext:value-type="float">
            <text:p>8.3606684923172</text:p>
          </table:table-cell>
          <table:table-cell office:value-type="float" office:value="0.113733167978658" calcext:value-type="float">
            <text:p>0.113733167978658</text:p>
          </table:table-cell>
          <table:table-cell office:value-type="float" office:value="3.09177527427673" calcext:value-type="float">
            <text:p>3.09177527427673</text:p>
          </table:table-cell>
          <table:table-cell office:value-type="float" office:value="0.0388812537799947" calcext:value-type="float">
            <text:p>0.038881253779995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6132" calcext:value-type="float">
            <text:p>0.46132</text:p>
          </table:table-cell>
          <table:table-cell office:value-type="float" office:value="0.00934413660478531" calcext:value-type="float">
            <text:p>0.009344136604785</text:p>
          </table:table-cell>
          <table:table-cell office:value-type="float" office:value="14.7949772211671" calcext:value-type="float">
            <text:p>14.7949772211671</text:p>
          </table:table-cell>
          <table:table-cell office:value-type="float" office:value="0.280588821574392" calcext:value-type="float">
            <text:p>0.280588821574392</text:p>
          </table:table-cell>
          <table:table-cell office:value-type="float" office:value="0.0948572419191919" calcext:value-type="float">
            <text:p>0.094857241919192</text:p>
          </table:table-cell>
          <table:table-cell office:value-type="float" office:value="0.00612065801082859" calcext:value-type="float">
            <text:p>0.006120658010829</text:p>
          </table:table-cell>
          <table:table-cell office:value-type="float" office:value="0.0959107873809524" calcext:value-type="float">
            <text:p>0.095910787380953</text:p>
          </table:table-cell>
          <table:table-cell office:value-type="float" office:value="0.00416317925936626" calcext:value-type="float">
            <text:p>0.004163179259366</text:p>
          </table:table-cell>
          <table:table-cell office:value-type="float" office:value="0.530446939409548" calcext:value-type="float">
            <text:p>0.530446939409548</text:p>
          </table:table-cell>
          <table:table-cell office:value-type="float" office:value="0.0522521927821479" calcext:value-type="float">
            <text:p>0.052252192782148</text:p>
          </table:table-cell>
          <table:table-cell office:value-type="float" office:value="0.62948559963592" calcext:value-type="float">
            <text:p>0.62948559963592</text:p>
          </table:table-cell>
          <table:table-cell office:value-type="float" office:value="0.0137765827715172" calcext:value-type="float">
            <text:p>0.013776582771517</text:p>
          </table:table-cell>
          <table:table-cell office:value-type="float" office:value="0.290039537967631" calcext:value-type="float">
            <text:p>0.290039537967631</text:p>
          </table:table-cell>
          <table:table-cell office:value-type="float" office:value="0.00941632814673599" calcext:value-type="float">
            <text:p>0.009416328146736</text:p>
          </table:table-cell>
          <table:table-cell office:value-type="float" office:value="0.159065888912783" calcext:value-type="float">
            <text:p>0.159065888912783</text:p>
          </table:table-cell>
          <table:table-cell office:value-type="float" office:value="0.0128443729225426" calcext:value-type="float">
            <text:p>0.012844372922543</text:p>
          </table:table-cell>
          <table:table-cell office:value-type="float" office:value="0.544187551204374" calcext:value-type="float">
            <text:p>0.544187551204374</text:p>
          </table:table-cell>
          <table:table-cell office:value-type="float" office:value="0.0146298250199124" calcext:value-type="float">
            <text:p>0.014629825019913</text:p>
          </table:table-cell>
          <table:table-cell office:value-type="float" office:value="0.082867551204374" calcext:value-type="float">
            <text:p>0.082867551204374</text:p>
          </table:table-cell>
          <table:table-cell office:value-type="float" office:value="0.00816374679169471" calcext:value-type="float">
            <text:p>0.008163746791695</text:p>
          </table:table-cell>
          <table:table-cell office:value-type="float" office:value="8.41867656707764" calcext:value-type="float">
            <text:p>8.41867656707764</text:p>
          </table:table-cell>
          <table:table-cell office:value-type="float" office:value="0.108677432769264" calcext:value-type="float">
            <text:p>0.108677432769264</text:p>
          </table:table-cell>
          <table:table-cell office:value-type="float" office:value="3.12323529720306" calcext:value-type="float">
            <text:p>3.12323529720306</text:p>
          </table:table-cell>
          <table:table-cell office:value-type="float" office:value="0.0422725139780571" calcext:value-type="float">
            <text:p>0.042272513978057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7392" calcext:value-type="float">
            <text:p>0.47392</text:p>
          </table:table-cell>
          <table:table-cell office:value-type="float" office:value="0.00769961037975299" calcext:value-type="float">
            <text:p>0.007699610379753</text:p>
          </table:table-cell>
          <table:table-cell office:value-type="float" office:value="14.7837646439392" calcext:value-type="float">
            <text:p>14.7837646439392</text:p>
          </table:table-cell>
          <table:table-cell office:value-type="float" office:value="0.286389570970094" calcext:value-type="float">
            <text:p>0.286389570970094</text:p>
          </table:table-cell>
          <table:table-cell office:value-type="float" office:value="0.0898041154545454" calcext:value-type="float">
            <text:p>0.089804115454546</text:p>
          </table:table-cell>
          <table:table-cell office:value-type="float" office:value="0.0111049936976246" calcext:value-type="float">
            <text:p>0.011104993697625</text:p>
          </table:table-cell>
          <table:table-cell office:value-type="float" office:value="0.0867345966666667" calcext:value-type="float">
            <text:p>0.086734596666667</text:p>
          </table:table-cell>
          <table:table-cell office:value-type="float" office:value="0.00869489707758776" calcext:value-type="float">
            <text:p>0.008694897077588</text:p>
          </table:table-cell>
          <table:table-cell office:value-type="float" office:value="0.544330542488128" calcext:value-type="float">
            <text:p>0.544330542488128</text:p>
          </table:table-cell>
          <table:table-cell office:value-type="float" office:value="0.0677649450174119" calcext:value-type="float">
            <text:p>0.067764945017412</text:p>
          </table:table-cell>
          <table:table-cell office:value-type="float" office:value="0.659804562614633" calcext:value-type="float">
            <text:p>0.659804562614633</text:p>
          </table:table-cell>
          <table:table-cell office:value-type="float" office:value="0.0137400571506681" calcext:value-type="float">
            <text:p>0.013740057150668</text:p>
          </table:table-cell>
          <table:table-cell office:value-type="float" office:value="0.277934019221073" calcext:value-type="float">
            <text:p>0.277934019221073</text:p>
          </table:table-cell>
          <table:table-cell office:value-type="float" office:value="0.0134241379606372" calcext:value-type="float">
            <text:p>0.013424137960637</text:p>
          </table:table-cell>
          <table:table-cell office:value-type="float" office:value="0.1420103474798" calcext:value-type="float">
            <text:p>0.1420103474798</text:p>
          </table:table-cell>
          <table:table-cell office:value-type="float" office:value="0.0115048532658814" calcext:value-type="float">
            <text:p>0.011504853265882</text:p>
          </table:table-cell>
          <table:table-cell office:value-type="float" office:value="0.552857255194075" calcext:value-type="float">
            <text:p>0.552857255194075</text:p>
          </table:table-cell>
          <table:table-cell office:value-type="float" office:value="0.0120305555095769" calcext:value-type="float">
            <text:p>0.012030555509577</text:p>
          </table:table-cell>
          <table:table-cell office:value-type="float" office:value="0.0789372551940746" calcext:value-type="float">
            <text:p>0.078937255194075</text:p>
          </table:table-cell>
          <table:table-cell office:value-type="float" office:value="0.0126765102906992" calcext:value-type="float">
            <text:p>0.012676510290699</text:p>
          </table:table-cell>
          <table:table-cell office:value-type="float" office:value="8.35285551548004" calcext:value-type="float">
            <text:p>8.35285551548004</text:p>
          </table:table-cell>
          <table:table-cell office:value-type="float" office:value="0.0846485489770042" calcext:value-type="float">
            <text:p>0.084648548977004</text:p>
          </table:table-cell>
          <table:table-cell office:value-type="float" office:value="3.09058237075806" calcext:value-type="float">
            <text:p>3.09058237075806</text:p>
          </table:table-cell>
          <table:table-cell office:value-type="float" office:value="0.0214412910564357" calcext:value-type="float">
            <text:p>0.021441291056436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9582" calcext:value-type="float">
            <text:p>0.49582</text:p>
          </table:table-cell>
          <table:table-cell office:value-type="float" office:value="0.0121015885091357" calcext:value-type="float">
            <text:p>0.012101588509136</text:p>
          </table:table-cell>
          <table:table-cell office:value-type="float" office:value="14.5899317425829" calcext:value-type="float">
            <text:p>14.5899317425829</text:p>
          </table:table-cell>
          <table:table-cell office:value-type="float" office:value="0.426152453280842" calcext:value-type="float">
            <text:p>0.426152453280842</text:p>
          </table:table-cell>
          <table:table-cell office:value-type="float" office:value="0.0864985523232323" calcext:value-type="float">
            <text:p>0.086498552323232</text:p>
          </table:table-cell>
          <table:table-cell office:value-type="float" office:value="0.0102254476062726" calcext:value-type="float">
            <text:p>0.010225447606273</text:p>
          </table:table-cell>
          <table:table-cell office:value-type="float" office:value="0.0786648021428572" calcext:value-type="float">
            <text:p>0.078664802142857</text:p>
          </table:table-cell>
          <table:table-cell office:value-type="float" office:value="0.0142027672227231" calcext:value-type="float">
            <text:p>0.014202767222723</text:p>
          </table:table-cell>
          <table:table-cell office:value-type="float" office:value="0.5853336996337" calcext:value-type="float">
            <text:p>0.5853336996337</text:p>
          </table:table-cell>
          <table:table-cell office:value-type="float" office:value="0.0809513487381355" calcext:value-type="float">
            <text:p>0.080951348738136</text:p>
          </table:table-cell>
          <table:table-cell office:value-type="float" office:value="0.68729328955126" calcext:value-type="float">
            <text:p>0.68729328955126</text:p>
          </table:table-cell>
          <table:table-cell office:value-type="float" office:value="0.0188831065538895" calcext:value-type="float">
            <text:p>0.01888310655389</text:p>
          </table:table-cell>
          <table:table-cell office:value-type="float" office:value="0.267869630521345" calcext:value-type="float">
            <text:p>0.267869630521345</text:p>
          </table:table-cell>
          <table:table-cell office:value-type="float" office:value="0.0133964208020765" calcext:value-type="float">
            <text:p>0.013396420802077</text:p>
          </table:table-cell>
          <table:table-cell office:value-type="float" office:value="0.115022252908871" calcext:value-type="float">
            <text:p>0.115022252908871</text:p>
          </table:table-cell>
          <table:table-cell office:value-type="float" office:value="0.0138962719360015" calcext:value-type="float">
            <text:p>0.013896271936002</text:p>
          </table:table-cell>
          <table:table-cell office:value-type="float" office:value="0.573814468473734" calcext:value-type="float">
            <text:p>0.573814468473734</text:p>
          </table:table-cell>
          <table:table-cell office:value-type="float" office:value="0.0155763423402697" calcext:value-type="float">
            <text:p>0.01557634234027</text:p>
          </table:table-cell>
          <table:table-cell office:value-type="float" office:value="0.0779944684737341" calcext:value-type="float">
            <text:p>0.077994468473734</text:p>
          </table:table-cell>
          <table:table-cell office:value-type="float" office:value="0.012606710182205" calcext:value-type="float">
            <text:p>0.012606710182205</text:p>
          </table:table-cell>
          <table:table-cell office:value-type="float" office:value="8.32605645656586" calcext:value-type="float">
            <text:p>8.32605645656586</text:p>
          </table:table-cell>
          <table:table-cell office:value-type="float" office:value="0.14243569658987" calcext:value-type="float">
            <text:p>0.14243569658987</text:p>
          </table:table-cell>
          <table:table-cell office:value-type="float" office:value="3.07524781227112" calcext:value-type="float">
            <text:p>3.07524781227112</text:p>
          </table:table-cell>
          <table:table-cell office:value-type="float" office:value="0.0441101915603196" calcext:value-type="float">
            <text:p>0.04411019156032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8494" calcext:value-type="float">
            <text:p>0.48494</text:p>
          </table:table-cell>
          <table:table-cell office:value-type="float" office:value="0.00974077341214067" calcext:value-type="float">
            <text:p>0.009740773412141</text:p>
          </table:table-cell>
          <table:table-cell office:value-type="float" office:value="14.6756620905086" calcext:value-type="float">
            <text:p>14.6756620905086</text:p>
          </table:table-cell>
          <table:table-cell office:value-type="float" office:value="0.398649655768701" calcext:value-type="float">
            <text:p>0.398649655768701</text:p>
          </table:table-cell>
          <table:table-cell office:value-type="float" office:value="0.0889031375757576" calcext:value-type="float">
            <text:p>0.088903137575758</text:p>
          </table:table-cell>
          <table:table-cell office:value-type="float" office:value="0.0101485765053002" calcext:value-type="float">
            <text:p>0.0101485765053</text:p>
          </table:table-cell>
          <table:table-cell office:value-type="float" office:value="0.0801375052380953" calcext:value-type="float">
            <text:p>0.080137505238095</text:p>
          </table:table-cell>
          <table:table-cell office:value-type="float" office:value="0.00541837458846628" calcext:value-type="float">
            <text:p>0.005418374588466</text:p>
          </table:table-cell>
          <table:table-cell office:value-type="float" office:value="0.600289034180099" calcext:value-type="float">
            <text:p>0.600289034180099</text:p>
          </table:table-cell>
          <table:table-cell office:value-type="float" office:value="0.0677362436806472" calcext:value-type="float">
            <text:p>0.067736243680647</text:p>
          </table:table-cell>
          <table:table-cell office:value-type="float" office:value="0.679640937821407" calcext:value-type="float">
            <text:p>0.679640937821407</text:p>
          </table:table-cell>
          <table:table-cell office:value-type="float" office:value="0.0190375469673836" calcext:value-type="float">
            <text:p>0.019037546967384</text:p>
          </table:table-cell>
          <table:table-cell office:value-type="float" office:value="0.271308587682451" calcext:value-type="float">
            <text:p>0.271308587682451</text:p>
          </table:table-cell>
          <table:table-cell office:value-type="float" office:value="0.0111685748304688" calcext:value-type="float">
            <text:p>0.011168574830469</text:p>
          </table:table-cell>
          <table:table-cell office:value-type="float" office:value="0.124747004638149" calcext:value-type="float">
            <text:p>0.124747004638149</text:p>
          </table:table-cell>
          <table:table-cell office:value-type="float" office:value="0.0125580334841387" calcext:value-type="float">
            <text:p>0.012558033484139</text:p>
          </table:table-cell>
          <table:table-cell office:value-type="float" office:value="0.56418039872857" calcext:value-type="float">
            <text:p>0.56418039872857</text:p>
          </table:table-cell>
          <table:table-cell office:value-type="float" office:value="0.0135341209960076" calcext:value-type="float">
            <text:p>0.013534120996008</text:p>
          </table:table-cell>
          <table:table-cell office:value-type="float" office:value="0.0792403987285702" calcext:value-type="float">
            <text:p>0.07924039872857</text:p>
          </table:table-cell>
          <table:table-cell office:value-type="float" office:value="0.00915826911520497" calcext:value-type="float">
            <text:p>0.009158269115205</text:p>
          </table:table-cell>
          <table:table-cell office:value-type="float" office:value="8.32489786148071" calcext:value-type="float">
            <text:p>8.32489786148071</text:p>
          </table:table-cell>
          <table:table-cell office:value-type="float" office:value="0.102802790427058" calcext:value-type="float">
            <text:p>0.102802790427058</text:p>
          </table:table-cell>
          <table:table-cell office:value-type="float" office:value="3.08282029628754" calcext:value-type="float">
            <text:p>3.08282029628754</text:p>
          </table:table-cell>
          <table:table-cell office:value-type="float" office:value="0.037864715228746" calcext:value-type="float">
            <text:p>0.037864715228746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9947" calcext:value-type="float">
            <text:p>0.49947</text:p>
          </table:table-cell>
          <table:table-cell office:value-type="float" office:value="0.0117724773188239" calcext:value-type="float">
            <text:p>0.011772477318824</text:p>
          </table:table-cell>
          <table:table-cell office:value-type="float" office:value="14.381215176453" calcext:value-type="float">
            <text:p>14.381215176453</text:p>
          </table:table-cell>
          <table:table-cell office:value-type="float" office:value="0.442346444083273" calcext:value-type="float">
            <text:p>0.442346444083273</text:p>
          </table:table-cell>
          <table:table-cell office:value-type="float" office:value="0.085267892020202" calcext:value-type="float">
            <text:p>0.085267892020202</text:p>
          </table:table-cell>
          <table:table-cell office:value-type="float" office:value="0.0111999439444642" calcext:value-type="float">
            <text:p>0.011199943944464</text:p>
          </table:table-cell>
          <table:table-cell office:value-type="float" office:value="0.074258120952381" calcext:value-type="float">
            <text:p>0.074258120952381</text:p>
          </table:table-cell>
          <table:table-cell office:value-type="float" office:value="0.0119123031177333" calcext:value-type="float">
            <text:p>0.011912303117733</text:p>
          </table:table-cell>
          <table:table-cell office:value-type="float" office:value="0.595939225068018" calcext:value-type="float">
            <text:p>0.595939225068018</text:p>
          </table:table-cell>
          <table:table-cell office:value-type="float" office:value="0.0703889592183008" calcext:value-type="float">
            <text:p>0.070388959218301</text:p>
          </table:table-cell>
          <table:table-cell office:value-type="float" office:value="0.680490436463104" calcext:value-type="float">
            <text:p>0.680490436463104</text:p>
          </table:table-cell>
          <table:table-cell office:value-type="float" office:value="0.0123057391220907" calcext:value-type="float">
            <text:p>0.012305739122091</text:p>
          </table:table-cell>
          <table:table-cell office:value-type="float" office:value="0.26826856161733" calcext:value-type="float">
            <text:p>0.26826856161733</text:p>
          </table:table-cell>
          <table:table-cell office:value-type="float" office:value="0.0164057287400846" calcext:value-type="float">
            <text:p>0.016405728740085</text:p>
          </table:table-cell>
          <table:table-cell office:value-type="float" office:value="0.117057813325005" calcext:value-type="float">
            <text:p>0.117057813325005</text:p>
          </table:table-cell>
          <table:table-cell office:value-type="float" office:value="0.00944523013081108" calcext:value-type="float">
            <text:p>0.009445230130811</text:p>
          </table:table-cell>
          <table:table-cell office:value-type="float" office:value="0.575212670917219" calcext:value-type="float">
            <text:p>0.575212670917219</text:p>
          </table:table-cell>
          <table:table-cell office:value-type="float" office:value="0.0169983460040714" calcext:value-type="float">
            <text:p>0.016998346004071</text:p>
          </table:table-cell>
          <table:table-cell office:value-type="float" office:value="0.075742670917219" calcext:value-type="float">
            <text:p>0.075742670917219</text:p>
          </table:table-cell>
          <table:table-cell office:value-type="float" office:value="0.0110368769955275" calcext:value-type="float">
            <text:p>0.011036876995528</text:p>
          </table:table-cell>
          <table:table-cell office:value-type="float" office:value="8.40546038150787" calcext:value-type="float">
            <text:p>8.40546038150787</text:p>
          </table:table-cell>
          <table:table-cell office:value-type="float" office:value="0.159745101085486" calcext:value-type="float">
            <text:p>0.159745101085486</text:p>
          </table:table-cell>
          <table:table-cell office:value-type="float" office:value="3.08493721485138" calcext:value-type="float">
            <text:p>3.08493721485138</text:p>
          </table:table-cell>
          <table:table-cell office:value-type="float" office:value="0.0522477488270409" calcext:value-type="float">
            <text:p>0.052247748827041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49869" calcext:value-type="float">
            <text:p>0.49869</text:p>
          </table:table-cell>
          <table:table-cell office:value-type="float" office:value="0.00824465483409303" calcext:value-type="float">
            <text:p>0.008244654834093</text:p>
          </table:table-cell>
          <table:table-cell office:value-type="float" office:value="14.5782209827274" calcext:value-type="float">
            <text:p>14.5782209827274</text:p>
          </table:table-cell>
          <table:table-cell office:value-type="float" office:value="0.393746769200146" calcext:value-type="float">
            <text:p>0.393746769200146</text:p>
          </table:table-cell>
          <table:table-cell office:value-type="float" office:value="0.0805766465656565" calcext:value-type="float">
            <text:p>0.080576646565657</text:p>
          </table:table-cell>
          <table:table-cell office:value-type="float" office:value="0.00482560571644923" calcext:value-type="float">
            <text:p>0.004825605716449</text:p>
          </table:table-cell>
          <table:table-cell office:value-type="float" office:value="0.0714557526190477" calcext:value-type="float">
            <text:p>0.071455752619048</text:p>
          </table:table-cell>
          <table:table-cell office:value-type="float" office:value="0.00386640628550465" calcext:value-type="float">
            <text:p>0.003866406285505</text:p>
          </table:table-cell>
          <table:table-cell office:value-type="float" office:value="0.616744444444444" calcext:value-type="float">
            <text:p>0.616744444444444</text:p>
          </table:table-cell>
          <table:table-cell office:value-type="float" office:value="0.0570544932069738" calcext:value-type="float">
            <text:p>0.057054493206974</text:p>
          </table:table-cell>
          <table:table-cell office:value-type="float" office:value="0.688534971644357" calcext:value-type="float">
            <text:p>0.688534971644357</text:p>
          </table:table-cell>
          <table:table-cell office:value-type="float" office:value="0.0187102001308394" calcext:value-type="float">
            <text:p>0.018710200130839</text:p>
          </table:table-cell>
          <table:table-cell office:value-type="float" office:value="0.256996977633342" calcext:value-type="float">
            <text:p>0.256996977633342</text:p>
          </table:table-cell>
          <table:table-cell office:value-type="float" office:value="0.0106260096770716" calcext:value-type="float">
            <text:p>0.010626009677072</text:p>
          </table:table-cell>
          <table:table-cell office:value-type="float" office:value="0.115715031040944" calcext:value-type="float">
            <text:p>0.115715031040944</text:p>
          </table:table-cell>
          <table:table-cell office:value-type="float" office:value="0.00726907107727634" calcext:value-type="float">
            <text:p>0.007269071077276</text:p>
          </table:table-cell>
          <table:table-cell office:value-type="float" office:value="0.569756649304198" calcext:value-type="float">
            <text:p>0.569756649304198</text:p>
          </table:table-cell>
          <table:table-cell office:value-type="float" office:value="0.0111789291069336" calcext:value-type="float">
            <text:p>0.011178929106934</text:p>
          </table:table-cell>
          <table:table-cell office:value-type="float" office:value="0.0710666493041984" calcext:value-type="float">
            <text:p>0.071066649304198</text:p>
          </table:table-cell>
          <table:table-cell office:value-type="float" office:value="0.00544978529548701" calcext:value-type="float">
            <text:p>0.005449785295487</text:p>
          </table:table-cell>
          <table:table-cell office:value-type="float" office:value="8.34512348175049" calcext:value-type="float">
            <text:p>8.34512348175049</text:p>
          </table:table-cell>
          <table:table-cell office:value-type="float" office:value="0.119239398820531" calcext:value-type="float">
            <text:p>0.119239398820531</text:p>
          </table:table-cell>
          <table:table-cell office:value-type="float" office:value="3.07403383255005" calcext:value-type="float">
            <text:p>3.07403383255005</text:p>
          </table:table-cell>
          <table:table-cell office:value-type="float" office:value="0.0443478457135395" calcext:value-type="float">
            <text:p>0.04434784571354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0354" calcext:value-type="float">
            <text:p>0.50354</text:p>
          </table:table-cell>
          <table:table-cell office:value-type="float" office:value="0.00699558590985933" calcext:value-type="float">
            <text:p>0.006995585909859</text:p>
          </table:table-cell>
          <table:table-cell office:value-type="float" office:value="14.416065221887" calcext:value-type="float">
            <text:p>14.416065221887</text:p>
          </table:table-cell>
          <table:table-cell office:value-type="float" office:value="0.314016845758592" calcext:value-type="float">
            <text:p>0.314016845758592</text:p>
          </table:table-cell>
          <table:table-cell office:value-type="float" office:value="0.080915661010101" calcext:value-type="float">
            <text:p>0.080915661010101</text:p>
          </table:table-cell>
          <table:table-cell office:value-type="float" office:value="0.010564006423546" calcext:value-type="float">
            <text:p>0.010564006423546</text:p>
          </table:table-cell>
          <table:table-cell office:value-type="float" office:value="0.0677206061904762" calcext:value-type="float">
            <text:p>0.067720606190476</text:p>
          </table:table-cell>
          <table:table-cell office:value-type="float" office:value="0.0078102181407219" calcext:value-type="float">
            <text:p>0.007810218140722</text:p>
          </table:table-cell>
          <table:table-cell office:value-type="float" office:value="0.575154834054834" calcext:value-type="float">
            <text:p>0.575154834054834</text:p>
          </table:table-cell>
          <table:table-cell office:value-type="float" office:value="0.0673932436748463" calcext:value-type="float">
            <text:p>0.067393243674846</text:p>
          </table:table-cell>
          <table:table-cell office:value-type="float" office:value="0.693519100988645" calcext:value-type="float">
            <text:p>0.693519100988645</text:p>
          </table:table-cell>
          <table:table-cell office:value-type="float" office:value="0.0150541604892448" calcext:value-type="float">
            <text:p>0.015054160489245</text:p>
          </table:table-cell>
          <table:table-cell office:value-type="float" office:value="0.25977745634197" calcext:value-type="float">
            <text:p>0.25977745634197</text:p>
          </table:table-cell>
          <table:table-cell office:value-type="float" office:value="0.018867525068118" calcext:value-type="float">
            <text:p>0.018867525068118</text:p>
          </table:table-cell>
          <table:table-cell office:value-type="float" office:value="0.110479680397225" calcext:value-type="float">
            <text:p>0.110479680397225</text:p>
          </table:table-cell>
          <table:table-cell office:value-type="float" office:value="0.00900357329878337" calcext:value-type="float">
            <text:p>0.009003573298783</text:p>
          </table:table-cell>
          <table:table-cell office:value-type="float" office:value="0.576797995119567" calcext:value-type="float">
            <text:p>0.576797995119567</text:p>
          </table:table-cell>
          <table:table-cell office:value-type="float" office:value="0.0146937179614549" calcext:value-type="float">
            <text:p>0.014693717961455</text:p>
          </table:table-cell>
          <table:table-cell office:value-type="float" office:value="0.0732579951195674" calcext:value-type="float">
            <text:p>0.073257995119567</text:p>
          </table:table-cell>
          <table:table-cell office:value-type="float" office:value="0.0111679375018475" calcext:value-type="float">
            <text:p>0.011167937501848</text:p>
          </table:table-cell>
          <table:table-cell office:value-type="float" office:value="8.3410222530365" calcext:value-type="float">
            <text:p>8.3410222530365</text:p>
          </table:table-cell>
          <table:table-cell office:value-type="float" office:value="0.151345518537561" calcext:value-type="float">
            <text:p>0.151345518537561</text:p>
          </table:table-cell>
          <table:table-cell office:value-type="float" office:value="3.0567681312561" calcext:value-type="float">
            <text:p>3.0567681312561</text:p>
          </table:table-cell>
          <table:table-cell office:value-type="float" office:value="0.0497938600557275" calcext:value-type="float">
            <text:p>0.049793860055728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1461" calcext:value-type="float">
            <text:p>0.51461</text:p>
          </table:table-cell>
          <table:table-cell office:value-type="float" office:value="0.0118526555861733" calcext:value-type="float">
            <text:p>0.011852655586173</text:p>
          </table:table-cell>
          <table:table-cell office:value-type="float" office:value="14.3308675217126" calcext:value-type="float">
            <text:p>14.3308675217126</text:p>
          </table:table-cell>
          <table:table-cell office:value-type="float" office:value="0.476059384691175" calcext:value-type="float">
            <text:p>0.476059384691175</text:p>
          </table:table-cell>
          <table:table-cell office:value-type="float" office:value="0.0795504768686869" calcext:value-type="float">
            <text:p>0.079550476868687</text:p>
          </table:table-cell>
          <table:table-cell office:value-type="float" office:value="0.00814698076291366" calcext:value-type="float">
            <text:p>0.008146980762914</text:p>
          </table:table-cell>
          <table:table-cell office:value-type="float" office:value="0.0697361542857143" calcext:value-type="float">
            <text:p>0.069736154285714</text:p>
          </table:table-cell>
          <table:table-cell office:value-type="float" office:value="0.0148674425636984" calcext:value-type="float">
            <text:p>0.014867442563698</text:p>
          </table:table-cell>
          <table:table-cell office:value-type="float" office:value="0.635117316017316" calcext:value-type="float">
            <text:p>0.635117316017316</text:p>
          </table:table-cell>
          <table:table-cell office:value-type="float" office:value="0.0685098697462701" calcext:value-type="float">
            <text:p>0.06850986974627</text:p>
          </table:table-cell>
          <table:table-cell office:value-type="float" office:value="0.695733843876834" calcext:value-type="float">
            <text:p>0.695733843876834</text:p>
          </table:table-cell>
          <table:table-cell office:value-type="float" office:value="0.0127514552208661" calcext:value-type="float">
            <text:p>0.012751455220866</text:p>
          </table:table-cell>
          <table:table-cell office:value-type="float" office:value="0.257302683431157" calcext:value-type="float">
            <text:p>0.257302683431157</text:p>
          </table:table-cell>
          <table:table-cell office:value-type="float" office:value="0.0159123655211046" calcext:value-type="float">
            <text:p>0.015912365521105</text:p>
          </table:table-cell>
          <table:table-cell office:value-type="float" office:value="0.102108479430866" calcext:value-type="float">
            <text:p>0.102108479430866</text:p>
          </table:table-cell>
          <table:table-cell office:value-type="float" office:value="0.00903925356495346" calcext:value-type="float">
            <text:p>0.009039253564953</text:p>
          </table:table-cell>
          <table:table-cell office:value-type="float" office:value="0.586871413647523" calcext:value-type="float">
            <text:p>0.586871413647523</text:p>
          </table:table-cell>
          <table:table-cell office:value-type="float" office:value="0.0163680725725196" calcext:value-type="float">
            <text:p>0.01636807257252</text:p>
          </table:table-cell>
          <table:table-cell office:value-type="float" office:value="0.0722614136475229" calcext:value-type="float">
            <text:p>0.072261413647523</text:p>
          </table:table-cell>
          <table:table-cell office:value-type="float" office:value="0.00945557735016926" calcext:value-type="float">
            <text:p>0.009455577350169</text:p>
          </table:table-cell>
          <table:table-cell office:value-type="float" office:value="8.3619194984436" calcext:value-type="float">
            <text:p>8.3619194984436</text:p>
          </table:table-cell>
          <table:table-cell office:value-type="float" office:value="0.179351436522415" calcext:value-type="float">
            <text:p>0.179351436522415</text:p>
          </table:table-cell>
          <table:table-cell office:value-type="float" office:value="3.05723032951355" calcext:value-type="float">
            <text:p>3.05723032951355</text:p>
          </table:table-cell>
          <table:table-cell office:value-type="float" office:value="0.0675117363966795" calcext:value-type="float">
            <text:p>0.06751173639668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51354" calcext:value-type="float">
            <text:p>0.51354</text:p>
          </table:table-cell>
          <table:table-cell office:value-type="float" office:value="0.00989839493161504" calcext:value-type="float">
            <text:p>0.009898394931615</text:p>
          </table:table-cell>
          <table:table-cell office:value-type="float" office:value="14.2640343383586" calcext:value-type="float">
            <text:p>14.2640343383586</text:p>
          </table:table-cell>
          <table:table-cell office:value-type="float" office:value="0.343618009354958" calcext:value-type="float">
            <text:p>0.343618009354958</text:p>
          </table:table-cell>
          <table:table-cell office:value-type="float" office:value="0.082582844040404" calcext:value-type="float">
            <text:p>0.082582844040404</text:p>
          </table:table-cell>
          <table:table-cell office:value-type="float" office:value="0.00819000797378538" calcext:value-type="float">
            <text:p>0.008190007973785</text:p>
          </table:table-cell>
          <table:table-cell office:value-type="float" office:value="0.076709700952381" calcext:value-type="float">
            <text:p>0.076709700952381</text:p>
          </table:table-cell>
          <table:table-cell office:value-type="float" office:value="0.0201975883012338" calcext:value-type="float">
            <text:p>0.020197588301234</text:p>
          </table:table-cell>
          <table:table-cell office:value-type="float" office:value="0.607045454545455" calcext:value-type="float">
            <text:p>0.607045454545455</text:p>
          </table:table-cell>
          <table:table-cell office:value-type="float" office:value="0.0769017102182884" calcext:value-type="float">
            <text:p>0.076901710218289</text:p>
          </table:table-cell>
          <table:table-cell office:value-type="float" office:value="0.698837428580873" calcext:value-type="float">
            <text:p>0.698837428580873</text:p>
          </table:table-cell>
          <table:table-cell office:value-type="float" office:value="0.0177992491645997" calcext:value-type="float">
            <text:p>0.0177992491646</text:p>
          </table:table-cell>
          <table:table-cell office:value-type="float" office:value="0.262484882249421" calcext:value-type="float">
            <text:p>0.262484882249421</text:p>
          </table:table-cell>
          <table:table-cell office:value-type="float" office:value="0.0133425878262131" calcext:value-type="float">
            <text:p>0.013342587826213</text:p>
          </table:table-cell>
          <table:table-cell office:value-type="float" office:value="0.0990248372408172" calcext:value-type="float">
            <text:p>0.099024837240817</text:p>
          </table:table-cell>
          <table:table-cell office:value-type="float" office:value="0.0092886824607981" calcext:value-type="float">
            <text:p>0.009288682460798</text:p>
          </table:table-cell>
          <table:table-cell office:value-type="float" office:value="0.590337496871495" calcext:value-type="float">
            <text:p>0.590337496871495</text:p>
          </table:table-cell>
          <table:table-cell office:value-type="float" office:value="0.0129458219968118" calcext:value-type="float">
            <text:p>0.012945821996812</text:p>
          </table:table-cell>
          <table:table-cell office:value-type="float" office:value="0.0767974968714947" calcext:value-type="float">
            <text:p>0.076797496871495</text:p>
          </table:table-cell>
          <table:table-cell office:value-type="float" office:value="0.00963545826242957" calcext:value-type="float">
            <text:p>0.00963545826243</text:p>
          </table:table-cell>
          <table:table-cell office:value-type="float" office:value="8.36327221393585" calcext:value-type="float">
            <text:p>8.36327221393585</text:p>
          </table:table-cell>
          <table:table-cell office:value-type="float" office:value="0.11377702558811" calcext:value-type="float">
            <text:p>0.11377702558811</text:p>
          </table:table-cell>
          <table:table-cell office:value-type="float" office:value="3.05962023735046" calcext:value-type="float">
            <text:p>3.05962023735046</text:p>
          </table:table-cell>
          <table:table-cell office:value-type="float" office:value="0.0516367097347909" calcext:value-type="float">
            <text:p>0.051636709734791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lex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18656" calcext:value-type="float">
            <text:p>0.18656</text:p>
          </table:table-cell>
          <table:table-cell office:value-type="float" office:value="0.00500404281001317" calcext:value-type="float">
            <text:p>0.005004042810013</text:p>
          </table:table-cell>
          <table:table-cell office:value-type="float" office:value="14.2916254228042" calcext:value-type="float">
            <text:p>14.2916254228042</text:p>
          </table:table-cell>
          <table:table-cell office:value-type="float" office:value="0.228535473314197" calcext:value-type="float">
            <text:p>0.228535473314197</text:p>
          </table:table-cell>
          <table:table-cell office:value-type="float" office:value="0.130658401010101" calcext:value-type="float">
            <text:p>0.130658401010101</text:p>
          </table:table-cell>
          <table:table-cell office:value-type="float" office:value="0.00925041132926221" calcext:value-type="float">
            <text:p>0.009250411329262</text:p>
          </table:table-cell>
          <table:table-cell office:value-type="float" office:value="0.130418840714286" calcext:value-type="float">
            <text:p>0.130418840714286</text:p>
          </table:table-cell>
          <table:table-cell office:value-type="float" office:value="0.00922766126113826" calcext:value-type="float">
            <text:p>0.009227661261138</text:p>
          </table:table-cell>
          <table:table-cell office:value-type="float" office:value="0.543812655977847" calcext:value-type="float">
            <text:p>0.543812655977847</text:p>
          </table:table-cell>
          <table:table-cell office:value-type="float" office:value="0.170394692958619" calcext:value-type="float">
            <text:p>0.170394692958619</text:p>
          </table:table-cell>
          <table:table-cell office:value-type="float" office:value="0.264708779307141" calcext:value-type="float">
            <text:p>0.264708779307141</text:p>
          </table:table-cell>
          <table:table-cell office:value-type="float" office:value="0.0193754854411561" calcext:value-type="float">
            <text:p>0.019375485441156</text:p>
          </table:table-cell>
          <table:table-cell office:value-type="float" office:value="0.255344723568459" calcext:value-type="float">
            <text:p>0.255344723568459</text:p>
          </table:table-cell>
          <table:table-cell office:value-type="float" office:value="0.00833994463835312" calcext:value-type="float">
            <text:p>0.008339944638353</text:p>
          </table:table-cell>
          <table:table-cell office:value-type="float" office:value="0.413531905342265" calcext:value-type="float">
            <text:p>0.413531905342265</text:p>
          </table:table-cell>
          <table:table-cell office:value-type="float" office:value="0.0200348952779107" calcext:value-type="float">
            <text:p>0.020034895277911</text:p>
          </table:table-cell>
          <table:table-cell office:value-type="float" office:value="0.317166168653964" calcext:value-type="float">
            <text:p>0.317166168653964</text:p>
          </table:table-cell>
          <table:table-cell office:value-type="float" office:value="0.00987769816149498" calcext:value-type="float">
            <text:p>0.009877698161495</text:p>
          </table:table-cell>
          <table:table-cell office:value-type="float" office:value="0.130606168653964" calcext:value-type="float">
            <text:p>0.130606168653964</text:p>
          </table:table-cell>
          <table:table-cell office:value-type="float" office:value="0.00930781146168373" calcext:value-type="float">
            <text:p>0.009307811461684</text:p>
          </table:table-cell>
          <table:table-cell office:value-type="float" office:value="116.671456313133" calcext:value-type="float">
            <text:p>116.671456313133</text:p>
          </table:table-cell>
          <table:table-cell office:value-type="float" office:value="3.03217324988475" calcext:value-type="float">
            <text:p>3.03217324988475</text:p>
          </table:table-cell>
          <table:table-cell office:value-type="float" office:value="62.2758688926697" calcext:value-type="float">
            <text:p>62.2758688926697</text:p>
          </table:table-cell>
          <table:table-cell office:value-type="float" office:value="0.81945661333501" calcext:value-type="float">
            <text:p>0.81945661333501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vgg1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25693" calcext:value-type="float">
            <text:p>0.25693</text:p>
          </table:table-cell>
          <table:table-cell office:value-type="float" office:value="0.00817476469250204" calcext:value-type="float">
            <text:p>0.008174764692502</text:p>
          </table:table-cell>
          <table:table-cell office:value-type="float" office:value="13.9032917071983" calcext:value-type="float">
            <text:p>13.9032917071983</text:p>
          </table:table-cell>
          <table:table-cell office:value-type="float" office:value="0.471143892580781" calcext:value-type="float">
            <text:p>0.471143892580781</text:p>
          </table:table-cell>
          <table:table-cell office:value-type="float" office:value="0.161741916464646" calcext:value-type="float">
            <text:p>0.161741916464646</text:p>
          </table:table-cell>
          <table:table-cell office:value-type="float" office:value="0.0109729485078969" calcext:value-type="float">
            <text:p>0.010972948507897</text:p>
          </table:table-cell>
          <table:table-cell office:value-type="float" office:value="0.160174781190476" calcext:value-type="float">
            <text:p>0.160174781190476</text:p>
          </table:table-cell>
          <table:table-cell office:value-type="float" office:value="0.010720980016565" calcext:value-type="float">
            <text:p>0.010720980016565</text:p>
          </table:table-cell>
          <table:table-cell office:value-type="float" office:value="0.548231827188714" calcext:value-type="float">
            <text:p>0.548231827188714</text:p>
          </table:table-cell>
          <table:table-cell office:value-type="float" office:value="0.0962507882976607" calcext:value-type="float">
            <text:p>0.096250788297661</text:p>
          </table:table-cell>
          <table:table-cell office:value-type="float" office:value="0.364587679819045" calcext:value-type="float">
            <text:p>0.364587679819045</text:p>
          </table:table-cell>
          <table:table-cell office:value-type="float" office:value="0.0148512540324438" calcext:value-type="float">
            <text:p>0.014851254032444</text:p>
          </table:table-cell>
          <table:table-cell office:value-type="float" office:value="0.326007453215989" calcext:value-type="float">
            <text:p>0.326007453215989</text:p>
          </table:table-cell>
          <table:table-cell office:value-type="float" office:value="0.0119511336500685" calcext:value-type="float">
            <text:p>0.011951133650069</text:p>
          </table:table-cell>
          <table:table-cell office:value-type="float" office:value="0.313083027887329" calcext:value-type="float">
            <text:p>0.313083027887329</text:p>
          </table:table-cell>
          <table:table-cell office:value-type="float" office:value="0.0112225236763256" calcext:value-type="float">
            <text:p>0.011222523676326</text:p>
          </table:table-cell>
          <table:table-cell office:value-type="float" office:value="0.418739341817677" calcext:value-type="float">
            <text:p>0.418739341817677</text:p>
          </table:table-cell>
          <table:table-cell office:value-type="float" office:value="0.0109560885718357" calcext:value-type="float">
            <text:p>0.010956088571836</text:p>
          </table:table-cell>
          <table:table-cell office:value-type="float" office:value="0.161809341817677" calcext:value-type="float">
            <text:p>0.161809341817677</text:p>
          </table:table-cell>
          <table:table-cell office:value-type="float" office:value="0.0109613110884424" calcext:value-type="float">
            <text:p>0.010961311088442</text:p>
          </table:table-cell>
          <table:table-cell office:value-type="float" office:value="115.851549720764" calcext:value-type="float">
            <text:p>115.851549720764</text:p>
          </table:table-cell>
          <table:table-cell office:value-type="float" office:value="2.9729547596102" calcext:value-type="float">
            <text:p>2.9729547596102</text:p>
          </table:table-cell>
          <table:table-cell office:value-type="float" office:value="62.2035502910614" calcext:value-type="float">
            <text:p>62.2035502910614</text:p>
          </table:table-cell>
          <table:table-cell office:value-type="float" office:value="1.38104470127359" calcext:value-type="float">
            <text:p>1.38104470127359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26599" calcext:value-type="float">
            <text:p>0.26599</text:p>
          </table:table-cell>
          <table:table-cell office:value-type="float" office:value="0.00709623530863764" calcext:value-type="float">
            <text:p>0.007096235308638</text:p>
          </table:table-cell>
          <table:table-cell office:value-type="float" office:value="13.8792204904391" calcext:value-type="float">
            <text:p>13.8792204904391</text:p>
          </table:table-cell>
          <table:table-cell office:value-type="float" office:value="0.326258829566089" calcext:value-type="float">
            <text:p>0.326258829566089</text:p>
          </table:table-cell>
          <table:table-cell office:value-type="float" office:value="0.163496742222222" calcext:value-type="float">
            <text:p>0.163496742222222</text:p>
          </table:table-cell>
          <table:table-cell office:value-type="float" office:value="0.00630134287324551" calcext:value-type="float">
            <text:p>0.006301342873246</text:p>
          </table:table-cell>
          <table:table-cell office:value-type="float" office:value="0.161933843571429" calcext:value-type="float">
            <text:p>0.161933843571429</text:p>
          </table:table-cell>
          <table:table-cell office:value-type="float" office:value="0.0066309079628671" calcext:value-type="float">
            <text:p>0.006630907962867</text:p>
          </table:table-cell>
          <table:table-cell office:value-type="float" office:value="0.512091925481099" calcext:value-type="float">
            <text:p>0.512091925481099</text:p>
          </table:table-cell>
          <table:table-cell office:value-type="float" office:value="0.067781771257668" calcext:value-type="float">
            <text:p>0.067781771257668</text:p>
          </table:table-cell>
          <table:table-cell office:value-type="float" office:value="0.364922764122246" calcext:value-type="float">
            <text:p>0.364922764122246</text:p>
          </table:table-cell>
          <table:table-cell office:value-type="float" office:value="0.00526434715925831" calcext:value-type="float">
            <text:p>0.005264347159258</text:p>
          </table:table-cell>
          <table:table-cell office:value-type="float" office:value="0.338835253329052" calcext:value-type="float">
            <text:p>0.338835253329052</text:p>
          </table:table-cell>
          <table:table-cell office:value-type="float" office:value="0.00965512358232015" calcext:value-type="float">
            <text:p>0.00965512358232</text:p>
          </table:table-cell>
          <table:table-cell office:value-type="float" office:value="0.320076586008617" calcext:value-type="float">
            <text:p>0.320076586008617</text:p>
          </table:table-cell>
          <table:table-cell office:value-type="float" office:value="0.00664492343838518" calcext:value-type="float">
            <text:p>0.006644923438385</text:p>
          </table:table-cell>
          <table:table-cell office:value-type="float" office:value="0.42954198995469" calcext:value-type="float">
            <text:p>0.42954198995469</text:p>
          </table:table-cell>
          <table:table-cell office:value-type="float" office:value="0.00851086035036038" calcext:value-type="float">
            <text:p>0.00851086035036</text:p>
          </table:table-cell>
          <table:table-cell office:value-type="float" office:value="0.16355198995469" calcext:value-type="float">
            <text:p>0.16355198995469</text:p>
          </table:table-cell>
          <table:table-cell office:value-type="float" office:value="0.00621729742293384" calcext:value-type="float">
            <text:p>0.006217297422934</text:p>
          </table:table-cell>
          <table:table-cell office:value-type="float" office:value="113.577888560295" calcext:value-type="float">
            <text:p>113.577888560295</text:p>
          </table:table-cell>
          <table:table-cell office:value-type="float" office:value="4.04790463321559" calcext:value-type="float">
            <text:p>4.04790463321559</text:p>
          </table:table-cell>
          <table:table-cell office:value-type="float" office:value="61.9480558633804" calcext:value-type="float">
            <text:p>61.9480558633804</text:p>
          </table:table-cell>
          <table:table-cell office:value-type="float" office:value="1.40303420830492" calcext:value-type="float">
            <text:p>1.40303420830492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resnet152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0849248033393203" calcext:value-type="float">
            <text:p>0.008492480333932</text:p>
          </table:table-cell>
          <table:table-cell office:value-type="float" office:value="13.891345749998" calcext:value-type="float">
            <text:p>13.891345749998</text:p>
          </table:table-cell>
          <table:table-cell office:value-type="float" office:value="0.255121319874553" calcext:value-type="float">
            <text:p>0.255121319874553</text:p>
          </table:table-cell>
          <table:table-cell office:value-type="float" office:value="0.167543508585859" calcext:value-type="float">
            <text:p>0.167543508585859</text:p>
          </table:table-cell>
          <table:table-cell office:value-type="float" office:value="0.00644833741527649" calcext:value-type="float">
            <text:p>0.006448337415276</text:p>
          </table:table-cell>
          <table:table-cell office:value-type="float" office:value="0.165796259761905" calcext:value-type="float">
            <text:p>0.165796259761905</text:p>
          </table:table-cell>
          <table:table-cell office:value-type="float" office:value="0.00637288763599988" calcext:value-type="float">
            <text:p>0.006372887636</text:p>
          </table:table-cell>
          <table:table-cell office:value-type="float" office:value="0.574585689102284" calcext:value-type="float">
            <text:p>0.574585689102284</text:p>
          </table:table-cell>
          <table:table-cell office:value-type="float" office:value="0.148291242899975" calcext:value-type="float">
            <text:p>0.148291242899975</text:p>
          </table:table-cell>
          <table:table-cell office:value-type="float" office:value="0.363640757782936" calcext:value-type="float">
            <text:p>0.363640757782936</text:p>
          </table:table-cell>
          <table:table-cell office:value-type="float" office:value="0.00919876946712899" calcext:value-type="float">
            <text:p>0.009198769467129</text:p>
          </table:table-cell>
          <table:table-cell office:value-type="float" office:value="0.353649293023821" calcext:value-type="float">
            <text:p>0.353649293023821</text:p>
          </table:table-cell>
          <table:table-cell office:value-type="float" office:value="0.0104104528549153" calcext:value-type="float">
            <text:p>0.010410452854915</text:p>
          </table:table-cell>
          <table:table-cell office:value-type="float" office:value="0.31529085119857" calcext:value-type="float">
            <text:p>0.31529085119857</text:p>
          </table:table-cell>
          <table:table-cell office:value-type="float" office:value="0.0118753161170623" calcext:value-type="float">
            <text:p>0.011875316117062</text:p>
          </table:table-cell>
          <table:table-cell office:value-type="float" office:value="0.445562476614575" calcext:value-type="float">
            <text:p>0.445562476614575</text:p>
          </table:table-cell>
          <table:table-cell office:value-type="float" office:value="0.0100465691640232" calcext:value-type="float">
            <text:p>0.010046569164023</text:p>
          </table:table-cell>
          <table:table-cell office:value-type="float" office:value="0.167662476614575" calcext:value-type="float">
            <text:p>0.167662476614575</text:p>
          </table:table-cell>
          <table:table-cell office:value-type="float" office:value="0.00649938435207794" calcext:value-type="float">
            <text:p>0.006499384352078</text:p>
          </table:table-cell>
          <table:table-cell office:value-type="float" office:value="110.845035791397" calcext:value-type="float">
            <text:p>110.845035791397</text:p>
          </table:table-cell>
          <table:table-cell office:value-type="float" office:value="2.37362509875019" calcext:value-type="float">
            <text:p>2.37362509875019</text:p>
          </table:table-cell>
          <table:table-cell office:value-type="float" office:value="61.1815615177155" calcext:value-type="float">
            <text:p>61.1815615177155</text:p>
          </table:table-cell>
          <table:table-cell office:value-type="float" office:value="0.839042580315718" calcext:value-type="float">
            <text:p>0.839042580315718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12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24448" calcext:value-type="float">
            <text:p>0.24448</text:p>
          </table:table-cell>
          <table:table-cell office:value-type="float" office:value="0.00536569349354458" calcext:value-type="float">
            <text:p>0.005365693493545</text:p>
          </table:table-cell>
          <table:table-cell office:value-type="float" office:value="13.9114323825532" calcext:value-type="float">
            <text:p>13.9114323825532</text:p>
          </table:table-cell>
          <table:table-cell office:value-type="float" office:value="0.276049911255921" calcext:value-type="float">
            <text:p>0.276049911255921</text:p>
          </table:table-cell>
          <table:table-cell office:value-type="float" office:value="0.151193392525253" calcext:value-type="float">
            <text:p>0.151193392525253</text:p>
          </table:table-cell>
          <table:table-cell office:value-type="float" office:value="0.00990263370869879" calcext:value-type="float">
            <text:p>0.009902633708699</text:p>
          </table:table-cell>
          <table:table-cell office:value-type="float" office:value="0.149624117857143" calcext:value-type="float">
            <text:p>0.149624117857143</text:p>
          </table:table-cell>
          <table:table-cell office:value-type="float" office:value="0.00987522199775516" calcext:value-type="float">
            <text:p>0.009875221997755</text:p>
          </table:table-cell>
          <table:table-cell office:value-type="float" office:value="0.444806218062616" calcext:value-type="float">
            <text:p>0.444806218062616</text:p>
          </table:table-cell>
          <table:table-cell office:value-type="float" office:value="0.0317546827276302" calcext:value-type="float">
            <text:p>0.03175468272763</text:p>
          </table:table-cell>
          <table:table-cell office:value-type="float" office:value="0.32475263189765" calcext:value-type="float">
            <text:p>0.32475263189765</text:p>
          </table:table-cell>
          <table:table-cell office:value-type="float" office:value="0.00544928515194523" calcext:value-type="float">
            <text:p>0.005449285151945</text:p>
          </table:table-cell>
          <table:table-cell office:value-type="float" office:value="0.314998472843592" calcext:value-type="float">
            <text:p>0.314998472843592</text:p>
          </table:table-cell>
          <table:table-cell office:value-type="float" office:value="0.00958457831943329" calcext:value-type="float">
            <text:p>0.009584578319433</text:p>
          </table:table-cell>
          <table:table-cell office:value-type="float" office:value="0.354677566603217" calcext:value-type="float">
            <text:p>0.354677566603217</text:p>
          </table:table-cell>
          <table:table-cell office:value-type="float" office:value="0.0126372450310728" calcext:value-type="float">
            <text:p>0.012637245031073</text:p>
          </table:table-cell>
          <table:table-cell office:value-type="float" office:value="0.395784326223029" calcext:value-type="float">
            <text:p>0.395784326223029</text:p>
          </table:table-cell>
          <table:table-cell office:value-type="float" office:value="0.00888551480636133" calcext:value-type="float">
            <text:p>0.008885514806361</text:p>
          </table:table-cell>
          <table:table-cell office:value-type="float" office:value="0.151304326223029" calcext:value-type="float">
            <text:p>0.151304326223029</text:p>
          </table:table-cell>
          <table:table-cell office:value-type="float" office:value="0.00990272038864157" calcext:value-type="float">
            <text:p>0.009902720388642</text:p>
          </table:table-cell>
          <table:table-cell office:value-type="float" office:value="111.431086611748" calcext:value-type="float">
            <text:p>111.431086611748</text:p>
          </table:table-cell>
          <table:table-cell office:value-type="float" office:value="2.29632874120489" calcext:value-type="float">
            <text:p>2.29632874120489</text:p>
          </table:table-cell>
          <table:table-cell office:value-type="float" office:value="61.277879524231" calcext:value-type="float">
            <text:p>61.277879524231</text:p>
          </table:table-cell>
          <table:table-cell office:value-type="float" office:value="0.796938910765713" calcext:value-type="float">
            <text:p>0.796938910765713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ensenet201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25738" calcext:value-type="float">
            <text:p>0.25738</text:p>
          </table:table-cell>
          <table:table-cell office:value-type="float" office:value="0.00491591519680946" calcext:value-type="float">
            <text:p>0.004915915196809</text:p>
          </table:table-cell>
          <table:table-cell office:value-type="float" office:value="14.05263442546" calcext:value-type="float">
            <text:p>14.05263442546</text:p>
          </table:table-cell>
          <table:table-cell office:value-type="float" office:value="0.269650169759231" calcext:value-type="float">
            <text:p>0.269650169759231</text:p>
          </table:table-cell>
          <table:table-cell office:value-type="float" office:value="0.16141841030303" calcext:value-type="float">
            <text:p>0.16141841030303</text:p>
          </table:table-cell>
          <table:table-cell office:value-type="float" office:value="0.0115991057324832" calcext:value-type="float">
            <text:p>0.011599105732483</text:p>
          </table:table-cell>
          <table:table-cell office:value-type="float" office:value="0.159730774761905" calcext:value-type="float">
            <text:p>0.159730774761905</text:p>
          </table:table-cell>
          <table:table-cell office:value-type="float" office:value="0.0113486678586851" calcext:value-type="float">
            <text:p>0.011348667858685</text:p>
          </table:table-cell>
          <table:table-cell office:value-type="float" office:value="0.565845956403495" calcext:value-type="float">
            <text:p>0.565845956403495</text:p>
          </table:table-cell>
          <table:table-cell office:value-type="float" office:value="0.0624398496146862" calcext:value-type="float">
            <text:p>0.062439849614686</text:p>
          </table:table-cell>
          <table:table-cell office:value-type="float" office:value="0.353506983987002" calcext:value-type="float">
            <text:p>0.353506983987002</text:p>
          </table:table-cell>
          <table:table-cell office:value-type="float" office:value="0.0191901807539275" calcext:value-type="float">
            <text:p>0.019190180753928</text:p>
          </table:table-cell>
          <table:table-cell office:value-type="float" office:value="0.332366900564035" calcext:value-type="float">
            <text:p>0.332366900564035</text:p>
          </table:table-cell>
          <table:table-cell office:value-type="float" office:value="0.0118186470117892" calcext:value-type="float">
            <text:p>0.011818647011789</text:p>
          </table:table-cell>
          <table:table-cell office:value-type="float" office:value="0.331411343019134" calcext:value-type="float">
            <text:p>0.331411343019134</text:p>
          </table:table-cell>
          <table:table-cell office:value-type="float" office:value="0.0113489491507473" calcext:value-type="float">
            <text:p>0.011348949150747</text:p>
          </table:table-cell>
          <table:table-cell office:value-type="float" office:value="0.418913764062681" calcext:value-type="float">
            <text:p>0.418913764062681</text:p>
          </table:table-cell>
          <table:table-cell office:value-type="float" office:value="0.00945983097998785" calcext:value-type="float">
            <text:p>0.009459830979988</text:p>
          </table:table-cell>
          <table:table-cell office:value-type="float" office:value="0.161533764062681" calcext:value-type="float">
            <text:p>0.161533764062681</text:p>
          </table:table-cell>
          <table:table-cell office:value-type="float" office:value="0.0115923863228172" calcext:value-type="float">
            <text:p>0.011592386322817</text:p>
          </table:table-cell>
          <table:table-cell office:value-type="float" office:value="111.478489494324" calcext:value-type="float">
            <text:p>111.478489494324</text:p>
          </table:table-cell>
          <table:table-cell office:value-type="float" office:value="1.02063536402077" calcext:value-type="float">
            <text:p>1.02063536402077</text:p>
          </table:table-cell>
          <table:table-cell office:value-type="float" office:value="60.8716110229492" calcext:value-type="float">
            <text:p>60.8716110229492</text:p>
          </table:table-cell>
          <table:table-cell office:value-type="float" office:value="0.464144314720295" calcext:value-type="float">
            <text:p>0.464144314720295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inceptionv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25754" calcext:value-type="float">
            <text:p>0.25754</text:p>
          </table:table-cell>
          <table:table-cell office:value-type="float" office:value="0.0056431275804193" calcext:value-type="float">
            <text:p>0.005643127580419</text:p>
          </table:table-cell>
          <table:table-cell office:value-type="float" office:value="14.0380815626671" calcext:value-type="float">
            <text:p>14.0380815626671</text:p>
          </table:table-cell>
          <table:table-cell office:value-type="float" office:value="0.401603703587367" calcext:value-type="float">
            <text:p>0.401603703587367</text:p>
          </table:table-cell>
          <table:table-cell office:value-type="float" office:value="0.159341387272727" calcext:value-type="float">
            <text:p>0.159341387272727</text:p>
          </table:table-cell>
          <table:table-cell office:value-type="float" office:value="0.0155302949649143" calcext:value-type="float">
            <text:p>0.015530294964914</text:p>
          </table:table-cell>
          <table:table-cell office:value-type="float" office:value="0.158172940714286" calcext:value-type="float">
            <text:p>0.158172940714286</text:p>
          </table:table-cell>
          <table:table-cell office:value-type="float" office:value="0.0151359935619116" calcext:value-type="float">
            <text:p>0.015135993561912</text:p>
          </table:table-cell>
          <table:table-cell office:value-type="float" office:value="0.516765506560345" calcext:value-type="float">
            <text:p>0.516765506560345</text:p>
          </table:table-cell>
          <table:table-cell office:value-type="float" office:value="0.114388791088538" calcext:value-type="float">
            <text:p>0.114388791088538</text:p>
          </table:table-cell>
          <table:table-cell office:value-type="float" office:value="0.301957292597723" calcext:value-type="float">
            <text:p>0.301957292597723</text:p>
          </table:table-cell>
          <table:table-cell office:value-type="float" office:value="0.0231889244858896" calcext:value-type="float">
            <text:p>0.02318892448589</text:p>
          </table:table-cell>
          <table:table-cell office:value-type="float" office:value="0.345172396661613" calcext:value-type="float">
            <text:p>0.345172396661613</text:p>
          </table:table-cell>
          <table:table-cell office:value-type="float" office:value="0.0139636199479044" calcext:value-type="float">
            <text:p>0.013963619947905</text:p>
          </table:table-cell>
          <table:table-cell office:value-type="float" office:value="0.376320990403083" calcext:value-type="float">
            <text:p>0.376320990403083</text:p>
          </table:table-cell>
          <table:table-cell office:value-type="float" office:value="0.0203449036164988" calcext:value-type="float">
            <text:p>0.020344903616499</text:p>
          </table:table-cell>
          <table:table-cell office:value-type="float" office:value="0.416938865934001" calcext:value-type="float">
            <text:p>0.416938865934001</text:p>
          </table:table-cell>
          <table:table-cell office:value-type="float" office:value="0.0139892604494052" calcext:value-type="float">
            <text:p>0.013989260449405</text:p>
          </table:table-cell>
          <table:table-cell office:value-type="float" office:value="0.159398865934001" calcext:value-type="float">
            <text:p>0.159398865934001</text:p>
          </table:table-cell>
          <table:table-cell office:value-type="float" office:value="0.015552967137643" calcext:value-type="float">
            <text:p>0.015552967137643</text:p>
          </table:table-cell>
          <table:table-cell office:value-type="float" office:value="111.115561366081" calcext:value-type="float">
            <text:p>111.115561366081</text:p>
          </table:table-cell>
          <table:table-cell office:value-type="float" office:value="1.41075071880433" calcext:value-type="float">
            <text:p>1.41075071880433</text:p>
          </table:table-cell>
          <table:table-cell office:value-type="float" office:value="60.9314301013947" calcext:value-type="float">
            <text:p>60.9314301013947</text:p>
          </table:table-cell>
          <table:table-cell office:value-type="float" office:value="1.08608359297281" calcext:value-type="float">
            <text:p>1.08608359297281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50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31361" calcext:value-type="float">
            <text:p>0.31361</text:p>
          </table:table-cell>
          <table:table-cell office:value-type="float" office:value="0.010246023618946" calcext:value-type="float">
            <text:p>0.010246023618946</text:p>
          </table:table-cell>
          <table:table-cell office:value-type="float" office:value="13.8885369298737" calcext:value-type="float">
            <text:p>13.8885369298737</text:p>
          </table:table-cell>
          <table:table-cell office:value-type="float" office:value="0.372475809544608" calcext:value-type="float">
            <text:p>0.372475809544608</text:p>
          </table:table-cell>
          <table:table-cell office:value-type="float" office:value="0.198991252929293" calcext:value-type="float">
            <text:p>0.198991252929293</text:p>
          </table:table-cell>
          <table:table-cell office:value-type="float" office:value="0.0176267437423461" calcext:value-type="float">
            <text:p>0.017626743742346</text:p>
          </table:table-cell>
          <table:table-cell office:value-type="float" office:value="0.196501690714286" calcext:value-type="float">
            <text:p>0.196501690714286</text:p>
          </table:table-cell>
          <table:table-cell office:value-type="float" office:value="0.0173166933926704" calcext:value-type="float">
            <text:p>0.01731669339267</text:p>
          </table:table-cell>
          <table:table-cell office:value-type="float" office:value="0.703815177449173" calcext:value-type="float">
            <text:p>0.703815177449173</text:p>
          </table:table-cell>
          <table:table-cell office:value-type="float" office:value="0.144699692470092" calcext:value-type="float">
            <text:p>0.144699692470092</text:p>
          </table:table-cell>
          <table:table-cell office:value-type="float" office:value="0.431826118913613" calcext:value-type="float">
            <text:p>0.431826118913613</text:p>
          </table:table-cell>
          <table:table-cell office:value-type="float" office:value="0.02701480526978" calcext:value-type="float">
            <text:p>0.02701480526978</text:p>
          </table:table-cell>
          <table:table-cell office:value-type="float" office:value="0.39564749068235" calcext:value-type="float">
            <text:p>0.39564749068235</text:p>
          </table:table-cell>
          <table:table-cell office:value-type="float" office:value="0.0224746959263095" calcext:value-type="float">
            <text:p>0.02247469592631</text:p>
          </table:table-cell>
          <table:table-cell office:value-type="float" office:value="0.231519503835454" calcext:value-type="float">
            <text:p>0.231519503835454</text:p>
          </table:table-cell>
          <table:table-cell office:value-type="float" office:value="0.00904084646828388" calcext:value-type="float">
            <text:p>0.009040846468284</text:p>
          </table:table-cell>
          <table:table-cell office:value-type="float" office:value="0.512595616730299" calcext:value-type="float">
            <text:p>0.512595616730299</text:p>
          </table:table-cell>
          <table:table-cell office:value-type="float" office:value="0.015941289507844" calcext:value-type="float">
            <text:p>0.015941289507844</text:p>
          </table:table-cell>
          <table:table-cell office:value-type="float" office:value="0.198985616730299" calcext:value-type="float">
            <text:p>0.198985616730299</text:p>
          </table:table-cell>
          <table:table-cell office:value-type="float" office:value="0.0175557668307644" calcext:value-type="float">
            <text:p>0.017555766830765</text:p>
          </table:table-cell>
          <table:table-cell office:value-type="float" office:value="111.570724487305" calcext:value-type="float">
            <text:p>111.570724487305</text:p>
          </table:table-cell>
          <table:table-cell office:value-type="float" office:value="2.33976088159115" calcext:value-type="float">
            <text:p>2.33976088159115</text:p>
          </table:table-cell>
          <table:table-cell office:value-type="float" office:value="60.8602252006531" calcext:value-type="float">
            <text:p>60.8602252006531</text:p>
          </table:table-cell>
          <table:table-cell office:value-type="float" office:value="0.785737118918364" calcext:value-type="float">
            <text:p>0.785737118918364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_resnext101_32x4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24798" calcext:value-type="float">
            <text:p>0.24798</text:p>
          </table:table-cell>
          <table:table-cell office:value-type="float" office:value="0.0057609412811141" calcext:value-type="float">
            <text:p>0.005760941281114</text:p>
          </table:table-cell>
          <table:table-cell office:value-type="float" office:value="13.9343410603786" calcext:value-type="float">
            <text:p>13.9343410603786</text:p>
          </table:table-cell>
          <table:table-cell office:value-type="float" office:value="0.425689839515308" calcext:value-type="float">
            <text:p>0.425689839515308</text:p>
          </table:table-cell>
          <table:table-cell office:value-type="float" office:value="0.149593815353535" calcext:value-type="float">
            <text:p>0.149593815353535</text:p>
          </table:table-cell>
          <table:table-cell office:value-type="float" office:value="0.0105835432530674" calcext:value-type="float">
            <text:p>0.010583543253068</text:p>
          </table:table-cell>
          <table:table-cell office:value-type="float" office:value="0.148951751666667" calcext:value-type="float">
            <text:p>0.148951751666667</text:p>
          </table:table-cell>
          <table:table-cell office:value-type="float" office:value="0.010494647563909" calcext:value-type="float">
            <text:p>0.010494647563909</text:p>
          </table:table-cell>
          <table:table-cell office:value-type="float" office:value="0.429039025892344" calcext:value-type="float">
            <text:p>0.429039025892344</text:p>
          </table:table-cell>
          <table:table-cell office:value-type="float" office:value="0.0412106397289526" calcext:value-type="float">
            <text:p>0.041210639728953</text:p>
          </table:table-cell>
          <table:table-cell office:value-type="float" office:value="0.280139843753541" calcext:value-type="float">
            <text:p>0.280139843753541</text:p>
          </table:table-cell>
          <table:table-cell office:value-type="float" office:value="0.0144471420919562" calcext:value-type="float">
            <text:p>0.014447142091956</text:p>
          </table:table-cell>
          <table:table-cell office:value-type="float" office:value="0.331719185701078" calcext:value-type="float">
            <text:p>0.331719185701078</text:p>
          </table:table-cell>
          <table:table-cell office:value-type="float" office:value="0.0104025911924519" calcext:value-type="float">
            <text:p>0.010402591192452</text:p>
          </table:table-cell>
          <table:table-cell office:value-type="float" office:value="0.402939321542379" calcext:value-type="float">
            <text:p>0.402939321542379</text:p>
          </table:table-cell>
          <table:table-cell office:value-type="float" office:value="0.0139366600252318" calcext:value-type="float">
            <text:p>0.013936660025232</text:p>
          </table:table-cell>
          <table:table-cell office:value-type="float" office:value="0.397547860920814" calcext:value-type="float">
            <text:p>0.397547860920814</text:p>
          </table:table-cell>
          <table:table-cell office:value-type="float" office:value="0.0113567049825353" calcext:value-type="float">
            <text:p>0.011356704982535</text:p>
          </table:table-cell>
          <table:table-cell office:value-type="float" office:value="0.149567860920814" calcext:value-type="float">
            <text:p>0.149567860920814</text:p>
          </table:table-cell>
          <table:table-cell office:value-type="float" office:value="0.0105252123239717" calcext:value-type="float">
            <text:p>0.010525212323972</text:p>
          </table:table-cell>
          <table:table-cell office:value-type="float" office:value="111.881649065018" calcext:value-type="float">
            <text:p>111.881649065018</text:p>
          </table:table-cell>
          <table:table-cell office:value-type="float" office:value="2.48159308210064" calcext:value-type="float">
            <text:p>2.48159308210064</text:p>
          </table:table-cell>
          <table:table-cell office:value-type="float" office:value="61.3376851320267" calcext:value-type="float">
            <text:p>61.3376851320267</text:p>
          </table:table-cell>
          <table:table-cell office:value-type="float" office:value="1.09235789404124" calcext:value-type="float">
            <text:p>1.09235789404124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olynet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32324" calcext:value-type="float">
            <text:p>0.32324</text:p>
          </table:table-cell>
          <table:table-cell office:value-type="float" office:value="0.00961182142526124" calcext:value-type="float">
            <text:p>0.009611821425261</text:p>
          </table:table-cell>
          <table:table-cell office:value-type="float" office:value="13.8074376925615" calcext:value-type="float">
            <text:p>13.8074376925615</text:p>
          </table:table-cell>
          <table:table-cell office:value-type="float" office:value="0.416317816815797" calcext:value-type="float">
            <text:p>0.416317816815797</text:p>
          </table:table-cell>
          <table:table-cell office:value-type="float" office:value="0.178653487878788" calcext:value-type="float">
            <text:p>0.178653487878788</text:p>
          </table:table-cell>
          <table:table-cell office:value-type="float" office:value="0.0150808203011456" calcext:value-type="float">
            <text:p>0.015080820301146</text:p>
          </table:table-cell>
          <table:table-cell office:value-type="float" office:value="0.175986033095238" calcext:value-type="float">
            <text:p>0.175986033095238</text:p>
          </table:table-cell>
          <table:table-cell office:value-type="float" office:value="0.0149029498369422" calcext:value-type="float">
            <text:p>0.014902949836942</text:p>
          </table:table-cell>
          <table:table-cell office:value-type="float" office:value="0.528637401928115" calcext:value-type="float">
            <text:p>0.528637401928115</text:p>
          </table:table-cell>
          <table:table-cell office:value-type="float" office:value="0.0993894856120881" calcext:value-type="float">
            <text:p>0.099389485612088</text:p>
          </table:table-cell>
          <table:table-cell office:value-type="float" office:value="0.406037678016536" calcext:value-type="float">
            <text:p>0.406037678016536</text:p>
          </table:table-cell>
          <table:table-cell office:value-type="float" office:value="0.0255010606460997" calcext:value-type="float">
            <text:p>0.0255010606461</text:p>
          </table:table-cell>
          <table:table-cell office:value-type="float" office:value="0.383879704800643" calcext:value-type="float">
            <text:p>0.383879704800643</text:p>
          </table:table-cell>
          <table:table-cell office:value-type="float" office:value="0.0180839805686402" calcext:value-type="float">
            <text:p>0.01808398056864</text:p>
          </table:table-cell>
          <table:table-cell office:value-type="float" office:value="0.250548917268646" calcext:value-type="float">
            <text:p>0.250548917268646</text:p>
          </table:table-cell>
          <table:table-cell office:value-type="float" office:value="0.0163555934692448" calcext:value-type="float">
            <text:p>0.016355593469245</text:p>
          </table:table-cell>
          <table:table-cell office:value-type="float" office:value="0.501980263064629" calcext:value-type="float">
            <text:p>0.501980263064629</text:p>
          </table:table-cell>
          <table:table-cell office:value-type="float" office:value="0.0176625500147274" calcext:value-type="float">
            <text:p>0.017662550014727</text:p>
          </table:table-cell>
          <table:table-cell office:value-type="float" office:value="0.178740263064629" calcext:value-type="float">
            <text:p>0.178740263064629</text:p>
          </table:table-cell>
          <table:table-cell office:value-type="float" office:value="0.015222200939873" calcext:value-type="float">
            <text:p>0.015222200939873</text:p>
          </table:table-cell>
          <table:table-cell office:value-type="float" office:value="115.338012671471" calcext:value-type="float">
            <text:p>115.338012671471</text:p>
          </table:table-cell>
          <table:table-cell office:value-type="float" office:value="2.65494904968329" calcext:value-type="float">
            <text:p>2.65494904968329</text:p>
          </table:table-cell>
          <table:table-cell office:value-type="float" office:value="61.4013038158417" calcext:value-type="float">
            <text:p>61.4013038158417</text:p>
          </table:table-cell>
          <table:table-cell office:value-type="float" office:value="1.02573918369925" calcext:value-type="float">
            <text:p>1.02573918369925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senet154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19429" calcext:value-type="float">
            <text:p>0.19429</text:p>
          </table:table-cell>
          <table:table-cell office:value-type="float" office:value="0.00546919656906854" calcext:value-type="float">
            <text:p>0.005469196569069</text:p>
          </table:table-cell>
          <table:table-cell office:value-type="float" office:value="14.0643502131029" calcext:value-type="float">
            <text:p>14.0643502131029</text:p>
          </table:table-cell>
          <table:table-cell office:value-type="float" office:value="0.385009370617943" calcext:value-type="float">
            <text:p>0.385009370617943</text:p>
          </table:table-cell>
          <table:table-cell office:value-type="float" office:value="0.150241791717172" calcext:value-type="float">
            <text:p>0.150241791717172</text:p>
          </table:table-cell>
          <table:table-cell office:value-type="float" office:value="0.0126738221759056" calcext:value-type="float">
            <text:p>0.012673822175906</text:p>
          </table:table-cell>
          <table:table-cell office:value-type="float" office:value="0.150012866904762" calcext:value-type="float">
            <text:p>0.150012866904762</text:p>
          </table:table-cell>
          <table:table-cell office:value-type="float" office:value="0.0127334033941582" calcext:value-type="float">
            <text:p>0.012733403394158</text:p>
          </table:table-cell>
          <table:table-cell office:value-type="float" office:value="0.765247041847042" calcext:value-type="float">
            <text:p>0.765247041847042</text:p>
          </table:table-cell>
          <table:table-cell office:value-type="float" office:value="0.145485633416173" calcext:value-type="float">
            <text:p>0.145485633416173</text:p>
          </table:table-cell>
          <table:table-cell office:value-type="float" office:value="0.156331551639033" calcext:value-type="float">
            <text:p>0.156331551639033</text:p>
          </table:table-cell>
          <table:table-cell office:value-type="float" office:value="0.00894390627177245" calcext:value-type="float">
            <text:p>0.008943906271772</text:p>
          </table:table-cell>
          <table:table-cell office:value-type="float" office:value="0.319560795472653" calcext:value-type="float">
            <text:p>0.319560795472653</text:p>
          </table:table-cell>
          <table:table-cell office:value-type="float" office:value="0.0125763194819401" calcext:value-type="float">
            <text:p>0.01257631948194</text:p>
          </table:table-cell>
          <table:table-cell office:value-type="float" office:value="0.55183410356276" calcext:value-type="float">
            <text:p>0.55183410356276</text:p>
          </table:table-cell>
          <table:table-cell office:value-type="float" office:value="0.0167754676040627" calcext:value-type="float">
            <text:p>0.016775467604063</text:p>
          </table:table-cell>
          <table:table-cell office:value-type="float" office:value="0.344537111864736" calcext:value-type="float">
            <text:p>0.344537111864736</text:p>
          </table:table-cell>
          <table:table-cell office:value-type="float" office:value="0.0132273049889092" calcext:value-type="float">
            <text:p>0.013227304988909</text:p>
          </table:table-cell>
          <table:table-cell office:value-type="float" office:value="0.150247111864736" calcext:value-type="float">
            <text:p>0.150247111864736</text:p>
          </table:table-cell>
          <table:table-cell office:value-type="float" office:value="0.0126954698410828" calcext:value-type="float">
            <text:p>0.012695469841083</text:p>
          </table:table-cell>
          <table:table-cell office:value-type="float" office:value="115.156274747849" calcext:value-type="float">
            <text:p>115.156274747849</text:p>
          </table:table-cell>
          <table:table-cell office:value-type="float" office:value="2.60580920924675" calcext:value-type="float">
            <text:p>2.60580920924675</text:p>
          </table:table-cell>
          <table:table-cell office:value-type="float" office:value="60.8051711559296" calcext:value-type="float">
            <text:p>60.8051711559296</text:p>
          </table:table-cell>
          <table:table-cell office:value-type="float" office:value="1.12195472880272" calcext:value-type="float">
            <text:p>1.12195472880272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pnasnet5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19514" calcext:value-type="float">
            <text:p>0.19514</text:p>
          </table:table-cell>
          <table:table-cell office:value-type="float" office:value="0.00845881525720685" calcext:value-type="float">
            <text:p>0.008458815257207</text:p>
          </table:table-cell>
          <table:table-cell office:value-type="float" office:value="14.1367805556329" calcext:value-type="float">
            <text:p>14.1367805556329</text:p>
          </table:table-cell>
          <table:table-cell office:value-type="float" office:value="0.444791702953297" calcext:value-type="float">
            <text:p>0.444791702953297</text:p>
          </table:table-cell>
          <table:table-cell office:value-type="float" office:value="0.135506994444444" calcext:value-type="float">
            <text:p>0.135506994444444</text:p>
          </table:table-cell>
          <table:table-cell office:value-type="float" office:value="0.0101376616214784" calcext:value-type="float">
            <text:p>0.010137661621479</text:p>
          </table:table-cell>
          <table:table-cell office:value-type="float" office:value="0.134956770714286" calcext:value-type="float">
            <text:p>0.134956770714286</text:p>
          </table:table-cell>
          <table:table-cell office:value-type="float" office:value="0.010266115899344" calcext:value-type="float">
            <text:p>0.010266115899344</text:p>
          </table:table-cell>
          <table:table-cell office:value-type="float" office:value="0.614305874826927" calcext:value-type="float">
            <text:p>0.614305874826927</text:p>
          </table:table-cell>
          <table:table-cell office:value-type="float" office:value="0.0716539154757731" calcext:value-type="float">
            <text:p>0.071653915475773</text:p>
          </table:table-cell>
          <table:table-cell office:value-type="float" office:value="0.189743560502649" calcext:value-type="float">
            <text:p>0.189743560502649</text:p>
          </table:table-cell>
          <table:table-cell office:value-type="float" office:value="0.0042491170296566" calcext:value-type="float">
            <text:p>0.004249117029657</text:p>
          </table:table-cell>
          <table:table-cell office:value-type="float" office:value="0.292647036205433" calcext:value-type="float">
            <text:p>0.292647036205433</text:p>
          </table:table-cell>
          <table:table-cell office:value-type="float" office:value="0.0112496517245696" calcext:value-type="float">
            <text:p>0.01124965172457</text:p>
          </table:table-cell>
          <table:table-cell office:value-type="float" office:value="0.512705538151063" calcext:value-type="float">
            <text:p>0.512705538151063</text:p>
          </table:table-cell>
          <table:table-cell office:value-type="float" office:value="0.00408614231553037" calcext:value-type="float">
            <text:p>0.00408614231553</text:p>
          </table:table-cell>
          <table:table-cell office:value-type="float" office:value="0.33061772592378" calcext:value-type="float">
            <text:p>0.33061772592378</text:p>
          </table:table-cell>
          <table:table-cell office:value-type="float" office:value="0.00985955031310063" calcext:value-type="float">
            <text:p>0.009859550313101</text:p>
          </table:table-cell>
          <table:table-cell office:value-type="float" office:value="0.13547772592378" calcext:value-type="float">
            <text:p>0.13547772592378</text:p>
          </table:table-cell>
          <table:table-cell office:value-type="float" office:value="0.010149236007898" calcext:value-type="float">
            <text:p>0.010149236007898</text:p>
          </table:table-cell>
          <table:table-cell office:value-type="float" office:value="117.173975872993" calcext:value-type="float">
            <text:p>117.173975872993</text:p>
          </table:table-cell>
          <table:table-cell office:value-type="float" office:value="2.8990378458866" calcext:value-type="float">
            <text:p>2.8990378458866</text:p>
          </table:table-cell>
          <table:table-cell office:value-type="float" office:value="60.9645212888718" calcext:value-type="float">
            <text:p>60.9645212888718</text:p>
          </table:table-cell>
          <table:table-cell office:value-type="float" office:value="1.31295571424106" calcext:value-type="float">
            <text:p>1.31295571424106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asnetalar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alse</text:p>
          </table:table-cell>
          <table:table-cell office:value-type="float" office:value="0.20091" calcext:value-type="float">
            <text:p>0.20091</text:p>
          </table:table-cell>
          <table:table-cell office:value-type="float" office:value="0.0103433768395261" calcext:value-type="float">
            <text:p>0.010343376839526</text:p>
          </table:table-cell>
          <table:table-cell office:value-type="float" office:value="14.0647745907927" calcext:value-type="float">
            <text:p>14.0647745907927</text:p>
          </table:table-cell>
          <table:table-cell office:value-type="float" office:value="0.30944325808883" calcext:value-type="float">
            <text:p>0.30944325808883</text:p>
          </table:table-cell>
          <table:table-cell office:value-type="float" office:value="0.126832840707071" calcext:value-type="float">
            <text:p>0.126832840707071</text:p>
          </table:table-cell>
          <table:table-cell office:value-type="float" office:value="0.00973434671214879" calcext:value-type="float">
            <text:p>0.009734346712149</text:p>
          </table:table-cell>
          <table:table-cell office:value-type="float" office:value="0.126682123809524" calcext:value-type="float">
            <text:p>0.126682123809524</text:p>
          </table:table-cell>
          <table:table-cell office:value-type="float" office:value="0.00966535685378144" calcext:value-type="float">
            <text:p>0.009665356853781</text:p>
          </table:table-cell>
          <table:table-cell office:value-type="float" office:value="0.536543452464051" calcext:value-type="float">
            <text:p>0.536543452464051</text:p>
          </table:table-cell>
          <table:table-cell office:value-type="float" office:value="0.0619049575340814" calcext:value-type="float">
            <text:p>0.061904957534081</text:p>
          </table:table-cell>
          <table:table-cell office:value-type="float" office:value="0.173281124476472" calcext:value-type="float">
            <text:p>0.173281124476472</text:p>
          </table:table-cell>
          <table:table-cell office:value-type="float" office:value="0.00598066879501131" calcext:value-type="float">
            <text:p>0.005980668795011</text:p>
          </table:table-cell>
          <table:table-cell office:value-type="float" office:value="0.29248586830838" calcext:value-type="float">
            <text:p>0.29248586830838</text:p>
          </table:table-cell>
          <table:table-cell office:value-type="float" office:value="0.00775690067257184" calcext:value-type="float">
            <text:p>0.007756900672572</text:p>
          </table:table-cell>
          <table:table-cell office:value-type="float" office:value="0.531888561134925" calcext:value-type="float">
            <text:p>0.531888561134925</text:p>
          </table:table-cell>
          <table:table-cell office:value-type="float" office:value="0.00581410660174006" calcext:value-type="float">
            <text:p>0.00581410660174</text:p>
          </table:table-cell>
          <table:table-cell office:value-type="float" office:value="0.32774595515308" calcext:value-type="float">
            <text:p>0.32774595515308</text:p>
          </table:table-cell>
          <table:table-cell office:value-type="float" office:value="0.00735644796354567" calcext:value-type="float">
            <text:p>0.007356447963546</text:p>
          </table:table-cell>
          <table:table-cell office:value-type="float" office:value="0.12683595515308" calcext:value-type="float">
            <text:p>0.12683595515308</text:p>
          </table:table-cell>
          <table:table-cell office:value-type="float" office:value="0.00972719842156105" calcext:value-type="float">
            <text:p>0.009727198421561</text:p>
          </table:table-cell>
          <table:table-cell office:value-type="float" office:value="114.848931598663" calcext:value-type="float">
            <text:p>114.848931598663</text:p>
          </table:table-cell>
          <table:table-cell office:value-type="float" office:value="2.66581265639198" calcext:value-type="float">
            <text:p>2.66581265639198</text:p>
          </table:table-cell>
          <table:table-cell office:value-type="float" office:value="60.9186990737915" calcext:value-type="float">
            <text:p>60.9186990737915</text:p>
          </table:table-cell>
          <table:table-cell office:value-type="float" office:value="0.800810117484159" calcext:value-type="float">
            <text:p>0.800810117484159</text:p>
          </table:table-cell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24"/>
        </table:table-row>
        <table:table-row table:style-name="ro1">
          <table:table-cell table:number-columns-repeated="7"/>
          <table:table-cell table:style-name="Default"/>
          <table:table-cell table:number-columns-repeated="20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Platt</text:p>
          </table:table-cell>
          <table:table-cell table:formula="of:=AVERAGE([.AC54:.AC66])" office:value-type="float" office:value="8.36505602323092" calcext:value-type="float">
            <text:p>8.36505602323092</text:p>
          </table:table-cell>
          <table:table-cell/>
          <table:table-cell table:formula="of:=AVERAGE([.AE54:.AE66])" office:value-type="float" office:value="3.09111143992497" calcext:value-type="float">
            <text:p>3.09111143992497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Isotonic</text:p>
          </table:table-cell>
          <table:table-cell table:formula="of:=AVERAGE([.AC28:.AC40])" office:value-type="float" office:value="8.30045269452608" calcext:value-type="float">
            <text:p>8.30045269452608</text:p>
          </table:table-cell>
          <table:table-cell/>
          <table:table-cell table:formula="of:=AVERAGE([.AE28:.AE40])" office:value-type="float" office:value="0.943555804399344" calcext:value-type="float">
            <text:p>0.943555804399344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eta</text:p>
          </table:table-cell>
          <table:table-cell table:formula="of:=AVERAGE([.AC41:.AC53])" office:value-type="float" office:value="12.782164140848" calcext:value-type="float">
            <text:p>12.782164140848</text:p>
          </table:table-cell>
          <table:table-cell/>
          <table:table-cell table:formula="of:=AVERAGE([.AE41:.AE53])" office:value-type="float" office:value="2.22905505987314" calcext:value-type="float">
            <text:p>2.22905505987314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BQ</text:p>
          </table:table-cell>
          <table:table-cell table:formula="of:=AVERAGE([.AC67:.AC79])" office:value-type="float" office:value="113.610818177003" calcext:value-type="float">
            <text:p>113.610818177003</text:p>
          </table:table-cell>
          <table:table-cell/>
          <table:table-cell table:formula="of:=AVERAGE([.AE67:.AE79])" office:value-type="float" office:value="61.3059663754243" calcext:value-type="float">
            <text:p>61.30596637542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17:56:31.247788107</dc:date>
    <meta:editing-duration>PT5M5S</meta:editing-duration>
    <meta:editing-cycles>1</meta:editing-cycles>
    <meta:document-statistic meta:table-count="1" meta:cell-count="2542" meta:object-count="0"/>
    <meta:generator>LibreOffice/6.0.7.3$Linux_X86_64 LibreOffice_project/00m0$Build-3</meta:generator>
  </office:meta>
</office:document-meta>
</file>